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1248in" svg:y="43.7618in">
            <draw:object draw:notify-on-update-of-ranges="Sheet1.I5:Sheet1.I2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9976in" svg:y="37.35in">
            <draw:object draw:notify-on-update-of-ranges="Sheet1.K5:Sheet1.K2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grees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Sine 255</text:p>
          </table:table-cell>
          <table:table-cell office:value-type="string" calcext:value-type="string">
            <text:p>Cosine 2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5]/[.$C$3]*90" office:value-type="float" office:value="0.352941176470588" calcext:value-type="float">
            <text:p>0.352941176470588</text:p>
          </table:table-cell>
          <table:table-cell table:formula="of:=RADIANS([.E5])" office:value-type="float" office:value="0.0061599855952741" calcext:value-type="float">
            <text:p>0.0061599855952741</text:p>
          </table:table-cell>
          <table:table-cell table:formula="of:=SIN([.$F5])" office:value-type="float" office:value="0.00615994663813865" calcext:value-type="float">
            <text:p>0.00615994663813865</text:p>
          </table:table-cell>
          <table:table-cell table:formula="of:=COS([.$F5])" office:value-type="float" office:value="0.999981027348727" calcext:value-type="float">
            <text:p>0.999981027348727</text:p>
          </table:table-cell>
          <table:table-cell table:formula="of:=[.G5]*255" office:value-type="float" office:value="1.57078639272536" calcext:value-type="float">
            <text:p>1.57078639272536</text:p>
          </table:table-cell>
          <table:table-cell table:formula="of:=[.H5]*255" office:value-type="float" office:value="254.995161973925" calcext:value-type="float">
            <text:p>254.995161973925</text:p>
          </table:table-cell>
          <table:table-cell table:formula="of:=ROUND([.I5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]+1" office:value-type="float" office:value="2" calcext:value-type="float">
            <text:p>2</text:p>
          </table:table-cell>
          <table:table-cell table:formula="of:=[.D6]/[.$C$3]*90" office:value-type="float" office:value="0.705882352941176" calcext:value-type="float">
            <text:p>0.705882352941176</text:p>
          </table:table-cell>
          <table:table-cell table:formula="of:=RADIANS([.E6])" office:value-type="float" office:value="0.0123199711905482" calcext:value-type="float">
            <text:p>0.0123199711905482</text:p>
          </table:table-cell>
          <table:table-cell table:formula="of:=SIN([.$F6])" office:value-type="float" office:value="0.0123196595352384" calcext:value-type="float">
            <text:p>0.0123196595352384</text:p>
          </table:table-cell>
          <table:table-cell table:formula="of:=COS([.$F6])" office:value-type="float" office:value="0.999924110114831" calcext:value-type="float">
            <text:p>0.999924110114831</text:p>
          </table:table-cell>
          <table:table-cell table:formula="of:=[.G6]*255" office:value-type="float" office:value="3.1415131814858" calcext:value-type="float">
            <text:p>3.1415131814858</text:p>
          </table:table-cell>
          <table:table-cell table:formula="of:=[.H6]*255" office:value-type="float" office:value="254.980648079282" calcext:value-type="float">
            <text:p>254.980648079282</text:p>
          </table:table-cell>
          <table:table-cell table:formula="of:=ROUND([.I6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]+1" office:value-type="float" office:value="3" calcext:value-type="float">
            <text:p>3</text:p>
          </table:table-cell>
          <table:table-cell table:formula="of:=[.D7]/[.$C$3]*90" office:value-type="float" office:value="1.05882352941176" calcext:value-type="float">
            <text:p>1.05882352941176</text:p>
          </table:table-cell>
          <table:table-cell table:formula="of:=RADIANS([.E7])" office:value-type="float" office:value="0.0184799567858223" calcext:value-type="float">
            <text:p>0.0184799567858223</text:p>
          </table:table-cell>
          <table:table-cell table:formula="of:=SIN([.$F7])" office:value-type="float" office:value="0.0184789049591299" calcext:value-type="float">
            <text:p>0.0184789049591299</text:p>
          </table:table-cell>
          <table:table-cell table:formula="of:=COS([.$F7])" office:value-type="float" office:value="0.999829250458053" calcext:value-type="float">
            <text:p>0.999829250458053</text:p>
          </table:table-cell>
          <table:table-cell table:formula="of:=[.G7]*255" office:value-type="float" office:value="4.71212076457813" calcext:value-type="float">
            <text:p>4.71212076457813</text:p>
          </table:table-cell>
          <table:table-cell table:formula="of:=[.H7]*255" office:value-type="float" office:value="254.956458866803" calcext:value-type="float">
            <text:p>254.956458866803</text:p>
          </table:table-cell>
          <table:table-cell table:formula="of:=ROUND([.I7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]+1" office:value-type="float" office:value="4" calcext:value-type="float">
            <text:p>4</text:p>
          </table:table-cell>
          <table:table-cell table:formula="of:=[.D8]/[.$C$3]*90" office:value-type="float" office:value="1.41176470588235" calcext:value-type="float">
            <text:p>1.41176470588235</text:p>
          </table:table-cell>
          <table:table-cell table:formula="of:=RADIANS([.E8])" office:value-type="float" office:value="0.0246399423810964" calcext:value-type="float">
            <text:p>0.0246399423810964</text:p>
          </table:table-cell>
          <table:table-cell table:formula="of:=SIN([.$F8])" office:value-type="float" office:value="0.024637449195382" calcext:value-type="float">
            <text:p>0.024637449195382</text:p>
          </table:table-cell>
          <table:table-cell table:formula="of:=COS([.$F8])" office:value-type="float" office:value="0.999696451977872" calcext:value-type="float">
            <text:p>0.999696451977872</text:p>
          </table:table-cell>
          <table:table-cell table:formula="of:=[.G8]*255" office:value-type="float" office:value="6.2825495448224" calcext:value-type="float">
            <text:p>6.2825495448224</text:p>
          </table:table-cell>
          <table:table-cell table:formula="of:=[.H8]*255" office:value-type="float" office:value="254.922595254357" calcext:value-type="float">
            <text:p>254.922595254357</text:p>
          </table:table-cell>
          <table:table-cell table:formula="of:=ROUND([.I8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]+1" office:value-type="float" office:value="5" calcext:value-type="float">
            <text:p>5</text:p>
          </table:table-cell>
          <table:table-cell table:formula="of:=[.D9]/[.$C$3]*90" office:value-type="float" office:value="1.76470588235294" calcext:value-type="float">
            <text:p>1.76470588235294</text:p>
          </table:table-cell>
          <table:table-cell table:formula="of:=RADIANS([.E9])" office:value-type="float" office:value="0.0307999279763705" calcext:value-type="float">
            <text:p>0.0307999279763705</text:p>
          </table:table-cell>
          <table:table-cell table:formula="of:=SIN([.$F9])" office:value-type="float" office:value="0.0307950585561704" calcext:value-type="float">
            <text:p>0.0307950585561704</text:p>
          </table:table-cell>
          <table:table-cell table:formula="of:=COS([.$F9])" office:value-type="float" office:value="0.999525719713366" calcext:value-type="float">
            <text:p>0.999525719713366</text:p>
          </table:table-cell>
          <table:table-cell table:formula="of:=[.G9]*255" office:value-type="float" office:value="7.85273993182344" calcext:value-type="float">
            <text:p>7.85273993182344</text:p>
          </table:table-cell>
          <table:table-cell table:formula="of:=[.H9]*255" office:value-type="float" office:value="254.879058526908" calcext:value-type="float">
            <text:p>254.879058526908</text:p>
          </table:table-cell>
          <table:table-cell table:formula="of:=ROUND([.I9];0)" office:value-type="float" office:value="8" calcext:value-type="float">
            <text:p>8</text:p>
          </table:table-cell>
          <table:table-cell table:formula="of:=[.I9]^2+[.J9]^2" office:value-type="float" office:value="65025" calcext:value-type="float">
            <text:p>65025</text:p>
          </table:table-cell>
          <table:table-cell table:formula="of:=SQRT([.L9])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3"/>
          <table:table-cell table:formula="of:=[.D9]+1" office:value-type="float" office:value="6" calcext:value-type="float">
            <text:p>6</text:p>
          </table:table-cell>
          <table:table-cell table:formula="of:=[.D10]/[.$C$3]*90" office:value-type="float" office:value="2.11764705882353" calcext:value-type="float">
            <text:p>2.11764705882353</text:p>
          </table:table-cell>
          <table:table-cell table:formula="of:=RADIANS([.E10])" office:value-type="float" office:value="0.0369599135716446" calcext:value-type="float">
            <text:p>0.0369599135716446</text:p>
          </table:table-cell>
          <table:table-cell table:formula="of:=SIN([.$F10])" office:value-type="float" office:value="0.0369514993891449" calcext:value-type="float">
            <text:p>0.0369514993891449</text:p>
          </table:table-cell>
          <table:table-cell table:formula="of:=COS([.$F10])" office:value-type="float" office:value="0.999317060143023" calcext:value-type="float">
            <text:p>0.999317060143023</text:p>
          </table:table-cell>
          <table:table-cell table:formula="of:=[.G10]*255" office:value-type="float" office:value="9.42263234423195" calcext:value-type="float">
            <text:p>9.42263234423195</text:p>
          </table:table-cell>
          <table:table-cell table:formula="of:=[.H10]*255" office:value-type="float" office:value="254.825850336471" calcext:value-type="float">
            <text:p>254.825850336471</text:p>
          </table:table-cell>
          <table:table-cell table:formula="of:=ROUND([.I10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]+1" office:value-type="float" office:value="7" calcext:value-type="float">
            <text:p>7</text:p>
          </table:table-cell>
          <table:table-cell table:formula="of:=[.D11]/[.$C$3]*90" office:value-type="float" office:value="2.47058823529412" calcext:value-type="float">
            <text:p>2.47058823529412</text:p>
          </table:table-cell>
          <table:table-cell table:formula="of:=RADIANS([.E11])" office:value-type="float" office:value="0.0431198991669187" calcext:value-type="float">
            <text:p>0.0431198991669187</text:p>
          </table:table-cell>
          <table:table-cell table:formula="of:=SIN([.$F11])" office:value-type="float" office:value="0.0431065380862956" calcext:value-type="float">
            <text:p>0.0431065380862956</text:p>
          </table:table-cell>
          <table:table-cell table:formula="of:=COS([.$F11])" office:value-type="float" office:value="0.999070481184493" calcext:value-type="float">
            <text:p>0.999070481184493</text:p>
          </table:table-cell>
          <table:table-cell table:formula="of:=[.G11]*255" office:value-type="float" office:value="10.9921672120054" calcext:value-type="float">
            <text:p>10.9921672120054</text:p>
          </table:table-cell>
          <table:table-cell table:formula="of:=[.H11]*255" office:value-type="float" office:value="254.762972702046" calcext:value-type="float">
            <text:p>254.762972702046</text:p>
          </table:table-cell>
          <table:table-cell table:formula="of:=ROUND([.I11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]+1" office:value-type="float" office:value="8" calcext:value-type="float">
            <text:p>8</text:p>
          </table:table-cell>
          <table:table-cell table:formula="of:=[.D12]/[.$C$3]*90" office:value-type="float" office:value="2.82352941176471" calcext:value-type="float">
            <text:p>2.82352941176471</text:p>
          </table:table-cell>
          <table:table-cell table:formula="of:=RADIANS([.E12])" office:value-type="float" office:value="0.0492798847621928" calcext:value-type="float">
            <text:p>0.0492798847621928</text:p>
          </table:table-cell>
          <table:table-cell table:formula="of:=SIN([.$F12])" office:value-type="float" office:value="0.0492599410928169" calcext:value-type="float">
            <text:p>0.0492599410928169</text:p>
          </table:table-cell>
          <table:table-cell table:formula="of:=COS([.$F12])" office:value-type="float" office:value="0.99878599219429" calcext:value-type="float">
            <text:p>0.99878599219429</text:p>
          </table:table-cell>
          <table:table-cell table:formula="of:=[.G12]*255" office:value-type="float" office:value="12.5612849786683" calcext:value-type="float">
            <text:p>12.5612849786683</text:p>
          </table:table-cell>
          <table:table-cell table:formula="of:=[.H12]*255" office:value-type="float" office:value="254.690428009544" calcext:value-type="float">
            <text:p>254.690428009544</text:p>
          </table:table-cell>
          <table:table-cell table:formula="of:=ROUND([.I12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]+1" office:value-type="float" office:value="9" calcext:value-type="float">
            <text:p>9</text:p>
          </table:table-cell>
          <table:table-cell table:formula="of:=[.D13]/[.$C$3]*90" office:value-type="float" office:value="3.17647058823529" calcext:value-type="float">
            <text:p>3.17647058823529</text:p>
          </table:table-cell>
          <table:table-cell table:formula="of:=RADIANS([.E13])" office:value-type="float" office:value="0.0554398703574669" calcext:value-type="float">
            <text:p>0.0554398703574669</text:p>
          </table:table-cell>
          <table:table-cell table:formula="of:=SIN([.$F13])" office:value-type="float" office:value="0.05541147491597" calcext:value-type="float">
            <text:p>0.05541147491597</text:p>
          </table:table-cell>
          <table:table-cell table:formula="of:=COS([.$F13])" office:value-type="float" office:value="0.998463603967434" calcext:value-type="float">
            <text:p>0.998463603967434</text:p>
          </table:table-cell>
          <table:table-cell table:formula="of:=[.G13]*255" office:value-type="float" office:value="14.1299261035723" calcext:value-type="float">
            <text:p>14.1299261035723</text:p>
          </table:table-cell>
          <table:table-cell table:formula="of:=[.H13]*255" office:value-type="float" office:value="254.608219011696" calcext:value-type="float">
            <text:p>254.608219011696</text:p>
          </table:table-cell>
          <table:table-cell table:formula="of:=ROUND([.I13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]+1" office:value-type="float" office:value="10" calcext:value-type="float">
            <text:p>10</text:p>
          </table:table-cell>
          <table:table-cell table:formula="of:=[.D14]/[.$C$3]*90" office:value-type="float" office:value="3.52941176470588" calcext:value-type="float">
            <text:p>3.52941176470588</text:p>
          </table:table-cell>
          <table:table-cell table:formula="of:=RADIANS([.E14])" office:value-type="float" office:value="0.061599855952741" calcext:value-type="float">
            <text:p>0.061599855952741</text:p>
          </table:table-cell>
          <table:table-cell table:formula="of:=SIN([.$F14])" office:value-type="float" office:value="0.0615609061339428" calcext:value-type="float">
            <text:p>0.0615609061339428</text:p>
          </table:table-cell>
          <table:table-cell table:formula="of:=COS([.$F14])" office:value-type="float" office:value="0.998103328737044" calcext:value-type="float">
            <text:p>0.998103328737044</text:p>
          </table:table-cell>
          <table:table-cell table:formula="of:=[.G14]*255" office:value-type="float" office:value="15.6980310641554" calcext:value-type="float">
            <text:p>15.6980310641554</text:p>
          </table:table-cell>
          <table:table-cell table:formula="of:=[.H14]*255" office:value-type="float" office:value="254.516348827946" calcext:value-type="float">
            <text:p>254.516348827946</text:p>
          </table:table-cell>
          <table:table-cell table:formula="of:=ROUND([.I14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]+1" office:value-type="float" office:value="11" calcext:value-type="float">
            <text:p>11</text:p>
          </table:table-cell>
          <table:table-cell table:formula="of:=[.D15]/[.$C$3]*90" office:value-type="float" office:value="3.88235294117647" calcext:value-type="float">
            <text:p>3.88235294117647</text:p>
          </table:table-cell>
          <table:table-cell table:formula="of:=RADIANS([.E15])" office:value-type="float" office:value="0.0677598415480152" calcext:value-type="float">
            <text:p>0.0677598415480152</text:p>
          </table:table-cell>
          <table:table-cell table:formula="of:=SIN([.$F15])" office:value-type="float" office:value="0.0677080014047075" calcext:value-type="float">
            <text:p>0.0677080014047075</text:p>
          </table:table-cell>
          <table:table-cell table:formula="of:=COS([.$F15])" office:value-type="float" office:value="0.997705180173873" calcext:value-type="float">
            <text:p>0.997705180173873</text:p>
          </table:table-cell>
          <table:table-cell table:formula="of:=[.G15]*255" office:value-type="float" office:value="17.2655403582004" calcext:value-type="float">
            <text:p>17.2655403582004</text:p>
          </table:table-cell>
          <table:table-cell table:formula="of:=[.H15]*255" office:value-type="float" office:value="254.414820944338" calcext:value-type="float">
            <text:p>254.414820944338</text:p>
          </table:table-cell>
          <table:table-cell table:formula="of:=ROUND([.I15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]+1" office:value-type="float" office:value="12" calcext:value-type="float">
            <text:p>12</text:p>
          </table:table-cell>
          <table:table-cell table:formula="of:=[.D16]/[.$C$3]*90" office:value-type="float" office:value="4.23529411764706" calcext:value-type="float">
            <text:p>4.23529411764706</text:p>
          </table:table-cell>
          <table:table-cell table:formula="of:=RADIANS([.E16])" office:value-type="float" office:value="0.0739198271432892" calcext:value-type="float">
            <text:p>0.0739198271432892</text:p>
          </table:table-cell>
          <table:table-cell table:formula="of:=SIN([.$F16])" office:value-type="float" office:value="0.073852527474874" calcext:value-type="float">
            <text:p>0.073852527474874</text:p>
          </table:table-cell>
          <table:table-cell table:formula="of:=COS([.$F16])" office:value-type="float" office:value="0.997269173385788" calcext:value-type="float">
            <text:p>0.997269173385788</text:p>
          </table:table-cell>
          <table:table-cell table:formula="of:=[.G16]*255" office:value-type="float" office:value="18.8323945060929" calcext:value-type="float">
            <text:p>18.8323945060929</text:p>
          </table:table-cell>
          <table:table-cell table:formula="of:=[.H16]*255" office:value-type="float" office:value="254.303639213376" calcext:value-type="float">
            <text:p>254.303639213376</text:p>
          </table:table-cell>
          <table:table-cell table:formula="of:=ROUND([.I16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]+1" office:value-type="float" office:value="13" calcext:value-type="float">
            <text:p>13</text:p>
          </table:table-cell>
          <table:table-cell table:formula="of:=[.D17]/[.$C$3]*90" office:value-type="float" office:value="4.58823529411765" calcext:value-type="float">
            <text:p>4.58823529411765</text:p>
          </table:table-cell>
          <table:table-cell table:formula="of:=RADIANS([.E17])" office:value-type="float" office:value="0.0800798127385633" calcext:value-type="float">
            <text:p>0.0800798127385633</text:p>
          </table:table-cell>
          <table:table-cell table:formula="of:=SIN([.$F17])" office:value-type="float" office:value="0.0799942511885416" calcext:value-type="float">
            <text:p>0.0799942511885416</text:p>
          </table:table-cell>
          <table:table-cell table:formula="of:=COS([.$F17])" office:value-type="float" office:value="0.996795324917199" calcext:value-type="float">
            <text:p>0.996795324917199</text:p>
          </table:table-cell>
          <table:table-cell table:formula="of:=[.G17]*255" office:value-type="float" office:value="20.3985340530781" calcext:value-type="float">
            <text:p>20.3985340530781</text:p>
          </table:table-cell>
          <table:table-cell table:formula="of:=[.H17]*255" office:value-type="float" office:value="254.182807853886" calcext:value-type="float">
            <text:p>254.182807853886</text:p>
          </table:table-cell>
          <table:table-cell table:formula="of:=ROUND([.I17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]+1" office:value-type="float" office:value="14" calcext:value-type="float">
            <text:p>14</text:p>
          </table:table-cell>
          <table:table-cell table:formula="of:=[.D18]/[.$C$3]*90" office:value-type="float" office:value="4.94117647058824" calcext:value-type="float">
            <text:p>4.94117647058824</text:p>
          </table:table-cell>
          <table:table-cell table:formula="of:=RADIANS([.E18])" office:value-type="float" office:value="0.0862397983338374" calcext:value-type="float">
            <text:p>0.0862397983338374</text:p>
          </table:table-cell>
          <table:table-cell table:formula="of:=SIN([.$F18])" office:value-type="float" office:value="0.086132939496146" calcext:value-type="float">
            <text:p>0.086132939496146</text:p>
          </table:table-cell>
          <table:table-cell table:formula="of:=COS([.$F18])" office:value-type="float" office:value="0.996283652748429" calcext:value-type="float">
            <text:p>0.996283652748429</text:p>
          </table:table-cell>
          <table:table-cell table:formula="of:=[.G18]*255" office:value-type="float" office:value="21.9638995715172" calcext:value-type="float">
            <text:p>21.9638995715172</text:p>
          </table:table-cell>
          <table:table-cell table:formula="of:=[.H18]*255" office:value-type="float" office:value="254.052331450849" calcext:value-type="float">
            <text:p>254.052331450849</text:p>
          </table:table-cell>
          <table:table-cell table:formula="of:=ROUND([.I18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]+1" office:value-type="float" office:value="15" calcext:value-type="float">
            <text:p>15</text:p>
          </table:table-cell>
          <table:table-cell table:formula="of:=[.D19]/[.$C$3]*90" office:value-type="float" office:value="5.29411764705882" calcext:value-type="float">
            <text:p>5.29411764705882</text:p>
          </table:table-cell>
          <table:table-cell table:formula="of:=RADIANS([.E19])" office:value-type="float" office:value="0.0923997839291116" calcext:value-type="float">
            <text:p>0.0923997839291116</text:p>
          </table:table-cell>
          <table:table-cell table:formula="of:=SIN([.$F19])" office:value-type="float" office:value="0.092268359463302" calcext:value-type="float">
            <text:p>0.092268359463302</text:p>
          </table:table-cell>
          <table:table-cell table:formula="of:=COS([.$F19])" office:value-type="float" office:value="0.995734176295034" calcext:value-type="float">
            <text:p>0.995734176295034</text:p>
          </table:table-cell>
          <table:table-cell table:formula="of:=[.G19]*255" office:value-type="float" office:value="23.528431663142" calcext:value-type="float">
            <text:p>23.528431663142</text:p>
          </table:table-cell>
          <table:table-cell table:formula="of:=[.H19]*255" office:value-type="float" office:value="253.912214955234" calcext:value-type="float">
            <text:p>253.912214955234</text:p>
          </table:table-cell>
          <table:table-cell table:formula="of:=ROUND([.I19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]+1" office:value-type="float" office:value="16" calcext:value-type="float">
            <text:p>16</text:p>
          </table:table-cell>
          <table:table-cell table:formula="of:=[.D20]/[.$C$3]*90" office:value-type="float" office:value="5.64705882352941" calcext:value-type="float">
            <text:p>5.64705882352941</text:p>
          </table:table-cell>
          <table:table-cell table:formula="of:=RADIANS([.E20])" office:value-type="float" office:value="0.0985597695243857" calcext:value-type="float">
            <text:p>0.0985597695243857</text:p>
          </table:table-cell>
          <table:table-cell table:formula="of:=SIN([.$F20])" office:value-type="float" office:value="0.0984002782796427" calcext:value-type="float">
            <text:p>0.0984002782796427</text:p>
          </table:table-cell>
          <table:table-cell table:formula="of:=COS([.$F20])" office:value-type="float" office:value="0.995146916407064" calcext:value-type="float">
            <text:p>0.995146916407064</text:p>
          </table:table-cell>
          <table:table-cell table:formula="of:=[.G20]*255" office:value-type="float" office:value="25.0920709613089" calcext:value-type="float">
            <text:p>25.0920709613089</text:p>
          </table:table-cell>
          <table:table-cell table:formula="of:=[.H20]*255" office:value-type="float" office:value="253.762463683801" calcext:value-type="float">
            <text:p>253.762463683801</text:p>
          </table:table-cell>
          <table:table-cell table:formula="of:=ROUND([.I20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]+1" office:value-type="float" office:value="17" calcext:value-type="float">
            <text:p>17</text:p>
          </table:table-cell>
          <table:table-cell table:formula="of:=[.D21]/[.$C$3]*90" office:value-type="float" office:value="6" calcext:value-type="float">
            <text:p>6</text:p>
          </table:table-cell>
          <table:table-cell table:formula="of:=RADIANS([.E21])" office:value-type="float" office:value="0.10471975511966" calcext:value-type="float">
            <text:p>0.10471975511966</text:p>
          </table:table-cell>
          <table:table-cell table:formula="of:=SIN([.$F21])" office:value-type="float" office:value="0.104528463267653" calcext:value-type="float">
            <text:p>0.104528463267653</text:p>
          </table:table-cell>
          <table:table-cell table:formula="of:=COS([.$F21])" office:value-type="float" office:value="0.994521895368273" calcext:value-type="float">
            <text:p>0.994521895368273</text:p>
          </table:table-cell>
          <table:table-cell table:formula="of:=[.G21]*255" office:value-type="float" office:value="26.6547581332516" calcext:value-type="float">
            <text:p>26.6547581332516</text:p>
          </table:table-cell>
          <table:table-cell table:formula="of:=[.H21]*255" office:value-type="float" office:value="253.60308331891" calcext:value-type="float">
            <text:p>253.60308331891</text:p>
          </table:table-cell>
          <table:table-cell table:formula="of:=ROUND([.I21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]+1" office:value-type="float" office:value="18" calcext:value-type="float">
            <text:p>18</text:p>
          </table:table-cell>
          <table:table-cell table:formula="of:=[.D22]/[.$C$3]*90" office:value-type="float" office:value="6.35294117647059" calcext:value-type="float">
            <text:p>6.35294117647059</text:p>
          </table:table-cell>
          <table:table-cell table:formula="of:=RADIANS([.E22])" office:value-type="float" office:value="0.110879740714934" calcext:value-type="float">
            <text:p>0.110879740714934</text:p>
          </table:table-cell>
          <table:table-cell table:formula="of:=SIN([.$F22])" office:value-type="float" office:value="0.110652681891501" calcext:value-type="float">
            <text:p>0.110652681891501</text:p>
          </table:table-cell>
          <table:table-cell table:formula="of:=COS([.$F22])" office:value-type="float" office:value="0.993859136895274" calcext:value-type="float">
            <text:p>0.993859136895274</text:p>
          </table:table-cell>
          <table:table-cell table:formula="of:=[.G22]*255" office:value-type="float" office:value="28.2164338823327" calcext:value-type="float">
            <text:p>28.2164338823327</text:p>
          </table:table-cell>
          <table:table-cell table:formula="of:=[.H22]*255" office:value-type="float" office:value="253.434079908295" calcext:value-type="float">
            <text:p>253.434079908295</text:p>
          </table:table-cell>
          <table:table-cell table:formula="of:=ROUND([.I22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]+1" office:value-type="float" office:value="19" calcext:value-type="float">
            <text:p>19</text:p>
          </table:table-cell>
          <table:table-cell table:formula="of:=[.D23]/[.$C$3]*90" office:value-type="float" office:value="6.70588235294118" calcext:value-type="float">
            <text:p>6.70588235294118</text:p>
          </table:table-cell>
          <table:table-cell table:formula="of:=RADIANS([.E23])" office:value-type="float" office:value="0.117039726310208" calcext:value-type="float">
            <text:p>0.117039726310208</text:p>
          </table:table-cell>
          <table:table-cell table:formula="of:=SIN([.$F23])" office:value-type="float" office:value="0.116772701765856" calcext:value-type="float">
            <text:p>0.116772701765856</text:p>
          </table:table-cell>
          <table:table-cell table:formula="of:=COS([.$F23])" office:value-type="float" office:value="0.993158666136636" calcext:value-type="float">
            <text:p>0.993158666136636</text:p>
          </table:table-cell>
          <table:table-cell table:formula="of:=[.G23]*255" office:value-type="float" office:value="29.7770389502934" calcext:value-type="float">
            <text:p>29.7770389502934</text:p>
          </table:table-cell>
          <table:table-cell table:formula="of:=[.H23]*255" office:value-type="float" office:value="253.255459864842" calcext:value-type="float">
            <text:p>253.255459864842</text:p>
          </table:table-cell>
          <table:table-cell table:formula="of:=ROUND([.I23];0)" office:value-type="float" office:value="30" calcext:value-type="float">
            <text:p>30</text:p>
          </table:table-cell>
          <table:table-cell/>
          <table:table-cell table:formula="of:=248^2+184^2" office:value-type="float" office:value="95360" calcext:value-type="float">
            <text:p>95360</text:p>
          </table:table-cell>
          <table:table-cell/>
        </table:table-row>
        <table:table-row table:style-name="ro1">
          <table:table-cell table:number-columns-repeated="3"/>
          <table:table-cell table:formula="of:=[.D23]+1" office:value-type="float" office:value="20" calcext:value-type="float">
            <text:p>20</text:p>
          </table:table-cell>
          <table:table-cell table:formula="of:=[.D24]/[.$C$3]*90" office:value-type="float" office:value="7.05882352941176" calcext:value-type="float">
            <text:p>7.05882352941176</text:p>
          </table:table-cell>
          <table:table-cell table:formula="of:=RADIANS([.E24])" office:value-type="float" office:value="0.123199711905482" calcext:value-type="float">
            <text:p>0.123199711905482</text:p>
          </table:table-cell>
          <table:table-cell table:formula="of:=SIN([.$F24])" office:value-type="float" office:value="0.122888290664714" calcext:value-type="float">
            <text:p>0.122888290664714</text:p>
          </table:table-cell>
          <table:table-cell table:formula="of:=COS([.$F24])" office:value-type="float" office:value="0.992420509671936" calcext:value-type="float">
            <text:p>0.992420509671936</text:p>
          </table:table-cell>
          <table:table-cell table:formula="of:=[.G24]*255" office:value-type="float" office:value="31.3365141195021" calcext:value-type="float">
            <text:p>31.3365141195021</text:p>
          </table:table-cell>
          <table:table-cell table:formula="of:=[.H24]*255" office:value-type="float" office:value="253.067229966344" calcext:value-type="float">
            <text:p>253.067229966344</text:p>
          </table:table-cell>
          <table:table-cell table:formula="of:=ROUND([.I24];0)" office:value-type="float" office:value="31" calcext:value-type="float">
            <text:p>31</text:p>
          </table:table-cell>
          <table:table-cell/>
          <table:table-cell table:formula="of:=SQRT([.M23])" office:value-type="float" office:value="308.804145049901" calcext:value-type="float">
            <text:p>308.804145049901</text:p>
          </table:table-cell>
          <table:table-cell/>
        </table:table-row>
        <table:table-row table:style-name="ro1">
          <table:table-cell table:number-columns-repeated="3"/>
          <table:table-cell table:formula="of:=[.D24]+1" office:value-type="float" office:value="21" calcext:value-type="float">
            <text:p>21</text:p>
          </table:table-cell>
          <table:table-cell table:formula="of:=[.D25]/[.$C$3]*90" office:value-type="float" office:value="7.41176470588235" calcext:value-type="float">
            <text:p>7.41176470588235</text:p>
          </table:table-cell>
          <table:table-cell table:formula="of:=RADIANS([.E25])" office:value-type="float" office:value="0.129359697500756" calcext:value-type="float">
            <text:p>0.129359697500756</text:p>
          </table:table-cell>
          <table:table-cell table:formula="of:=SIN([.$F25])" office:value-type="float" office:value="0.128999216530203" calcext:value-type="float">
            <text:p>0.128999216530203</text:p>
          </table:table-cell>
          <table:table-cell table:formula="of:=COS([.$F25])" office:value-type="float" office:value="0.991644695510743" calcext:value-type="float">
            <text:p>0.991644695510743</text:p>
          </table:table-cell>
          <table:table-cell table:formula="of:=[.G25]*255" office:value-type="float" office:value="32.8948002152018" calcext:value-type="float">
            <text:p>32.8948002152018</text:p>
          </table:table-cell>
          <table:table-cell table:formula="of:=[.H25]*255" office:value-type="float" office:value="252.869397355239" calcext:value-type="float">
            <text:p>252.869397355239</text:p>
          </table:table-cell>
          <table:table-cell table:formula="of:=ROUND([.I25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]+1" office:value-type="float" office:value="22" calcext:value-type="float">
            <text:p>22</text:p>
          </table:table-cell>
          <table:table-cell table:formula="of:=[.D26]/[.$C$3]*90" office:value-type="float" office:value="7.76470588235294" calcext:value-type="float">
            <text:p>7.76470588235294</text:p>
          </table:table-cell>
          <table:table-cell table:formula="of:=RADIANS([.E26])" office:value-type="float" office:value="0.13551968309603" calcext:value-type="float">
            <text:p>0.13551968309603</text:p>
          </table:table-cell>
          <table:table-cell table:formula="of:=SIN([.$F26])" office:value-type="float" office:value="0.135105247481393" calcext:value-type="float">
            <text:p>0.135105247481393</text:p>
          </table:table-cell>
          <table:table-cell table:formula="of:=COS([.$F26])" office:value-type="float" office:value="0.99083125309156" calcext:value-type="float">
            <text:p>0.99083125309156</text:p>
          </table:table-cell>
          <table:table-cell table:formula="of:=[.G26]*255" office:value-type="float" office:value="34.4518381077552" calcext:value-type="float">
            <text:p>34.4518381077552</text:p>
          </table:table-cell>
          <table:table-cell table:formula="of:=[.H26]*255" office:value-type="float" office:value="252.661969538348" calcext:value-type="float">
            <text:p>252.661969538348</text:p>
          </table:table-cell>
          <table:table-cell table:formula="of:=ROUND([.I26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6]+1" office:value-type="float" office:value="23" calcext:value-type="float">
            <text:p>23</text:p>
          </table:table-cell>
          <table:table-cell table:formula="of:=[.D27]/[.$C$3]*90" office:value-type="float" office:value="8.11764705882353" calcext:value-type="float">
            <text:p>8.11764705882353</text:p>
          </table:table-cell>
          <table:table-cell table:formula="of:=RADIANS([.E27])" office:value-type="float" office:value="0.141679668691304" calcext:value-type="float">
            <text:p>0.141679668691304</text:p>
          </table:table-cell>
          <table:table-cell table:formula="of:=SIN([.$F27])" office:value-type="float" office:value="0.141206151823091" calcext:value-type="float">
            <text:p>0.141206151823091</text:p>
          </table:table-cell>
          <table:table-cell table:formula="of:=COS([.$F27])" office:value-type="float" office:value="0.989980213280707" calcext:value-type="float">
            <text:p>0.989980213280707</text:p>
          </table:table-cell>
          <table:table-cell table:formula="of:=[.G27]*255" office:value-type="float" office:value="36.0075687148883" calcext:value-type="float">
            <text:p>36.0075687148883</text:p>
          </table:table-cell>
          <table:table-cell table:formula="of:=[.H27]*255" office:value-type="float" office:value="252.44495438658" calcext:value-type="float">
            <text:p>252.44495438658</text:p>
          </table:table-cell>
          <table:table-cell table:formula="of:=ROUND([.I27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7]+1" office:value-type="float" office:value="24" calcext:value-type="float">
            <text:p>24</text:p>
          </table:table-cell>
          <table:table-cell table:formula="of:=[.D28]/[.$C$3]*90" office:value-type="float" office:value="8.47058823529412" calcext:value-type="float">
            <text:p>8.47058823529412</text:p>
          </table:table-cell>
          <table:table-cell table:formula="of:=RADIANS([.E28])" office:value-type="float" office:value="0.147839654286578" calcext:value-type="float">
            <text:p>0.147839654286578</text:p>
          </table:table-cell>
          <table:table-cell table:formula="of:=SIN([.$F28])" office:value-type="float" office:value="0.147301698054637" calcext:value-type="float">
            <text:p>0.147301698054637</text:p>
          </table:table-cell>
          <table:table-cell table:formula="of:=COS([.$F28])" office:value-type="float" office:value="0.989091608371146" calcext:value-type="float">
            <text:p>0.989091608371146</text:p>
          </table:table-cell>
          <table:table-cell table:formula="of:=[.G28]*255" office:value-type="float" office:value="37.5619330039326" calcext:value-type="float">
            <text:p>37.5619330039326</text:p>
          </table:table-cell>
          <table:table-cell table:formula="of:=[.H28]*255" office:value-type="float" office:value="252.218360134642" calcext:value-type="float">
            <text:p>252.218360134642</text:p>
          </table:table-cell>
          <table:table-cell table:formula="of:=ROUND([.I2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" office:value-type="float" office:value="25" calcext:value-type="float">
            <text:p>25</text:p>
          </table:table-cell>
          <table:table-cell table:formula="of:=[.D29]/[.$C$3]*90" office:value-type="float" office:value="8.82352941176471" calcext:value-type="float">
            <text:p>8.82352941176471</text:p>
          </table:table-cell>
          <table:table-cell table:formula="of:=RADIANS([.E29])" office:value-type="float" office:value="0.153999639881853" calcext:value-type="float">
            <text:p>0.153999639881853</text:p>
          </table:table-cell>
          <table:table-cell table:formula="of:=SIN([.$F29])" office:value-type="float" office:value="0.153391654878685" calcext:value-type="float">
            <text:p>0.153391654878685</text:p>
          </table:table-cell>
          <table:table-cell table:formula="of:=COS([.$F29])" office:value-type="float" office:value="0.988165472081259" calcext:value-type="float">
            <text:p>0.988165472081259</text:p>
          </table:table-cell>
          <table:table-cell table:formula="of:=[.G29]*255" office:value-type="float" office:value="39.1148719940648" calcext:value-type="float">
            <text:p>39.1148719940648</text:p>
          </table:table-cell>
          <table:table-cell table:formula="of:=[.H29]*255" office:value-type="float" office:value="251.982195380721" calcext:value-type="float">
            <text:p>251.982195380721</text:p>
          </table:table-cell>
          <table:table-cell table:formula="of:=ROUND([.I29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9]+1" office:value-type="float" office:value="26" calcext:value-type="float">
            <text:p>26</text:p>
          </table:table-cell>
          <table:table-cell table:formula="of:=[.D30]/[.$C$3]*90" office:value-type="float" office:value="9.17647058823529" calcext:value-type="float">
            <text:p>9.17647058823529</text:p>
          </table:table-cell>
          <table:table-cell table:formula="of:=RADIANS([.E30])" office:value-type="float" office:value="0.160159625477127" calcext:value-type="float">
            <text:p>0.160159625477127</text:p>
          </table:table-cell>
          <table:table-cell table:formula="of:=SIN([.$F30])" office:value-type="float" office:value="0.159475791209981" calcext:value-type="float">
            <text:p>0.159475791209981</text:p>
          </table:table-cell>
          <table:table-cell table:formula="of:=COS([.$F30])" office:value-type="float" office:value="0.987201839553569" calcext:value-type="float">
            <text:p>0.987201839553569</text:p>
          </table:table-cell>
          <table:table-cell table:formula="of:=[.G30]*255" office:value-type="float" office:value="40.6663267585451" calcext:value-type="float">
            <text:p>40.6663267585451</text:p>
          </table:table-cell>
          <table:table-cell table:formula="of:=[.H30]*255" office:value-type="float" office:value="251.73646908616" calcext:value-type="float">
            <text:p>251.73646908616</text:p>
          </table:table-cell>
          <table:table-cell table:formula="of:=ROUND([.I30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0]+1" office:value-type="float" office:value="27" calcext:value-type="float">
            <text:p>27</text:p>
          </table:table-cell>
          <table:table-cell table:formula="of:=[.D31]/[.$C$3]*90" office:value-type="float" office:value="9.52941176470588" calcext:value-type="float">
            <text:p>9.52941176470588</text:p>
          </table:table-cell>
          <table:table-cell table:formula="of:=RADIANS([.E31])" office:value-type="float" office:value="0.166319611072401" calcext:value-type="float">
            <text:p>0.166319611072401</text:p>
          </table:table-cell>
          <table:table-cell table:formula="of:=SIN([.$F31])" office:value-type="float" office:value="0.16555387618413" calcext:value-type="float">
            <text:p>0.16555387618413</text:p>
          </table:table-cell>
          <table:table-cell table:formula="of:=COS([.$F31])" office:value-type="float" office:value="0.986200747353402" calcext:value-type="float">
            <text:p>0.986200747353402</text:p>
          </table:table-cell>
          <table:table-cell table:formula="of:=[.G31]*255" office:value-type="float" office:value="42.2162384269531" calcext:value-type="float">
            <text:p>42.2162384269531</text:p>
          </table:table-cell>
          <table:table-cell table:formula="of:=[.H31]*255" office:value-type="float" office:value="251.481190575118" calcext:value-type="float">
            <text:p>251.481190575118</text:p>
          </table:table-cell>
          <table:table-cell table:formula="of:=ROUND([.I31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1]+1" office:value-type="float" office:value="28" calcext:value-type="float">
            <text:p>28</text:p>
          </table:table-cell>
          <table:table-cell table:formula="of:=[.D32]/[.$C$3]*90" office:value-type="float" office:value="9.88235294117647" calcext:value-type="float">
            <text:p>9.88235294117647</text:p>
          </table:table-cell>
          <table:table-cell table:formula="of:=RADIANS([.E32])" office:value-type="float" office:value="0.172479596667675" calcext:value-type="float">
            <text:p>0.172479596667675</text:p>
          </table:table-cell>
          <table:table-cell table:formula="of:=SIN([.$F32])" office:value-type="float" office:value="0.17162567916636" calcext:value-type="float">
            <text:p>0.17162567916636</text:p>
          </table:table-cell>
          <table:table-cell table:formula="of:=COS([.$F32])" office:value-type="float" office:value="0.985162233467507" calcext:value-type="float">
            <text:p>0.985162233467507</text:p>
          </table:table-cell>
          <table:table-cell table:formula="of:=[.G32]*255" office:value-type="float" office:value="43.7645481874217" calcext:value-type="float">
            <text:p>43.7645481874217</text:p>
          </table:table-cell>
          <table:table-cell table:formula="of:=[.H32]*255" office:value-type="float" office:value="251.216369534214" calcext:value-type="float">
            <text:p>251.216369534214</text:p>
          </table:table-cell>
          <table:table-cell table:formula="of:=ROUND([.I32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2]+1" office:value-type="float" office:value="29" calcext:value-type="float">
            <text:p>29</text:p>
          </table:table-cell>
          <table:table-cell table:formula="of:=[.D33]/[.$C$3]*90" office:value-type="float" office:value="10.2352941176471" calcext:value-type="float">
            <text:p>10.2352941176471</text:p>
          </table:table-cell>
          <table:table-cell table:formula="of:=RADIANS([.E33])" office:value-type="float" office:value="0.178639582262949" calcext:value-type="float">
            <text:p>0.178639582262949</text:p>
          </table:table-cell>
          <table:table-cell table:formula="of:=SIN([.$F33])" office:value-type="float" office:value="0.177690969760269" calcext:value-type="float">
            <text:p>0.177690969760269</text:p>
          </table:table-cell>
          <table:table-cell table:formula="of:=COS([.$F33])" office:value-type="float" office:value="0.984086337302604" calcext:value-type="float">
            <text:p>0.984086337302604</text:p>
          </table:table-cell>
          <table:table-cell table:formula="of:=[.G33]*255" office:value-type="float" office:value="45.3111972888685" calcext:value-type="float">
            <text:p>45.3111972888685</text:p>
          </table:table-cell>
          <table:table-cell table:formula="of:=[.H33]*255" office:value-type="float" office:value="250.942016012164" calcext:value-type="float">
            <text:p>250.942016012164</text:p>
          </table:table-cell>
          <table:table-cell table:formula="of:=ROUND([.I33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3]+1" office:value-type="float" office:value="30" calcext:value-type="float">
            <text:p>30</text:p>
          </table:table-cell>
          <table:table-cell table:formula="of:=[.D34]/[.$C$3]*90" office:value-type="float" office:value="10.5882352941176" calcext:value-type="float">
            <text:p>10.5882352941176</text:p>
          </table:table-cell>
          <table:table-cell table:formula="of:=RADIANS([.E34])" office:value-type="float" office:value="0.184799567858223" calcext:value-type="float">
            <text:p>0.184799567858223</text:p>
          </table:table-cell>
          <table:table-cell table:formula="of:=SIN([.$F34])" office:value-type="float" office:value="0.18374951781657" calcext:value-type="float">
            <text:p>0.18374951781657</text:p>
          </table:table-cell>
          <table:table-cell table:formula="of:=COS([.$F34])" office:value-type="float" office:value="0.982973099683902" calcext:value-type="float">
            <text:p>0.982973099683902</text:p>
          </table:table-cell>
          <table:table-cell table:formula="of:=[.G34]*255" office:value-type="float" office:value="46.8561270432254" calcext:value-type="float">
            <text:p>46.8561270432254</text:p>
          </table:table-cell>
          <table:table-cell table:formula="of:=[.H34]*255" office:value-type="float" office:value="250.658140419395" calcext:value-type="float">
            <text:p>250.658140419395</text:p>
          </table:table-cell>
          <table:table-cell table:formula="of:=ROUND([.I34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4]+1" office:value-type="float" office:value="31" calcext:value-type="float">
            <text:p>31</text:p>
          </table:table-cell>
          <table:table-cell table:formula="of:=[.D35]/[.$C$3]*90" office:value-type="float" office:value="10.9411764705882" calcext:value-type="float">
            <text:p>10.9411764705882</text:p>
          </table:table-cell>
          <table:table-cell table:formula="of:=RADIANS([.E35])" office:value-type="float" office:value="0.190959553453497" calcext:value-type="float">
            <text:p>0.190959553453497</text:p>
          </table:table-cell>
          <table:table-cell table:formula="of:=SIN([.$F35])" office:value-type="float" office:value="0.189801093441826" calcext:value-type="float">
            <text:p>0.189801093441826</text:p>
          </table:table-cell>
          <table:table-cell table:formula="of:=COS([.$F35])" office:value-type="float" office:value="0.981822562853537" calcext:value-type="float">
            <text:p>0.981822562853537</text:p>
          </table:table-cell>
          <table:table-cell table:formula="of:=[.G35]*255" office:value-type="float" office:value="48.3992788276656" calcext:value-type="float">
            <text:p>48.3992788276656</text:p>
          </table:table-cell>
          <table:table-cell table:formula="of:=[.H35]*255" office:value-type="float" office:value="250.364753527652" calcext:value-type="float">
            <text:p>250.364753527652</text:p>
          </table:table-cell>
          <table:table-cell table:formula="of:=ROUND([.I35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5]+1" office:value-type="float" office:value="32" calcext:value-type="float">
            <text:p>32</text:p>
          </table:table-cell>
          <table:table-cell table:formula="of:=[.D36]/[.$C$3]*90" office:value-type="float" office:value="11.2941176470588" calcext:value-type="float">
            <text:p>11.2941176470588</text:p>
          </table:table-cell>
          <table:table-cell table:formula="of:=RADIANS([.E36])" office:value-type="float" office:value="0.197119539048771" calcext:value-type="float">
            <text:p>0.197119539048771</text:p>
          </table:table-cell>
          <table:table-cell table:formula="of:=SIN([.$F36])" office:value-type="float" office:value="0.195845467007167" calcext:value-type="float">
            <text:p>0.195845467007167</text:p>
          </table:table-cell>
          <table:table-cell table:formula="of:=COS([.$F36])" office:value-type="float" office:value="0.980634770468978" calcext:value-type="float">
            <text:p>0.980634770468978</text:p>
          </table:table-cell>
          <table:table-cell table:formula="of:=[.G36]*255" office:value-type="float" office:value="49.9405940868276" calcext:value-type="float">
            <text:p>49.9405940868276</text:p>
          </table:table-cell>
          <table:table-cell table:formula="of:=[.H36]*255" office:value-type="float" office:value="250.061866469589" calcext:value-type="float">
            <text:p>250.061866469589</text:p>
          </table:table-cell>
          <table:table-cell table:formula="of:=ROUND([.I36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6]+1" office:value-type="float" office:value="33" calcext:value-type="float">
            <text:p>33</text:p>
          </table:table-cell>
          <table:table-cell table:formula="of:=[.D37]/[.$C$3]*90" office:value-type="float" office:value="11.6470588235294" calcext:value-type="float">
            <text:p>11.6470588235294</text:p>
          </table:table-cell>
          <table:table-cell table:formula="of:=RADIANS([.E37])" office:value-type="float" office:value="0.203279524644045" calcext:value-type="float">
            <text:p>0.203279524644045</text:p>
          </table:table-cell>
          <table:table-cell table:formula="of:=SIN([.$F37])" office:value-type="float" office:value="0.20188240915701" calcext:value-type="float">
            <text:p>0.20188240915701</text:p>
          </table:table-cell>
          <table:table-cell table:formula="of:=COS([.$F37])" office:value-type="float" office:value="0.979409767601366" calcext:value-type="float">
            <text:p>0.979409767601366</text:p>
          </table:table-cell>
          <table:table-cell table:formula="of:=[.G37]*255" office:value-type="float" office:value="51.4800143350376" calcext:value-type="float">
            <text:p>51.4800143350376</text:p>
          </table:table-cell>
          <table:table-cell table:formula="of:=[.H37]*255" office:value-type="float" office:value="249.749490738348" calcext:value-type="float">
            <text:p>249.749490738348</text:p>
          </table:table-cell>
          <table:table-cell table:formula="of:=ROUND([.I37];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7]+1" office:value-type="float" office:value="34" calcext:value-type="float">
            <text:p>34</text:p>
          </table:table-cell>
          <table:table-cell table:formula="of:=[.D38]/[.$C$3]*90" office:value-type="float" office:value="12" calcext:value-type="float">
            <text:p>12</text:p>
          </table:table-cell>
          <table:table-cell table:formula="of:=RADIANS([.E38])" office:value-type="float" office:value="0.20943951023932" calcext:value-type="float">
            <text:p>0.20943951023932</text:p>
          </table:table-cell>
          <table:table-cell table:formula="of:=SIN([.$F38])" office:value-type="float" office:value="0.207911690817759" calcext:value-type="float">
            <text:p>0.207911690817759</text:p>
          </table:table-cell>
          <table:table-cell table:formula="of:=COS([.$F38])" office:value-type="float" office:value="0.978147600733806" calcext:value-type="float">
            <text:p>0.978147600733806</text:p>
          </table:table-cell>
          <table:table-cell table:formula="of:=[.G38]*255" office:value-type="float" office:value="53.0174811585286" calcext:value-type="float">
            <text:p>53.0174811585286</text:p>
          </table:table-cell>
          <table:table-cell table:formula="of:=[.H38]*255" office:value-type="float" office:value="249.42763818712" calcext:value-type="float">
            <text:p>249.42763818712</text:p>
          </table:table-cell>
          <table:table-cell table:formula="of:=ROUND([.I38];0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8]+1" office:value-type="float" office:value="35" calcext:value-type="float">
            <text:p>35</text:p>
          </table:table-cell>
          <table:table-cell table:formula="of:=[.D39]/[.$C$3]*90" office:value-type="float" office:value="12.3529411764706" calcext:value-type="float">
            <text:p>12.3529411764706</text:p>
          </table:table-cell>
          <table:table-cell table:formula="of:=RADIANS([.E39])" office:value-type="float" office:value="0.215599495834594" calcext:value-type="float">
            <text:p>0.215599495834594</text:p>
          </table:table-cell>
          <table:table-cell table:formula="of:=SIN([.$F39])" office:value-type="float" office:value="0.213933083206497" calcext:value-type="float">
            <text:p>0.213933083206497</text:p>
          </table:table-cell>
          <table:table-cell table:formula="of:=COS([.$F39])" office:value-type="float" office:value="0.976848317759601" calcext:value-type="float">
            <text:p>0.976848317759601</text:p>
          </table:table-cell>
          <table:table-cell table:formula="of:=[.G39]*255" office:value-type="float" office:value="54.5529362176569" calcext:value-type="float">
            <text:p>54.5529362176569</text:p>
          </table:table-cell>
          <table:table-cell table:formula="of:=[.H39]*255" office:value-type="float" office:value="249.096321028698" calcext:value-type="float">
            <text:p>249.096321028698</text:p>
          </table:table-cell>
          <table:table-cell table:formula="of:=ROUND([.I39];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9]+1" office:value-type="float" office:value="36" calcext:value-type="float">
            <text:p>36</text:p>
          </table:table-cell>
          <table:table-cell table:formula="of:=[.D40]/[.$C$3]*90" office:value-type="float" office:value="12.7058823529412" calcext:value-type="float">
            <text:p>12.7058823529412</text:p>
          </table:table-cell>
          <table:table-cell table:formula="of:=RADIANS([.E40])" office:value-type="float" office:value="0.221759481429868" calcext:value-type="float">
            <text:p>0.221759481429868</text:p>
          </table:table-cell>
          <table:table-cell table:formula="of:=SIN([.$F40])" office:value-type="float" office:value="0.219946357839669" calcext:value-type="float">
            <text:p>0.219946357839669</text:p>
          </table:table-cell>
          <table:table-cell table:formula="of:=COS([.$F40])" office:value-type="float" office:value="0.975511967980437" calcext:value-type="float">
            <text:p>0.975511967980437</text:p>
          </table:table-cell>
          <table:table-cell table:formula="of:=[.G40]*255" office:value-type="float" office:value="56.0863212491155" calcext:value-type="float">
            <text:p>56.0863212491155</text:p>
          </table:table-cell>
          <table:table-cell table:formula="of:=[.H40]*255" office:value-type="float" office:value="248.755551835011" calcext:value-type="float">
            <text:p>248.755551835011</text:p>
          </table:table-cell>
          <table:table-cell table:formula="of:=ROUND([.I40];0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0]+1" office:value-type="float" office:value="37" calcext:value-type="float">
            <text:p>37</text:p>
          </table:table-cell>
          <table:table-cell table:formula="of:=[.D41]/[.$C$3]*90" office:value-type="float" office:value="13.0588235294118" calcext:value-type="float">
            <text:p>13.0588235294118</text:p>
          </table:table-cell>
          <table:table-cell table:formula="of:=RADIANS([.E41])" office:value-type="float" office:value="0.227919467025142" calcext:value-type="float">
            <text:p>0.227919467025142</text:p>
          </table:table-cell>
          <table:table-cell table:formula="of:=SIN([.$F41])" office:value-type="float" office:value="0.225951286541748" calcext:value-type="float">
            <text:p>0.225951286541748</text:p>
          </table:table-cell>
          <table:table-cell table:formula="of:=COS([.$F41])" office:value-type="float" office:value="0.97413860210451" calcext:value-type="float">
            <text:p>0.97413860210451</text:p>
          </table:table-cell>
          <table:table-cell table:formula="of:=[.G41]*255" office:value-type="float" office:value="57.6175780681457" calcext:value-type="float">
            <text:p>57.6175780681457</text:p>
          </table:table-cell>
          <table:table-cell table:formula="of:=[.H41]*255" office:value-type="float" office:value="248.40534353665" calcext:value-type="float">
            <text:p>248.40534353665</text:p>
          </table:table-cell>
          <table:table-cell table:formula="of:=ROUND([.I41];0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1]+1" office:value-type="float" office:value="38" calcext:value-type="float">
            <text:p>38</text:p>
          </table:table-cell>
          <table:table-cell table:formula="of:=[.D42]/[.$C$3]*90" office:value-type="float" office:value="13.4117647058824" calcext:value-type="float">
            <text:p>13.4117647058824</text:p>
          </table:table-cell>
          <table:table-cell table:formula="of:=RADIANS([.E42])" office:value-type="float" office:value="0.234079452620416" calcext:value-type="float">
            <text:p>0.234079452620416</text:p>
          </table:table-cell>
          <table:table-cell table:formula="of:=SIN([.$F42])" office:value-type="float" office:value="0.231947641453898" calcext:value-type="float">
            <text:p>0.231947641453898</text:p>
          </table:table-cell>
          <table:table-cell table:formula="of:=COS([.$F42])" office:value-type="float" office:value="0.972728272244605" calcext:value-type="float">
            <text:p>0.972728272244605</text:p>
          </table:table-cell>
          <table:table-cell table:formula="of:=[.G42]*255" office:value-type="float" office:value="59.146648570744" calcext:value-type="float">
            <text:p>59.146648570744</text:p>
          </table:table-cell>
          <table:table-cell table:formula="of:=[.H42]*255" office:value-type="float" office:value="248.045709422374" calcext:value-type="float">
            <text:p>248.045709422374</text:p>
          </table:table-cell>
          <table:table-cell table:formula="of:=ROUND([.I42];0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2]+1" office:value-type="float" office:value="39" calcext:value-type="float">
            <text:p>39</text:p>
          </table:table-cell>
          <table:table-cell table:formula="of:=[.D43]/[.$C$3]*90" office:value-type="float" office:value="13.7647058823529" calcext:value-type="float">
            <text:p>13.7647058823529</text:p>
          </table:table-cell>
          <table:table-cell table:formula="of:=RADIANS([.E43])" office:value-type="float" office:value="0.24023943821569" calcext:value-type="float">
            <text:p>0.24023943821569</text:p>
          </table:table-cell>
          <table:table-cell table:formula="of:=SIN([.$F43])" office:value-type="float" office:value="0.237935195042619" calcext:value-type="float">
            <text:p>0.237935195042619</text:p>
          </table:table-cell>
          <table:table-cell table:formula="of:=COS([.$F43])" office:value-type="float" office:value="0.971281031916114" calcext:value-type="float">
            <text:p>0.971281031916114</text:p>
          </table:table-cell>
          <table:table-cell table:formula="of:=[.G43]*255" office:value-type="float" office:value="60.6734747358678" calcext:value-type="float">
            <text:p>60.6734747358678</text:p>
          </table:table-cell>
          <table:table-cell table:formula="of:=[.H43]*255" office:value-type="float" office:value="247.676663138609" calcext:value-type="float">
            <text:p>247.676663138609</text:p>
          </table:table-cell>
          <table:table-cell table:formula="of:=ROUND([.I43]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3]+1" office:value-type="float" office:value="40" calcext:value-type="float">
            <text:p>40</text:p>
          </table:table-cell>
          <table:table-cell table:formula="of:=[.D44]/[.$C$3]*90" office:value-type="float" office:value="14.1176470588235" calcext:value-type="float">
            <text:p>14.1176470588235</text:p>
          </table:table-cell>
          <table:table-cell table:formula="of:=RADIANS([.E44])" office:value-type="float" office:value="0.246399423810964" calcext:value-type="float">
            <text:p>0.246399423810964</text:p>
          </table:table-cell>
          <table:table-cell table:formula="of:=SIN([.$F44])" office:value-type="float" office:value="0.243913720108377" calcext:value-type="float">
            <text:p>0.243913720108377</text:p>
          </table:table-cell>
          <table:table-cell table:formula="of:=COS([.$F44])" office:value-type="float" office:value="0.96979693603501" calcext:value-type="float">
            <text:p>0.96979693603501</text:p>
          </table:table-cell>
          <table:table-cell table:formula="of:=[.G44]*255" office:value-type="float" office:value="62.1979986276362" calcext:value-type="float">
            <text:p>62.1979986276362</text:p>
          </table:table-cell>
          <table:table-cell table:formula="of:=[.H44]*255" office:value-type="float" office:value="247.298218688927" calcext:value-type="float">
            <text:p>247.298218688927</text:p>
          </table:table-cell>
          <table:table-cell table:formula="of:=ROUND([.I44]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4]+1" office:value-type="float" office:value="41" calcext:value-type="float">
            <text:p>41</text:p>
          </table:table-cell>
          <table:table-cell table:formula="of:=[.D45]/[.$C$3]*90" office:value-type="float" office:value="14.4705882352941" calcext:value-type="float">
            <text:p>14.4705882352941</text:p>
          </table:table-cell>
          <table:table-cell table:formula="of:=RADIANS([.E45])" office:value-type="float" office:value="0.252559409406238" calcext:value-type="float">
            <text:p>0.252559409406238</text:p>
          </table:table-cell>
          <table:table-cell table:formula="of:=SIN([.$F45])" office:value-type="float" office:value="0.249882989794231" calcext:value-type="float">
            <text:p>0.249882989794231</text:p>
          </table:table-cell>
          <table:table-cell table:formula="of:=COS([.$F45])" office:value-type="float" office:value="0.968276040915759" calcext:value-type="float">
            <text:p>0.968276040915759</text:p>
          </table:table-cell>
          <table:table-cell table:formula="of:=[.G45]*255" office:value-type="float" office:value="63.7201623975289" calcext:value-type="float">
            <text:p>63.7201623975289</text:p>
          </table:table-cell>
          <table:table-cell table:formula="of:=[.H45]*255" office:value-type="float" office:value="246.910390433519" calcext:value-type="float">
            <text:p>246.910390433519</text:p>
          </table:table-cell>
          <table:table-cell table:formula="of:=ROUND([.I45]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5]+1" office:value-type="float" office:value="42" calcext:value-type="float">
            <text:p>42</text:p>
          </table:table-cell>
          <table:table-cell table:formula="of:=[.D46]/[.$C$3]*90" office:value-type="float" office:value="14.8235294117647" calcext:value-type="float">
            <text:p>14.8235294117647</text:p>
          </table:table-cell>
          <table:table-cell table:formula="of:=RADIANS([.E46])" office:value-type="float" office:value="0.258719395001512" calcext:value-type="float">
            <text:p>0.258719395001512</text:p>
          </table:table-cell>
          <table:table-cell table:formula="of:=SIN([.$F46])" office:value-type="float" office:value="0.255842777594436" calcext:value-type="float">
            <text:p>0.255842777594436</text:p>
          </table:table-cell>
          <table:table-cell table:formula="of:=COS([.$F46])" office:value-type="float" office:value="0.966718404269187" calcext:value-type="float">
            <text:p>0.966718404269187</text:p>
          </table:table-cell>
          <table:table-cell table:formula="of:=[.G46]*255" office:value-type="float" office:value="65.2399082865811" calcext:value-type="float">
            <text:p>65.2399082865811</text:p>
          </table:table-cell>
          <table:table-cell table:formula="of:=[.H46]*255" office:value-type="float" office:value="246.513193088643" calcext:value-type="float">
            <text:p>246.513193088643</text:p>
          </table:table-cell>
          <table:table-cell table:formula="of:=ROUND([.I46]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6]+1" office:value-type="float" office:value="43" calcext:value-type="float">
            <text:p>43</text:p>
          </table:table-cell>
          <table:table-cell table:formula="of:=[.D47]/[.$C$3]*90" office:value-type="float" office:value="15.1764705882353" calcext:value-type="float">
            <text:p>15.1764705882353</text:p>
          </table:table-cell>
          <table:table-cell table:formula="of:=RADIANS([.E47])" office:value-type="float" office:value="0.264879380596786" calcext:value-type="float">
            <text:p>0.264879380596786</text:p>
          </table:table-cell>
          <table:table-cell table:formula="of:=SIN([.$F47])" office:value-type="float" office:value="0.26179285736304" calcext:value-type="float">
            <text:p>0.26179285736304</text:p>
          </table:table-cell>
          <table:table-cell table:formula="of:=COS([.$F47])" office:value-type="float" office:value="0.965124085200289" calcext:value-type="float">
            <text:p>0.965124085200289</text:p>
          </table:table-cell>
          <table:table-cell table:formula="of:=[.G47]*255" office:value-type="float" office:value="66.7571786275753" calcext:value-type="float">
            <text:p>66.7571786275753</text:p>
          </table:table-cell>
          <table:table-cell table:formula="of:=[.H47]*255" office:value-type="float" office:value="246.106641726074" calcext:value-type="float">
            <text:p>246.106641726074</text:p>
          </table:table-cell>
          <table:table-cell table:formula="of:=ROUND([.I47];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7]+1" office:value-type="float" office:value="44" calcext:value-type="float">
            <text:p>44</text:p>
          </table:table-cell>
          <table:table-cell table:formula="of:=[.D48]/[.$C$3]*90" office:value-type="float" office:value="15.5294117647059" calcext:value-type="float">
            <text:p>15.5294117647059</text:p>
          </table:table-cell>
          <table:table-cell table:formula="of:=RADIANS([.E48])" office:value-type="float" office:value="0.271039366192061" calcext:value-type="float">
            <text:p>0.271039366192061</text:p>
          </table:table-cell>
          <table:table-cell table:formula="of:=SIN([.$F48])" office:value-type="float" office:value="0.267733003322468" calcext:value-type="float">
            <text:p>0.267733003322468</text:p>
          </table:table-cell>
          <table:table-cell table:formula="of:=COS([.$F48])" office:value-type="float" office:value="0.963493144205983" calcext:value-type="float">
            <text:p>0.963493144205983</text:p>
          </table:table-cell>
          <table:table-cell table:formula="of:=[.G48]*255" office:value-type="float" office:value="68.2719158472293" calcext:value-type="float">
            <text:p>68.2719158472293</text:p>
          </table:table-cell>
          <table:table-cell table:formula="of:=[.H48]*255" office:value-type="float" office:value="245.690751772526" calcext:value-type="float">
            <text:p>245.690751772526</text:p>
          </table:table-cell>
          <table:table-cell table:formula="of:=ROUND([.I48];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8]+1" office:value-type="float" office:value="45" calcext:value-type="float">
            <text:p>45</text:p>
          </table:table-cell>
          <table:table-cell table:formula="of:=[.D49]/[.$C$3]*90" office:value-type="float" office:value="15.8823529411765" calcext:value-type="float">
            <text:p>15.8823529411765</text:p>
          </table:table-cell>
          <table:table-cell table:formula="of:=RADIANS([.E49])" office:value-type="float" office:value="0.277199351787335" calcext:value-type="float">
            <text:p>0.277199351787335</text:p>
          </table:table-cell>
          <table:table-cell table:formula="of:=SIN([.$F49])" office:value-type="float" office:value="0.273662990072083" calcext:value-type="float">
            <text:p>0.273662990072083</text:p>
          </table:table-cell>
          <table:table-cell table:formula="of:=COS([.$F49])" office:value-type="float" office:value="0.961825643172819" calcext:value-type="float">
            <text:p>0.961825643172819</text:p>
          </table:table-cell>
          <table:table-cell table:formula="of:=[.G49]*255" office:value-type="float" office:value="69.7840624683811" calcext:value-type="float">
            <text:p>69.7840624683811</text:p>
          </table:table-cell>
          <table:table-cell table:formula="of:=[.H49]*255" office:value-type="float" office:value="245.265539009069" calcext:value-type="float">
            <text:p>245.265539009069</text:p>
          </table:table-cell>
          <table:table-cell table:formula="of:=ROUND([.I49]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9]+1" office:value-type="float" office:value="46" calcext:value-type="float">
            <text:p>46</text:p>
          </table:table-cell>
          <table:table-cell table:formula="of:=[.D50]/[.$C$3]*90" office:value-type="float" office:value="16.2352941176471" calcext:value-type="float">
            <text:p>16.2352941176471</text:p>
          </table:table-cell>
          <table:table-cell table:formula="of:=RADIANS([.E50])" office:value-type="float" office:value="0.283359337382609" calcext:value-type="float">
            <text:p>0.283359337382609</text:p>
          </table:table-cell>
          <table:table-cell table:formula="of:=SIN([.$F50])" office:value-type="float" office:value="0.279582592596744" calcext:value-type="float">
            <text:p>0.279582592596744</text:p>
          </table:table-cell>
          <table:table-cell table:formula="of:=COS([.$F50])" office:value-type="float" office:value="0.960121645374628" calcext:value-type="float">
            <text:p>0.960121645374628</text:p>
          </table:table-cell>
          <table:table-cell table:formula="of:=[.G50]*255" office:value-type="float" office:value="71.2935611121697" calcext:value-type="float">
            <text:p>71.2935611121697</text:p>
          </table:table-cell>
          <table:table-cell table:formula="of:=[.H50]*255" office:value-type="float" office:value="244.83101957053" calcext:value-type="float">
            <text:p>244.83101957053</text:p>
          </table:table-cell>
          <table:table-cell table:formula="of:=ROUND([.I50];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0]+1" office:value-type="float" office:value="47" calcext:value-type="float">
            <text:p>47</text:p>
          </table:table-cell>
          <table:table-cell table:formula="of:=[.D51]/[.$C$3]*90" office:value-type="float" office:value="16.5882352941176" calcext:value-type="float">
            <text:p>16.5882352941176</text:p>
          </table:table-cell>
          <table:table-cell table:formula="of:=RADIANS([.E51])" office:value-type="float" office:value="0.289519322977883" calcext:value-type="float">
            <text:p>0.289519322977883</text:p>
          </table:table-cell>
          <table:table-cell table:formula="of:=SIN([.$F51])" office:value-type="float" office:value="0.285491586275342" calcext:value-type="float">
            <text:p>0.285491586275342</text:p>
          </table:table-cell>
          <table:table-cell table:formula="of:=COS([.$F51])" office:value-type="float" office:value="0.958381215470122" calcext:value-type="float">
            <text:p>0.958381215470122</text:p>
          </table:table-cell>
          <table:table-cell table:formula="of:=[.G51]*255" office:value-type="float" office:value="72.8003545002122" calcext:value-type="float">
            <text:p>72.8003545002122</text:p>
          </table:table-cell>
          <table:table-cell table:formula="of:=[.H51]*255" office:value-type="float" office:value="244.387209944881" calcext:value-type="float">
            <text:p>244.387209944881</text:p>
          </table:table-cell>
          <table:table-cell table:formula="of:=ROUND([.I51];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1]+1" office:value-type="float" office:value="48" calcext:value-type="float">
            <text:p>48</text:p>
          </table:table-cell>
          <table:table-cell table:formula="of:=[.D52]/[.$C$3]*90" office:value-type="float" office:value="16.9411764705882" calcext:value-type="float">
            <text:p>16.9411764705882</text:p>
          </table:table-cell>
          <table:table-cell table:formula="of:=RADIANS([.E52])" office:value-type="float" office:value="0.295679308573157" calcext:value-type="float">
            <text:p>0.295679308573157</text:p>
          </table:table-cell>
          <table:table-cell table:formula="of:=SIN([.$F52])" office:value-type="float" office:value="0.291389746889325" calcext:value-type="float">
            <text:p>0.291389746889325</text:p>
          </table:table-cell>
          <table:table-cell table:formula="of:=COS([.$F52])" office:value-type="float" office:value="0.956604419500441" calcext:value-type="float">
            <text:p>0.956604419500441</text:p>
          </table:table-cell>
          <table:table-cell table:formula="of:=[.G52]*255" office:value-type="float" office:value="74.3043854567778" calcext:value-type="float">
            <text:p>74.3043854567778</text:p>
          </table:table-cell>
          <table:table-cell table:formula="of:=[.H52]*255" office:value-type="float" office:value="243.934126972612" calcext:value-type="float">
            <text:p>243.934126972612</text:p>
          </table:table-cell>
          <table:table-cell table:formula="of:=ROUND([.I52];0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2]+1" office:value-type="float" office:value="49" calcext:value-type="float">
            <text:p>49</text:p>
          </table:table-cell>
          <table:table-cell table:formula="of:=[.D53]/[.$C$3]*90" office:value-type="float" office:value="17.2941176470588" calcext:value-type="float">
            <text:p>17.2941176470588</text:p>
          </table:table-cell>
          <table:table-cell table:formula="of:=RADIANS([.E53])" office:value-type="float" office:value="0.301839294168431" calcext:value-type="float">
            <text:p>0.301839294168431</text:p>
          </table:table-cell>
          <table:table-cell table:formula="of:=SIN([.$F53])" office:value-type="float" office:value="0.297276850631203" calcext:value-type="float">
            <text:p>0.297276850631203</text:p>
          </table:table-cell>
          <table:table-cell table:formula="of:=COS([.$F53])" office:value-type="float" office:value="0.954791324886644" calcext:value-type="float">
            <text:p>0.954791324886644</text:p>
          </table:table-cell>
          <table:table-cell table:formula="of:=[.G53]*255" office:value-type="float" office:value="75.8055969109567" calcext:value-type="float">
            <text:p>75.8055969109567</text:p>
          </table:table-cell>
          <table:table-cell table:formula="of:=[.H53]*255" office:value-type="float" office:value="243.471787846094" calcext:value-type="float">
            <text:p>243.471787846094</text:p>
          </table:table-cell>
          <table:table-cell table:formula="of:=ROUND([.I53];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3]+1" office:value-type="float" office:value="50" calcext:value-type="float">
            <text:p>50</text:p>
          </table:table-cell>
          <table:table-cell table:formula="of:=[.D54]/[.$C$3]*90" office:value-type="float" office:value="17.6470588235294" calcext:value-type="float">
            <text:p>17.6470588235294</text:p>
          </table:table-cell>
          <table:table-cell table:formula="of:=RADIANS([.E54])" office:value-type="float" office:value="0.307999279763705" calcext:value-type="float">
            <text:p>0.307999279763705</text:p>
          </table:table-cell>
          <table:table-cell table:formula="of:=SIN([.$F54])" office:value-type="float" office:value="0.303152674113044" calcext:value-type="float">
            <text:p>0.303152674113044</text:p>
          </table:table-cell>
          <table:table-cell table:formula="of:=COS([.$F54])" office:value-type="float" office:value="0.952942000427157" calcext:value-type="float">
            <text:p>0.952942000427157</text:p>
          </table:table-cell>
          <table:table-cell table:formula="of:=[.G54]*255" office:value-type="float" office:value="77.3039318988261" calcext:value-type="float">
            <text:p>77.3039318988261</text:p>
          </table:table-cell>
          <table:table-cell table:formula="of:=[.H54]*255" office:value-type="float" office:value="243.000210108925" calcext:value-type="float">
            <text:p>243.000210108925</text:p>
          </table:table-cell>
          <table:table-cell table:formula="of:=ROUND([.I54];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]+1" office:value-type="float" office:value="51" calcext:value-type="float">
            <text:p>51</text:p>
          </table:table-cell>
          <table:table-cell table:formula="of:=[.D55]/[.$C$3]*90" office:value-type="float" office:value="18" calcext:value-type="float">
            <text:p>18</text:p>
          </table:table-cell>
          <table:table-cell table:formula="of:=RADIANS([.E55])" office:value-type="float" office:value="0.314159265358979" calcext:value-type="float">
            <text:p>0.314159265358979</text:p>
          </table:table-cell>
          <table:table-cell table:formula="of:=SIN([.$F55])" office:value-type="float" office:value="0.309016994374947" calcext:value-type="float">
            <text:p>0.309016994374947</text:p>
          </table:table-cell>
          <table:table-cell table:formula="of:=COS([.$F55])" office:value-type="float" office:value="0.951056516295153" calcext:value-type="float">
            <text:p>0.951056516295153</text:p>
          </table:table-cell>
          <table:table-cell table:formula="of:=[.G55]*255" office:value-type="float" office:value="78.7993335656116" calcext:value-type="float">
            <text:p>78.7993335656116</text:p>
          </table:table-cell>
          <table:table-cell table:formula="of:=[.H55]*255" office:value-type="float" office:value="242.519411655264" calcext:value-type="float">
            <text:p>242.519411655264</text:p>
          </table:table-cell>
          <table:table-cell table:formula="of:=ROUND([.I55];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]+1" office:value-type="float" office:value="52" calcext:value-type="float">
            <text:p>52</text:p>
          </table:table-cell>
          <table:table-cell table:formula="of:=[.D56]/[.$C$3]*90" office:value-type="float" office:value="18.3529411764706" calcext:value-type="float">
            <text:p>18.3529411764706</text:p>
          </table:table-cell>
          <table:table-cell table:formula="of:=RADIANS([.E56])" office:value-type="float" office:value="0.320319250954253" calcext:value-type="float">
            <text:p>0.320319250954253</text:p>
          </table:table-cell>
          <table:table-cell table:formula="of:=SIN([.$F56])" office:value-type="float" office:value="0.314869588893508" calcext:value-type="float">
            <text:p>0.314869588893508</text:p>
          </table:table-cell>
          <table:table-cell table:formula="of:=COS([.$F56])" office:value-type="float" office:value="0.949134944035901" calcext:value-type="float">
            <text:p>0.949134944035901</text:p>
          </table:table-cell>
          <table:table-cell table:formula="of:=[.G56]*255" office:value-type="float" office:value="80.2917451678445" calcext:value-type="float">
            <text:p>80.2917451678445</text:p>
          </table:table-cell>
          <table:table-cell table:formula="of:=[.H56]*255" office:value-type="float" office:value="242.029410729155" calcext:value-type="float">
            <text:p>242.029410729155</text:p>
          </table:table-cell>
          <table:table-cell table:formula="of:=ROUND([.I56];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]+1" office:value-type="float" office:value="53" calcext:value-type="float">
            <text:p>53</text:p>
          </table:table-cell>
          <table:table-cell table:formula="of:=[.D57]/[.$C$3]*90" office:value-type="float" office:value="18.7058823529412" calcext:value-type="float">
            <text:p>18.7058823529412</text:p>
          </table:table-cell>
          <table:table-cell table:formula="of:=RADIANS([.E57])" office:value-type="float" office:value="0.326479236549528" calcext:value-type="float">
            <text:p>0.326479236549528</text:p>
          </table:table-cell>
          <table:table-cell table:formula="of:=SIN([.$F57])" office:value-type="float" office:value="0.320710235590255" calcext:value-type="float">
            <text:p>0.320710235590255</text:p>
          </table:table-cell>
          <table:table-cell table:formula="of:=COS([.$F57])" office:value-type="float" office:value="0.94717735656404" calcext:value-type="float">
            <text:p>0.94717735656404</text:p>
          </table:table-cell>
          <table:table-cell table:formula="of:=[.G57]*255" office:value-type="float" office:value="81.7811100755151" calcext:value-type="float">
            <text:p>81.7811100755151</text:p>
          </table:table-cell>
          <table:table-cell table:formula="of:=[.H57]*255" office:value-type="float" office:value="241.53022592383" calcext:value-type="float">
            <text:p>241.53022592383</text:p>
          </table:table-cell>
          <table:table-cell table:formula="of:=ROUND([.I57];0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]+1" office:value-type="float" office:value="54" calcext:value-type="float">
            <text:p>54</text:p>
          </table:table-cell>
          <table:table-cell table:formula="of:=[.D58]/[.$C$3]*90" office:value-type="float" office:value="19.0588235294118" calcext:value-type="float">
            <text:p>19.0588235294118</text:p>
          </table:table-cell>
          <table:table-cell table:formula="of:=RADIANS([.E58])" office:value-type="float" office:value="0.332639222144802" calcext:value-type="float">
            <text:p>0.332639222144802</text:p>
          </table:table-cell>
          <table:table-cell table:formula="of:=SIN([.$F58])" office:value-type="float" office:value="0.326538712840083" calcext:value-type="float">
            <text:p>0.326538712840083</text:p>
          </table:table-cell>
          <table:table-cell table:formula="of:=COS([.$F58])" office:value-type="float" office:value="0.94518382816082" calcext:value-type="float">
            <text:p>0.94518382816082</text:p>
          </table:table-cell>
          <table:table-cell table:formula="of:=[.G58]*255" office:value-type="float" office:value="83.2673717742212" calcext:value-type="float">
            <text:p>83.2673717742212</text:p>
          </table:table-cell>
          <table:table-cell table:formula="of:=[.H58]*255" office:value-type="float" office:value="241.021876181009" calcext:value-type="float">
            <text:p>241.021876181009</text:p>
          </table:table-cell>
          <table:table-cell table:formula="of:=ROUND([.I58];0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]+1" office:value-type="float" office:value="55" calcext:value-type="float">
            <text:p>55</text:p>
          </table:table-cell>
          <table:table-cell table:formula="of:=[.D59]/[.$C$3]*90" office:value-type="float" office:value="19.4117647058824" calcext:value-type="float">
            <text:p>19.4117647058824</text:p>
          </table:table-cell>
          <table:table-cell table:formula="of:=RADIANS([.E59])" office:value-type="float" office:value="0.338799207740076" calcext:value-type="float">
            <text:p>0.338799207740076</text:p>
          </table:table-cell>
          <table:table-cell table:formula="of:=SIN([.$F59])" office:value-type="float" office:value="0.33235479947966" calcext:value-type="float">
            <text:p>0.33235479947966</text:p>
          </table:table-cell>
          <table:table-cell table:formula="of:=COS([.$F59])" office:value-type="float" office:value="0.943154434471277" calcext:value-type="float">
            <text:p>0.943154434471277</text:p>
          </table:table-cell>
          <table:table-cell table:formula="of:=[.G59]*255" office:value-type="float" office:value="84.7504738673132" calcext:value-type="float">
            <text:p>84.7504738673132</text:p>
          </table:table-cell>
          <table:table-cell table:formula="of:=[.H59]*255" office:value-type="float" office:value="240.504380790176" calcext:value-type="float">
            <text:p>240.504380790176</text:p>
          </table:table-cell>
          <table:table-cell table:formula="of:=ROUND([.I59];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]+1" office:value-type="float" office:value="56" calcext:value-type="float">
            <text:p>56</text:p>
          </table:table-cell>
          <table:table-cell table:formula="of:=[.D60]/[.$C$3]*90" office:value-type="float" office:value="19.7647058823529" calcext:value-type="float">
            <text:p>19.7647058823529</text:p>
          </table:table-cell>
          <table:table-cell table:formula="of:=RADIANS([.E60])" office:value-type="float" office:value="0.34495919333535" calcext:value-type="float">
            <text:p>0.34495919333535</text:p>
          </table:table-cell>
          <table:table-cell table:formula="of:=SIN([.$F60])" office:value-type="float" office:value="0.338158274815817" calcext:value-type="float">
            <text:p>0.338158274815817</text:p>
          </table:table-cell>
          <table:table-cell table:formula="of:=COS([.$F60])" office:value-type="float" office:value="0.941089252501372" calcext:value-type="float">
            <text:p>0.941089252501372</text:p>
          </table:table-cell>
          <table:table-cell table:formula="of:=[.G60]*255" office:value-type="float" office:value="86.2303600780334" calcext:value-type="float">
            <text:p>86.2303600780334</text:p>
          </table:table-cell>
          <table:table-cell table:formula="of:=[.H60]*255" office:value-type="float" office:value="239.97775938785" calcext:value-type="float">
            <text:p>239.97775938785</text:p>
          </table:table-cell>
          <table:table-cell table:formula="of:=ROUND([.I60];0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]+1" office:value-type="float" office:value="57" calcext:value-type="float">
            <text:p>57</text:p>
          </table:table-cell>
          <table:table-cell table:formula="of:=[.D61]/[.$C$3]*90" office:value-type="float" office:value="20.1176470588235" calcext:value-type="float">
            <text:p>20.1176470588235</text:p>
          </table:table-cell>
          <table:table-cell table:formula="of:=RADIANS([.E61])" office:value-type="float" office:value="0.351119178930624" calcext:value-type="float">
            <text:p>0.351119178930624</text:p>
          </table:table-cell>
          <table:table-cell table:formula="of:=SIN([.$F61])" office:value-type="float" office:value="0.343948918633928" calcext:value-type="float">
            <text:p>0.343948918633928</text:p>
          </table:table-cell>
          <table:table-cell table:formula="of:=COS([.$F61])" office:value-type="float" office:value="0.938988360615057" calcext:value-type="float">
            <text:p>0.938988360615057</text:p>
          </table:table-cell>
          <table:table-cell table:formula="of:=[.G61]*255" office:value-type="float" office:value="87.7069742516517" calcext:value-type="float">
            <text:p>87.7069742516517</text:p>
          </table:table-cell>
          <table:table-cell table:formula="of:=[.H61]*255" office:value-type="float" office:value="239.442031956839" calcext:value-type="float">
            <text:p>239.442031956839</text:p>
          </table:table-cell>
          <table:table-cell table:formula="of:=ROUND([.I61];0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]+1" office:value-type="float" office:value="58" calcext:value-type="float">
            <text:p>58</text:p>
          </table:table-cell>
          <table:table-cell table:formula="of:=[.D62]/[.$C$3]*90" office:value-type="float" office:value="20.4705882352941" calcext:value-type="float">
            <text:p>20.4705882352941</text:p>
          </table:table-cell>
          <table:table-cell table:formula="of:=RADIANS([.E62])" office:value-type="float" office:value="0.357279164525898" calcext:value-type="float">
            <text:p>0.357279164525898</text:p>
          </table:table-cell>
          <table:table-cell table:formula="of:=SIN([.$F62])" office:value-type="float" office:value="0.349726511206261" calcext:value-type="float">
            <text:p>0.349726511206261</text:p>
          </table:table-cell>
          <table:table-cell table:formula="of:=COS([.$F62])" office:value-type="float" office:value="0.936851838531311" calcext:value-type="float">
            <text:p>0.936851838531311</text:p>
          </table:table-cell>
          <table:table-cell table:formula="of:=[.G62]*255" office:value-type="float" office:value="89.1802603575966" calcext:value-type="float">
            <text:p>89.1802603575966</text:p>
          </table:table-cell>
          <table:table-cell table:formula="of:=[.H62]*255" office:value-type="float" office:value="238.897218825484" calcext:value-type="float">
            <text:p>238.897218825484</text:p>
          </table:table-cell>
          <table:table-cell table:formula="of:=ROUND([.I62];0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2]+1" office:value-type="float" office:value="59" calcext:value-type="float">
            <text:p>59</text:p>
          </table:table-cell>
          <table:table-cell table:formula="of:=[.D63]/[.$C$3]*90" office:value-type="float" office:value="20.8235294117647" calcext:value-type="float">
            <text:p>20.8235294117647</text:p>
          </table:table-cell>
          <table:table-cell table:formula="of:=RADIANS([.E63])" office:value-type="float" office:value="0.363439150121172" calcext:value-type="float">
            <text:p>0.363439150121172</text:p>
          </table:table-cell>
          <table:table-cell table:formula="of:=SIN([.$F63])" office:value-type="float" office:value="0.355490833300318" calcext:value-type="float">
            <text:p>0.355490833300318</text:p>
          </table:table-cell>
          <table:table-cell table:formula="of:=COS([.$F63])" office:value-type="float" office:value="0.934679767321111" calcext:value-type="float">
            <text:p>0.934679767321111</text:p>
          </table:table-cell>
          <table:table-cell table:formula="of:=[.G63]*255" office:value-type="float" office:value="90.6501624915811" calcext:value-type="float">
            <text:p>90.6501624915811</text:p>
          </table:table-cell>
          <table:table-cell table:formula="of:=[.H63]*255" office:value-type="float" office:value="238.343340666883" calcext:value-type="float">
            <text:p>238.343340666883</text:p>
          </table:table-cell>
          <table:table-cell table:formula="of:=ROUND([.I63];0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3]+1" office:value-type="float" office:value="60" calcext:value-type="float">
            <text:p>60</text:p>
          </table:table-cell>
          <table:table-cell table:formula="of:=[.D64]/[.$C$3]*90" office:value-type="float" office:value="21.1764705882353" calcext:value-type="float">
            <text:p>21.1764705882353</text:p>
          </table:table-cell>
          <table:table-cell table:formula="of:=RADIANS([.E64])" office:value-type="float" office:value="0.369599135716446" calcext:value-type="float">
            <text:p>0.369599135716446</text:p>
          </table:table-cell>
          <table:table-cell table:formula="of:=SIN([.$F64])" office:value-type="float" office:value="0.361241666187153" calcext:value-type="float">
            <text:p>0.361241666187153</text:p>
          </table:table-cell>
          <table:table-cell table:formula="of:=COS([.$F64])" office:value-type="float" office:value="0.932472229404356" calcext:value-type="float">
            <text:p>0.932472229404356</text:p>
          </table:table-cell>
          <table:table-cell table:formula="of:=[.G64]*255" office:value-type="float" office:value="92.116624877724" calcext:value-type="float">
            <text:p>92.116624877724</text:p>
          </table:table-cell>
          <table:table-cell table:formula="of:=[.H64]*255" office:value-type="float" office:value="237.780418498111" calcext:value-type="float">
            <text:p>237.780418498111</text:p>
          </table:table-cell>
          <table:table-cell table:formula="of:=ROUND([.I64];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4]+1" office:value-type="float" office:value="61" calcext:value-type="float">
            <text:p>61</text:p>
          </table:table-cell>
          <table:table-cell table:formula="of:=[.D65]/[.$C$3]*90" office:value-type="float" office:value="21.5294117647059" calcext:value-type="float">
            <text:p>21.5294117647059</text:p>
          </table:table-cell>
          <table:table-cell table:formula="of:=RADIANS([.E65])" office:value-type="float" office:value="0.37575912131172" calcext:value-type="float">
            <text:p>0.37575912131172</text:p>
          </table:table-cell>
          <table:table-cell table:formula="of:=SIN([.$F65])" office:value-type="float" office:value="0.366978791649672" calcext:value-type="float">
            <text:p>0.366978791649672</text:p>
          </table:table-cell>
          <table:table-cell table:formula="of:=COS([.$F65])" office:value-type="float" office:value="0.93022930854674" calcext:value-type="float">
            <text:p>0.93022930854674</text:p>
          </table:table-cell>
          <table:table-cell table:formula="of:=[.G65]*255" office:value-type="float" office:value="93.5795918706664" calcext:value-type="float">
            <text:p>93.5795918706664</text:p>
          </table:table-cell>
          <table:table-cell table:formula="of:=[.H65]*255" office:value-type="float" office:value="237.208473679419" calcext:value-type="float">
            <text:p>237.208473679419</text:p>
          </table:table-cell>
          <table:table-cell table:formula="of:=ROUND([.I65];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5]+1" office:value-type="float" office:value="62" calcext:value-type="float">
            <text:p>62</text:p>
          </table:table-cell>
          <table:table-cell table:formula="of:=[.D66]/[.$C$3]*90" office:value-type="float" office:value="21.8823529411765" calcext:value-type="float">
            <text:p>21.8823529411765</text:p>
          </table:table-cell>
          <table:table-cell table:formula="of:=RADIANS([.E66])" office:value-type="float" office:value="0.381919106906994" calcext:value-type="float">
            <text:p>0.381919106906994</text:p>
          </table:table-cell>
          <table:table-cell table:formula="of:=SIN([.$F66])" office:value-type="float" office:value="0.372701991990914" calcext:value-type="float">
            <text:p>0.372701991990914</text:p>
          </table:table-cell>
          <table:table-cell table:formula="of:=COS([.$F66])" office:value-type="float" office:value="0.927951089856575" calcext:value-type="float">
            <text:p>0.927951089856575</text:p>
          </table:table-cell>
          <table:table-cell table:formula="of:=[.G66]*255" office:value-type="float" office:value="95.0390079576831" calcext:value-type="float">
            <text:p>95.0390079576831</text:p>
          </table:table-cell>
          <table:table-cell table:formula="of:=[.H66]*255" office:value-type="float" office:value="236.627527913427" calcext:value-type="float">
            <text:p>236.627527913427</text:p>
          </table:table-cell>
          <table:table-cell table:formula="of:=ROUND([.I66];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6]+1" office:value-type="float" office:value="63" calcext:value-type="float">
            <text:p>63</text:p>
          </table:table-cell>
          <table:table-cell table:formula="of:=[.D67]/[.$C$3]*90" office:value-type="float" office:value="22.2352941176471" calcext:value-type="float">
            <text:p>22.2352941176471</text:p>
          </table:table-cell>
          <table:table-cell table:formula="of:=RADIANS([.E67])" office:value-type="float" office:value="0.388079092502268" calcext:value-type="float">
            <text:p>0.388079092502268</text:p>
          </table:table-cell>
          <table:table-cell table:formula="of:=SIN([.$F67])" office:value-type="float" office:value="0.37841105004231" calcext:value-type="float">
            <text:p>0.37841105004231</text:p>
          </table:table-cell>
          <table:table-cell table:formula="of:=COS([.$F67])" office:value-type="float" office:value="0.925637659781556" calcext:value-type="float">
            <text:p>0.925637659781556</text:p>
          </table:table-cell>
          <table:table-cell table:formula="of:=[.G67]*255" office:value-type="float" office:value="96.4948177607891" calcext:value-type="float">
            <text:p>96.4948177607891</text:p>
          </table:table-cell>
          <table:table-cell table:formula="of:=[.H67]*255" office:value-type="float" office:value="236.037603244297" calcext:value-type="float">
            <text:p>236.037603244297</text:p>
          </table:table-cell>
          <table:table-cell table:formula="of:=ROUND([.I67];0)" office:value-type="float" office:value="96" calcext:value-type="float">
            <text:p>96</text:p>
          </table:table-cell>
          <table:table-cell/>
          <table:table-cell office:value-type="float" office:value="0.980634770468978" calcext:value-type="float">
            <text:p>0.980634770468978</text:p>
          </table:table-cell>
          <table:table-cell/>
        </table:table-row>
        <table:table-row table:style-name="ro1">
          <table:table-cell table:number-columns-repeated="3"/>
          <table:table-cell table:formula="of:=[.D67]+1" office:value-type="float" office:value="64" calcext:value-type="float">
            <text:p>64</text:p>
          </table:table-cell>
          <table:table-cell table:formula="of:=[.D68]/[.$C$3]*90" office:value-type="float" office:value="22.5882352941176" calcext:value-type="float">
            <text:p>22.5882352941176</text:p>
          </table:table-cell>
          <table:table-cell table:formula="of:=RADIANS([.E68])" office:value-type="float" office:value="0.394239078097543" calcext:value-type="float">
            <text:p>0.394239078097543</text:p>
          </table:table-cell>
          <table:table-cell table:formula="of:=SIN([.$F68])" office:value-type="float" office:value="0.384105749171926" calcext:value-type="float">
            <text:p>0.384105749171926</text:p>
          </table:table-cell>
          <table:table-cell table:formula="of:=COS([.$F68])" office:value-type="float" office:value="0.923289106105489" calcext:value-type="float">
            <text:p>0.923289106105489</text:p>
          </table:table-cell>
          <table:table-cell table:formula="of:=[.G68]*255" office:value-type="float" office:value="97.9469660388411" calcext:value-type="float">
            <text:p>97.9469660388411</text:p>
          </table:table-cell>
          <table:table-cell table:formula="of:=[.H68]*255" office:value-type="float" office:value="235.4387220569" calcext:value-type="float">
            <text:p>235.4387220569</text:p>
          </table:table-cell>
          <table:table-cell table:formula="of:=ROUND([.I68];0)" office:value-type="float" office:value="98" calcext:value-type="float">
            <text:p>98</text:p>
          </table:table-cell>
          <table:table-cell/>
          <table:table-cell office:value-type="float" office:value="0.923289106105489" calcext:value-type="float">
            <text:p>0.923289106105489</text:p>
          </table:table-cell>
          <table:table-cell/>
        </table:table-row>
        <table:table-row table:style-name="ro1">
          <table:table-cell table:number-columns-repeated="3"/>
          <table:table-cell table:formula="of:=[.D68]+1" office:value-type="float" office:value="65" calcext:value-type="float">
            <text:p>65</text:p>
          </table:table-cell>
          <table:table-cell table:formula="of:=[.D69]/[.$C$3]*90" office:value-type="float" office:value="22.9411764705882" calcext:value-type="float">
            <text:p>22.9411764705882</text:p>
          </table:table-cell>
          <table:table-cell table:formula="of:=RADIANS([.E69])" office:value-type="float" office:value="0.400399063692817" calcext:value-type="float">
            <text:p>0.400399063692817</text:p>
          </table:table-cell>
          <table:table-cell table:formula="of:=SIN([.$F69])" office:value-type="float" office:value="0.389785873292679" calcext:value-type="float">
            <text:p>0.389785873292679</text:p>
          </table:table-cell>
          <table:table-cell table:formula="of:=COS([.$F69])" office:value-type="float" office:value="0.920905517944954" calcext:value-type="float">
            <text:p>0.920905517944954</text:p>
          </table:table-cell>
          <table:table-cell table:formula="of:=[.G69]*255" office:value-type="float" office:value="99.3953976896332" calcext:value-type="float">
            <text:p>99.3953976896332</text:p>
          </table:table-cell>
          <table:table-cell table:formula="of:=[.H69]*255" office:value-type="float" office:value="234.830907075963" calcext:value-type="float">
            <text:p>234.830907075963</text:p>
          </table:table-cell>
          <table:table-cell table:formula="of:=ROUND([.I69];0)" office:value-type="float" office:value="99" calcext:value-type="float">
            <text:p>99</text:p>
          </table:table-cell>
          <table:table-cell/>
          <table:table-cell office:value-type="float" office:value="0.704925546906147" calcext:value-type="float">
            <text:p>0.704925546906147</text:p>
          </table:table-cell>
          <table:table-cell table:formula="of:=PRODUCT([.M67:.M69])" office:value-type="float" office:value="0.638246216921715" calcext:value-type="float">
            <text:p>0.638246216921715</text:p>
          </table:table-cell>
        </table:table-row>
        <table:table-row table:style-name="ro1">
          <table:table-cell table:number-columns-repeated="3"/>
          <table:table-cell table:formula="of:=[.D69]+1" office:value-type="float" office:value="66" calcext:value-type="float">
            <text:p>66</text:p>
          </table:table-cell>
          <table:table-cell table:formula="of:=[.D70]/[.$C$3]*90" office:value-type="float" office:value="23.2941176470588" calcext:value-type="float">
            <text:p>23.2941176470588</text:p>
          </table:table-cell>
          <table:table-cell table:formula="of:=RADIANS([.E70])" office:value-type="float" office:value="0.406559049288091" calcext:value-type="float">
            <text:p>0.406559049288091</text:p>
          </table:table-cell>
          <table:table-cell table:formula="of:=SIN([.$F70])" office:value-type="float" office:value="0.395451206870543" calcext:value-type="float">
            <text:p>0.395451206870543</text:p>
          </table:table-cell>
          <table:table-cell table:formula="of:=COS([.$F70])" office:value-type="float" office:value="0.918486985745923" calcext:value-type="float">
            <text:p>0.918486985745923</text:p>
          </table:table-cell>
          <table:table-cell table:formula="of:=[.G70]*255" office:value-type="float" office:value="100.840057751988" calcext:value-type="float">
            <text:p>100.840057751988</text:p>
          </table:table-cell>
          <table:table-cell table:formula="of:=[.H70]*255" office:value-type="float" office:value="234.21418136521" calcext:value-type="float">
            <text:p>234.21418136521</text:p>
          </table:table-cell>
          <table:table-cell table:formula="of:=ROUND([.I70];0)" office:value-type="float" office:value="101" calcext:value-type="float">
            <text:p>101</text:p>
          </table:table-cell>
          <table:table-cell table:number-columns-repeated="2"/>
          <table:table-cell table:formula="of:=[.N69]*255" office:value-type="float" office:value="162.752785315037" calcext:value-type="float">
            <text:p>162.752785315037</text:p>
          </table:table-cell>
        </table:table-row>
        <table:table-row table:style-name="ro1">
          <table:table-cell table:number-columns-repeated="3"/>
          <table:table-cell table:formula="of:=[.D70]+1" office:value-type="float" office:value="67" calcext:value-type="float">
            <text:p>67</text:p>
          </table:table-cell>
          <table:table-cell table:formula="of:=[.D71]/[.$C$3]*90" office:value-type="float" office:value="23.6470588235294" calcext:value-type="float">
            <text:p>23.6470588235294</text:p>
          </table:table-cell>
          <table:table-cell table:formula="of:=RADIANS([.E71])" office:value-type="float" office:value="0.412719034883365" calcext:value-type="float">
            <text:p>0.412719034883365</text:p>
          </table:table-cell>
          <table:table-cell table:formula="of:=SIN([.$F71])" office:value-type="float" office:value="0.401101534932719" calcext:value-type="float">
            <text:p>0.401101534932719</text:p>
          </table:table-cell>
          <table:table-cell table:formula="of:=COS([.$F71])" office:value-type="float" office:value="0.916033601280333" calcext:value-type="float">
            <text:p>0.916033601280333</text:p>
          </table:table-cell>
          <table:table-cell table:formula="of:=[.G71]*255" office:value-type="float" office:value="102.280891407843" calcext:value-type="float">
            <text:p>102.280891407843</text:p>
          </table:table-cell>
          <table:table-cell table:formula="of:=[.H71]*255" office:value-type="float" office:value="233.588568326485" calcext:value-type="float">
            <text:p>233.588568326485</text:p>
          </table:table-cell>
          <table:table-cell table:formula="of:=ROUND([.I71];0)" office:value-type="float" office:value="102" calcext:value-type="float">
            <text:p>102</text:p>
          </table:table-cell>
          <table:table-cell table:number-columns-repeated="2"/>
          <table:table-cell office:value-type="float" office:value="0.638246216921715" calcext:value-type="float">
            <text:p>0.638246216921715</text:p>
          </table:table-cell>
        </table:table-row>
        <table:table-row table:style-name="ro1">
          <table:table-cell table:number-columns-repeated="3"/>
          <table:table-cell table:formula="of:=[.D71]+1" office:value-type="float" office:value="68" calcext:value-type="float">
            <text:p>68</text:p>
          </table:table-cell>
          <table:table-cell table:formula="of:=[.D72]/[.$C$3]*90" office:value-type="float" office:value="24" calcext:value-type="float">
            <text:p>24</text:p>
          </table:table-cell>
          <table:table-cell table:formula="of:=RADIANS([.E72])" office:value-type="float" office:value="0.418879020478639" calcext:value-type="float">
            <text:p>0.418879020478639</text:p>
          </table:table-cell>
          <table:table-cell table:formula="of:=SIN([.$F72])" office:value-type="float" office:value="0.4067366430758" calcext:value-type="float">
            <text:p>0.4067366430758</text:p>
          </table:table-cell>
          <table:table-cell table:formula="of:=COS([.$F72])" office:value-type="float" office:value="0.913545457642601" calcext:value-type="float">
            <text:p>0.913545457642601</text:p>
          </table:table-cell>
          <table:table-cell table:formula="of:=[.G72]*255" office:value-type="float" office:value="103.717843984329" calcext:value-type="float">
            <text:p>103.717843984329</text:p>
          </table:table-cell>
          <table:table-cell table:formula="of:=[.H72]*255" office:value-type="float" office:value="232.954091698863" calcext:value-type="float">
            <text:p>232.954091698863</text:p>
          </table:table-cell>
          <table:table-cell table:formula="of:=ROUND([.I72];0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2]+1" office:value-type="float" office:value="69" calcext:value-type="float">
            <text:p>69</text:p>
          </table:table-cell>
          <table:table-cell table:formula="of:=[.D73]/[.$C$3]*90" office:value-type="float" office:value="24.3529411764706" calcext:value-type="float">
            <text:p>24.3529411764706</text:p>
          </table:table-cell>
          <table:table-cell table:formula="of:=RADIANS([.E73])" office:value-type="float" office:value="0.425039006073913" calcext:value-type="float">
            <text:p>0.425039006073913</text:p>
          </table:table-cell>
          <table:table-cell table:formula="of:=SIN([.$F73])" office:value-type="float" office:value="0.412356317473903" calcext:value-type="float">
            <text:p>0.412356317473903</text:p>
          </table:table-cell>
          <table:table-cell table:formula="of:=COS([.$F73])" office:value-type="float" office:value="0.911022649246088" calcext:value-type="float">
            <text:p>0.911022649246088</text:p>
          </table:table-cell>
          <table:table-cell table:formula="of:=[.G73]*255" office:value-type="float" office:value="105.150860955845" calcext:value-type="float">
            <text:p>105.150860955845</text:p>
          </table:table-cell>
          <table:table-cell table:formula="of:=[.H73]*255" office:value-type="float" office:value="232.310775557753" calcext:value-type="float">
            <text:p>232.310775557753</text:p>
          </table:table-cell>
          <table:table-cell table:formula="of:=ROUND([.I73];0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3]+1" office:value-type="float" office:value="70" calcext:value-type="float">
            <text:p>70</text:p>
          </table:table-cell>
          <table:table-cell table:formula="of:=[.D74]/[.$C$3]*90" office:value-type="float" office:value="24.7058823529412" calcext:value-type="float">
            <text:p>24.7058823529412</text:p>
          </table:table-cell>
          <table:table-cell table:formula="of:=RADIANS([.E74])" office:value-type="float" office:value="0.431198991669187" calcext:value-type="float">
            <text:p>0.431198991669187</text:p>
          </table:table-cell>
          <table:table-cell table:formula="of:=SIN([.$F74])" office:value-type="float" office:value="0.417960344886783" calcext:value-type="float">
            <text:p>0.417960344886783</text:p>
          </table:table-cell>
          <table:table-cell table:formula="of:=COS([.$F74])" office:value-type="float" office:value="0.908465271819524" calcext:value-type="float">
            <text:p>0.908465271819524</text:p>
          </table:table-cell>
          <table:table-cell table:formula="of:=[.G74]*255" office:value-type="float" office:value="106.57988794613" calcext:value-type="float">
            <text:p>106.57988794613</text:p>
          </table:table-cell>
          <table:table-cell table:formula="of:=[.H74]*255" office:value-type="float" office:value="231.658644313979" calcext:value-type="float">
            <text:p>231.658644313979</text:p>
          </table:table-cell>
          <table:table-cell table:formula="of:=ROUND([.I74];0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4]+1" office:value-type="float" office:value="71" calcext:value-type="float">
            <text:p>71</text:p>
          </table:table-cell>
          <table:table-cell table:formula="of:=[.D75]/[.$C$3]*90" office:value-type="float" office:value="25.0588235294118" calcext:value-type="float">
            <text:p>25.0588235294118</text:p>
          </table:table-cell>
          <table:table-cell table:formula="of:=RADIANS([.E75])" office:value-type="float" office:value="0.437358977264461" calcext:value-type="float">
            <text:p>0.437358977264461</text:p>
          </table:table-cell>
          <table:table-cell table:formula="of:=SIN([.$F75])" office:value-type="float" office:value="0.423548512667924" calcext:value-type="float">
            <text:p>0.423548512667924</text:p>
          </table:table-cell>
          <table:table-cell table:formula="of:=COS([.$F75])" office:value-type="float" office:value="0.905873422403367" calcext:value-type="float">
            <text:p>0.905873422403367</text:p>
          </table:table-cell>
          <table:table-cell table:formula="of:=[.G75]*255" office:value-type="float" office:value="108.004870730321" calcext:value-type="float">
            <text:p>108.004870730321</text:p>
          </table:table-cell>
          <table:table-cell table:formula="of:=[.H75]*255" office:value-type="float" office:value="230.997722712859" calcext:value-type="float">
            <text:p>230.997722712859</text:p>
          </table:table-cell>
          <table:table-cell table:formula="of:=ROUND([.I75];0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5]+1" office:value-type="float" office:value="72" calcext:value-type="float">
            <text:p>72</text:p>
          </table:table-cell>
          <table:table-cell table:formula="of:=[.D76]/[.$C$3]*90" office:value-type="float" office:value="25.4117647058824" calcext:value-type="float">
            <text:p>25.4117647058824</text:p>
          </table:table-cell>
          <table:table-cell table:formula="of:=RADIANS([.E76])" office:value-type="float" office:value="0.443518962859735" calcext:value-type="float">
            <text:p>0.443518962859735</text:p>
          </table:table-cell>
          <table:table-cell table:formula="of:=SIN([.$F76])" office:value-type="float" office:value="0.429120608772609" calcext:value-type="float">
            <text:p>0.429120608772609</text:p>
          </table:table-cell>
          <table:table-cell table:formula="of:=COS([.$F76])" office:value-type="float" office:value="0.903247199346129" calcext:value-type="float">
            <text:p>0.903247199346129</text:p>
          </table:table-cell>
          <table:table-cell table:formula="of:=[.G76]*255" office:value-type="float" office:value="109.425755237015" calcext:value-type="float">
            <text:p>109.425755237015</text:p>
          </table:table-cell>
          <table:table-cell table:formula="of:=[.H76]*255" office:value-type="float" office:value="230.328035833263" calcext:value-type="float">
            <text:p>230.328035833263</text:p>
          </table:table-cell>
          <table:table-cell table:formula="of:=ROUND([.I76];0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6]+1" office:value-type="float" office:value="73" calcext:value-type="float">
            <text:p>73</text:p>
          </table:table-cell>
          <table:table-cell table:formula="of:=[.D77]/[.$C$3]*90" office:value-type="float" office:value="25.7647058823529" calcext:value-type="float">
            <text:p>25.7647058823529</text:p>
          </table:table-cell>
          <table:table-cell table:formula="of:=RADIANS([.E77])" office:value-type="float" office:value="0.44967894845501" calcext:value-type="float">
            <text:p>0.44967894845501</text:p>
          </table:table-cell>
          <table:table-cell table:formula="of:=SIN([.$F77])" office:value-type="float" office:value="0.434676421765965" calcext:value-type="float">
            <text:p>0.434676421765965</text:p>
          </table:table-cell>
          <table:table-cell table:formula="of:=COS([.$F77])" office:value-type="float" office:value="0.900586702300637" calcext:value-type="float">
            <text:p>0.900586702300637</text:p>
          </table:table-cell>
          <table:table-cell table:formula="of:=[.G77]*255" office:value-type="float" office:value="110.842487550321" calcext:value-type="float">
            <text:p>110.842487550321</text:p>
          </table:table-cell>
          <table:table-cell table:formula="of:=[.H77]*255" office:value-type="float" office:value="229.649609086663" calcext:value-type="float">
            <text:p>229.649609086663</text:p>
          </table:table-cell>
          <table:table-cell table:formula="of:=ROUND([.I77];0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7]+1" office:value-type="float" office:value="74" calcext:value-type="float">
            <text:p>74</text:p>
          </table:table-cell>
          <table:table-cell table:formula="of:=[.D78]/[.$C$3]*90" office:value-type="float" office:value="26.1176470588235" calcext:value-type="float">
            <text:p>26.1176470588235</text:p>
          </table:table-cell>
          <table:table-cell table:formula="of:=RADIANS([.E78])" office:value-type="float" office:value="0.455838934050284" calcext:value-type="float">
            <text:p>0.455838934050284</text:p>
          </table:table-cell>
          <table:table-cell table:formula="of:=SIN([.$F78])" office:value-type="float" office:value="0.440215740830987" calcext:value-type="float">
            <text:p>0.440215740830987</text:p>
          </table:table-cell>
          <table:table-cell table:formula="of:=COS([.$F78])" office:value-type="float" office:value="0.897892032220258" calcext:value-type="float">
            <text:p>0.897892032220258</text:p>
          </table:table-cell>
          <table:table-cell table:formula="of:=[.G78]*255" office:value-type="float" office:value="112.255013911902" calcext:value-type="float">
            <text:p>112.255013911902</text:p>
          </table:table-cell>
          <table:table-cell table:formula="of:=[.H78]*255" office:value-type="float" office:value="228.962468216166" calcext:value-type="float">
            <text:p>228.962468216166</text:p>
          </table:table-cell>
          <table:table-cell table:formula="of:=ROUND([.I78];0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8]+1" office:value-type="float" office:value="75" calcext:value-type="float">
            <text:p>75</text:p>
          </table:table-cell>
          <table:table-cell table:formula="of:=[.D79]/[.$C$3]*90" office:value-type="float" office:value="26.4705882352941" calcext:value-type="float">
            <text:p>26.4705882352941</text:p>
          </table:table-cell>
          <table:table-cell table:formula="of:=RADIANS([.E79])" office:value-type="float" office:value="0.461998919645558" calcext:value-type="float">
            <text:p>0.461998919645558</text:p>
          </table:table-cell>
          <table:table-cell table:formula="of:=SIN([.$F79])" office:value-type="float" office:value="0.445738355776538" calcext:value-type="float">
            <text:p>0.445738355776538</text:p>
          </table:table-cell>
          <table:table-cell table:formula="of:=COS([.$F79])" office:value-type="float" office:value="0.895163291355062" calcext:value-type="float">
            <text:p>0.895163291355062</text:p>
          </table:table-cell>
          <table:table-cell table:formula="of:=[.G79]*255" office:value-type="float" office:value="113.663280723017" calcext:value-type="float">
            <text:p>113.663280723017</text:p>
          </table:table-cell>
          <table:table-cell table:formula="of:=[.H79]*255" office:value-type="float" office:value="228.266639295541" calcext:value-type="float">
            <text:p>228.266639295541</text:p>
          </table:table-cell>
          <table:table-cell table:formula="of:=ROUND([.I79];0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9]+1" office:value-type="float" office:value="76" calcext:value-type="float">
            <text:p>76</text:p>
          </table:table-cell>
          <table:table-cell table:formula="of:=[.D80]/[.$C$3]*90" office:value-type="float" office:value="26.8235294117647" calcext:value-type="float">
            <text:p>26.8235294117647</text:p>
          </table:table-cell>
          <table:table-cell table:formula="of:=RADIANS([.E80])" office:value-type="float" office:value="0.468158905240832" calcext:value-type="float">
            <text:p>0.468158905240832</text:p>
          </table:table-cell>
          <table:table-cell table:formula="of:=SIN([.$F80])" office:value-type="float" office:value="0.451244057045323" calcext:value-type="float">
            <text:p>0.451244057045323</text:p>
          </table:table-cell>
          <table:table-cell table:formula="of:=COS([.$F80])" office:value-type="float" office:value="0.892400583247948" calcext:value-type="float">
            <text:p>0.892400583247948</text:p>
          </table:table-cell>
          <table:table-cell table:formula="of:=[.G80]*255" office:value-type="float" office:value="115.067234546557" calcext:value-type="float">
            <text:p>115.067234546557</text:p>
          </table:table-cell>
          <table:table-cell table:formula="of:=[.H80]*255" office:value-type="float" office:value="227.562148728227" calcext:value-type="float">
            <text:p>227.562148728227</text:p>
          </table:table-cell>
          <table:table-cell table:formula="of:=ROUND([.I80];0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0]+1" office:value-type="float" office:value="77" calcext:value-type="float">
            <text:p>77</text:p>
          </table:table-cell>
          <table:table-cell table:formula="of:=[.D81]/[.$C$3]*90" office:value-type="float" office:value="27.1764705882353" calcext:value-type="float">
            <text:p>27.1764705882353</text:p>
          </table:table-cell>
          <table:table-cell table:formula="of:=RADIANS([.E81])" office:value-type="float" office:value="0.474318890836106" calcext:value-type="float">
            <text:p>0.474318890836106</text:p>
          </table:table-cell>
          <table:table-cell table:formula="of:=SIN([.$F81])" office:value-type="float" office:value="0.456732635721841" calcext:value-type="float">
            <text:p>0.456732635721841</text:p>
          </table:table-cell>
          <table:table-cell table:formula="of:=COS([.$F81])" office:value-type="float" office:value="0.88960401273071" calcext:value-type="float">
            <text:p>0.88960401273071</text:p>
          </table:table-cell>
          <table:table-cell table:formula="of:=[.G81]*255" office:value-type="float" office:value="116.466822109069" calcext:value-type="float">
            <text:p>116.466822109069</text:p>
          </table:table-cell>
          <table:table-cell table:formula="of:=[.H81]*255" office:value-type="float" office:value="226.849023246331" calcext:value-type="float">
            <text:p>226.849023246331</text:p>
          </table:table-cell>
          <table:table-cell table:formula="of:=ROUND([.I81];0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1]+1" office:value-type="float" office:value="78" calcext:value-type="float">
            <text:p>78</text:p>
          </table:table-cell>
          <table:table-cell table:formula="of:=[.D82]/[.$C$3]*90" office:value-type="float" office:value="27.5294117647059" calcext:value-type="float">
            <text:p>27.5294117647059</text:p>
          </table:table-cell>
          <table:table-cell table:formula="of:=RADIANS([.E82])" office:value-type="float" office:value="0.48047887643138" calcext:value-type="float">
            <text:p>0.48047887643138</text:p>
          </table:table-cell>
          <table:table-cell table:formula="of:=SIN([.$F82])" office:value-type="float" office:value="0.462203883540313" calcext:value-type="float">
            <text:p>0.462203883540313</text:p>
          </table:table-cell>
          <table:table-cell table:formula="of:=COS([.$F82])" office:value-type="float" office:value="0.886773685920062" calcext:value-type="float">
            <text:p>0.886773685920062</text:p>
          </table:table-cell>
          <table:table-cell table:formula="of:=[.G82]*255" office:value-type="float" office:value="117.86199030278" calcext:value-type="float">
            <text:p>117.86199030278</text:p>
          </table:table-cell>
          <table:table-cell table:formula="of:=[.H82]*255" office:value-type="float" office:value="226.127289909616" calcext:value-type="float">
            <text:p>226.127289909616</text:p>
          </table:table-cell>
          <table:table-cell table:formula="of:=ROUND([.I82];0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2]+1" office:value-type="float" office:value="79" calcext:value-type="float">
            <text:p>79</text:p>
          </table:table-cell>
          <table:table-cell table:formula="of:=[.D83]/[.$C$3]*90" office:value-type="float" office:value="27.8823529411765" calcext:value-type="float">
            <text:p>27.8823529411765</text:p>
          </table:table-cell>
          <table:table-cell table:formula="of:=RADIANS([.E83])" office:value-type="float" office:value="0.486638862026654" calcext:value-type="float">
            <text:p>0.486638862026654</text:p>
          </table:table-cell>
          <table:table-cell table:formula="of:=SIN([.$F83])" office:value-type="float" office:value="0.467657592892587" calcext:value-type="float">
            <text:p>0.467657592892587</text:p>
          </table:table-cell>
          <table:table-cell table:formula="of:=COS([.$F83])" office:value-type="float" office:value="0.883909710213612" calcext:value-type="float">
            <text:p>0.883909710213612</text:p>
          </table:table-cell>
          <table:table-cell table:formula="of:=[.G83]*255" office:value-type="float" office:value="119.25268618761" calcext:value-type="float">
            <text:p>119.25268618761</text:p>
          </table:table-cell>
          <table:table-cell table:formula="of:=[.H83]*255" office:value-type="float" office:value="225.396976104471" calcext:value-type="float">
            <text:p>225.396976104471</text:p>
          </table:table-cell>
          <table:table-cell table:formula="of:=ROUND([.I83];0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3]+1" office:value-type="float" office:value="80" calcext:value-type="float">
            <text:p>80</text:p>
          </table:table-cell>
          <table:table-cell table:formula="of:=[.D84]/[.$C$3]*90" office:value-type="float" office:value="28.2352941176471" calcext:value-type="float">
            <text:p>28.2352941176471</text:p>
          </table:table-cell>
          <table:table-cell table:formula="of:=RADIANS([.E84])" office:value-type="float" office:value="0.492798847621928" calcext:value-type="float">
            <text:p>0.492798847621928</text:p>
          </table:table-cell>
          <table:table-cell table:formula="of:=SIN([.$F84])" office:value-type="float" office:value="0.47309355683601" calcext:value-type="float">
            <text:p>0.47309355683601</text:p>
          </table:table-cell>
          <table:table-cell table:formula="of:=COS([.$F84])" office:value-type="float" office:value="0.881012194285784" calcext:value-type="float">
            <text:p>0.881012194285784</text:p>
          </table:table-cell>
          <table:table-cell table:formula="of:=[.G84]*255" office:value-type="float" office:value="120.638856993183" calcext:value-type="float">
            <text:p>120.638856993183</text:p>
          </table:table-cell>
          <table:table-cell table:formula="of:=[.H84]*255" office:value-type="float" office:value="224.658109542875" calcext:value-type="float">
            <text:p>224.658109542875</text:p>
          </table:table-cell>
          <table:table-cell table:formula="of:=ROUND([.I84];0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4]+1" office:value-type="float" office:value="81" calcext:value-type="float">
            <text:p>81</text:p>
          </table:table-cell>
          <table:table-cell table:formula="of:=[.D85]/[.$C$3]*90" office:value-type="float" office:value="28.5882352941176" calcext:value-type="float">
            <text:p>28.5882352941176</text:p>
          </table:table-cell>
          <table:table-cell table:formula="of:=RADIANS([.E85])" office:value-type="float" office:value="0.498958833217202" calcext:value-type="float">
            <text:p>0.498958833217202</text:p>
          </table:table-cell>
          <table:table-cell table:formula="of:=SIN([.$F85])" office:value-type="float" office:value="0.478511569101287" calcext:value-type="float">
            <text:p>0.478511569101287</text:p>
          </table:table-cell>
          <table:table-cell table:formula="of:=COS([.$F85])" office:value-type="float" office:value="0.878081248083698" calcext:value-type="float">
            <text:p>0.878081248083698</text:p>
          </table:table-cell>
          <table:table-cell table:formula="of:=[.G85]*255" office:value-type="float" office:value="122.020450120828" calcext:value-type="float">
            <text:p>122.020450120828</text:p>
          </table:table-cell>
          <table:table-cell table:formula="of:=[.H85]*255" office:value-type="float" office:value="223.910718261343" calcext:value-type="float">
            <text:p>223.910718261343</text:p>
          </table:table-cell>
          <table:table-cell table:formula="of:=ROUND([.I85];0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5]+1" office:value-type="float" office:value="82" calcext:value-type="float">
            <text:p>82</text:p>
          </table:table-cell>
          <table:table-cell table:formula="of:=[.D86]/[.$C$3]*90" office:value-type="float" office:value="28.9411764705882" calcext:value-type="float">
            <text:p>28.9411764705882</text:p>
          </table:table-cell>
          <table:table-cell table:formula="of:=RADIANS([.E86])" office:value-type="float" office:value="0.505118818812477" calcext:value-type="float">
            <text:p>0.505118818812477</text:p>
          </table:table-cell>
          <table:table-cell table:formula="of:=SIN([.$F86])" office:value-type="float" office:value="0.483911424100302" calcext:value-type="float">
            <text:p>0.483911424100302</text:p>
          </table:table-cell>
          <table:table-cell table:formula="of:=COS([.$F86])" office:value-type="float" office:value="0.875116982822993" calcext:value-type="float">
            <text:p>0.875116982822993</text:p>
          </table:table-cell>
          <table:table-cell table:formula="of:=[.G86]*255" office:value-type="float" office:value="123.397413145577" calcext:value-type="float">
            <text:p>123.397413145577</text:p>
          </table:table-cell>
          <table:table-cell table:formula="of:=[.H86]*255" office:value-type="float" office:value="223.154830619863" calcext:value-type="float">
            <text:p>223.154830619863</text:p>
          </table:table-cell>
          <table:table-cell table:formula="of:=ROUND([.I86];0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6]+1" office:value-type="float" office:value="83" calcext:value-type="float">
            <text:p>83</text:p>
          </table:table-cell>
          <table:table-cell table:formula="of:=[.D87]/[.$C$3]*90" office:value-type="float" office:value="29.2941176470588" calcext:value-type="float">
            <text:p>29.2941176470588</text:p>
          </table:table-cell>
          <table:table-cell table:formula="of:=RADIANS([.E87])" office:value-type="float" office:value="0.511278804407751" calcext:value-type="float">
            <text:p>0.511278804407751</text:p>
          </table:table-cell>
          <table:table-cell table:formula="of:=SIN([.$F87])" office:value-type="float" office:value="0.489292916933924" calcext:value-type="float">
            <text:p>0.489292916933924</text:p>
          </table:table-cell>
          <table:table-cell table:formula="of:=COS([.$F87])" office:value-type="float" office:value="0.872119510983611" calcext:value-type="float">
            <text:p>0.872119510983611</text:p>
          </table:table-cell>
          <table:table-cell table:formula="of:=[.G87]*255" office:value-type="float" office:value="124.769693818151" calcext:value-type="float">
            <text:p>124.769693818151</text:p>
          </table:table-cell>
          <table:table-cell table:formula="of:=[.H87]*255" office:value-type="float" office:value="222.390475300821" calcext:value-type="float">
            <text:p>222.390475300821</text:p>
          </table:table-cell>
          <table:table-cell table:formula="of:=ROUND([.I87];0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7]+1" office:value-type="float" office:value="84" calcext:value-type="float">
            <text:p>84</text:p>
          </table:table-cell>
          <table:table-cell table:formula="of:=[.D88]/[.$C$3]*90" office:value-type="float" office:value="29.6470588235294" calcext:value-type="float">
            <text:p>29.6470588235294</text:p>
          </table:table-cell>
          <table:table-cell table:formula="of:=RADIANS([.E88])" office:value-type="float" office:value="0.517438790003025" calcext:value-type="float">
            <text:p>0.517438790003025</text:p>
          </table:table-cell>
          <table:table-cell table:formula="of:=SIN([.$F88])" office:value-type="float" office:value="0.494655843399779" calcext:value-type="float">
            <text:p>0.494655843399779</text:p>
          </table:table-cell>
          <table:table-cell table:formula="of:=COS([.$F88])" office:value-type="float" office:value="0.869088946305528" calcext:value-type="float">
            <text:p>0.869088946305528</text:p>
          </table:table-cell>
          <table:table-cell table:formula="of:=[.G88]*255" office:value-type="float" office:value="126.137240066944" calcext:value-type="float">
            <text:p>126.137240066944</text:p>
          </table:table-cell>
          <table:table-cell table:formula="of:=[.H88]*255" office:value-type="float" office:value="221.61768130791" calcext:value-type="float">
            <text:p>221.61768130791</text:p>
          </table:table-cell>
          <table:table-cell table:formula="of:=ROUND([.I88];0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]+1" office:value-type="float" office:value="85" calcext:value-type="float">
            <text:p>85</text:p>
          </table:table-cell>
          <table:table-cell table:formula="of:=[.D89]/[.$C$3]*90" office:value-type="float" office:value="30" calcext:value-type="float">
            <text:p>30</text:p>
          </table:table-cell>
          <table:table-cell table:formula="of:=RADIANS([.E89])" office:value-type="float" office:value="0.523598775598299" calcext:value-type="float">
            <text:p>0.523598775598299</text:p>
          </table:table-cell>
          <table:table-cell table:formula="of:=SIN([.$F89])" office:value-type="float" office:value="0.5" calcext:value-type="float">
            <text:p>0.5</text:p>
          </table:table-cell>
          <table:table-cell table:formula="of:=COS([.$F89])" office:value-type="float" office:value="0.866025403784439" calcext:value-type="float">
            <text:p>0.866025403784439</text:p>
          </table:table-cell>
          <table:table-cell table:formula="of:=[.G89]*255" office:value-type="float" office:value="127.5" calcext:value-type="float">
            <text:p>127.5</text:p>
          </table:table-cell>
          <table:table-cell table:formula="of:=[.H89]*255" office:value-type="float" office:value="220.836477965032" calcext:value-type="float">
            <text:p>220.836477965032</text:p>
          </table:table-cell>
          <table:table-cell table:formula="of:=ROUND([.I89];0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9]+1" office:value-type="float" office:value="86" calcext:value-type="float">
            <text:p>86</text:p>
          </table:table-cell>
          <table:table-cell table:formula="of:=[.D90]/[.$C$3]*90" office:value-type="float" office:value="30.3529411764706" calcext:value-type="float">
            <text:p>30.3529411764706</text:p>
          </table:table-cell>
          <table:table-cell table:formula="of:=RADIANS([.E90])" office:value-type="float" office:value="0.529758761193573" calcext:value-type="float">
            <text:p>0.529758761193573</text:p>
          </table:table-cell>
          <table:table-cell table:formula="of:=SIN([.$F90])" office:value-type="float" office:value="0.505325183948948" calcext:value-type="float">
            <text:p>0.505325183948948</text:p>
          </table:table-cell>
          <table:table-cell table:formula="of:=COS([.$F90])" office:value-type="float" office:value="0.86292899966739" calcext:value-type="float">
            <text:p>0.86292899966739</text:p>
          </table:table-cell>
          <table:table-cell table:formula="of:=[.G90]*255" office:value-type="float" office:value="128.857921906982" calcext:value-type="float">
            <text:p>128.857921906982</text:p>
          </table:table-cell>
          <table:table-cell table:formula="of:=[.H90]*255" office:value-type="float" office:value="220.046894915184" calcext:value-type="float">
            <text:p>220.046894915184</text:p>
          </table:table-cell>
          <table:table-cell table:formula="of:=ROUND([.I90];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0]+1" office:value-type="float" office:value="87" calcext:value-type="float">
            <text:p>87</text:p>
          </table:table-cell>
          <table:table-cell table:formula="of:=[.D91]/[.$C$3]*90" office:value-type="float" office:value="30.7058823529412" calcext:value-type="float">
            <text:p>30.7058823529412</text:p>
          </table:table-cell>
          <table:table-cell table:formula="of:=RADIANS([.E91])" office:value-type="float" office:value="0.535918746788847" calcext:value-type="float">
            <text:p>0.535918746788847</text:p>
          </table:table-cell>
          <table:table-cell table:formula="of:=SIN([.$F91])" office:value-type="float" office:value="0.510631193180907" calcext:value-type="float">
            <text:p>0.510631193180907</text:p>
          </table:table-cell>
          <table:table-cell table:formula="of:=COS([.$F91])" office:value-type="float" office:value="0.859799851448372" calcext:value-type="float">
            <text:p>0.859799851448372</text:p>
          </table:table-cell>
          <table:table-cell table:formula="of:=[.G91]*255" office:value-type="float" office:value="130.210954261131" calcext:value-type="float">
            <text:p>130.210954261131</text:p>
          </table:table-cell>
          <table:table-cell table:formula="of:=[.H91]*255" office:value-type="float" office:value="219.248962119335" calcext:value-type="float">
            <text:p>219.248962119335</text:p>
          </table:table-cell>
          <table:table-cell table:formula="of:=ROUND([.I91];0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1]+1" office:value-type="float" office:value="88" calcext:value-type="float">
            <text:p>88</text:p>
          </table:table-cell>
          <table:table-cell table:formula="of:=[.D92]/[.$C$3]*90" office:value-type="float" office:value="31.0588235294118" calcext:value-type="float">
            <text:p>31.0588235294118</text:p>
          </table:table-cell>
          <table:table-cell table:formula="of:=RADIANS([.E92])" office:value-type="float" office:value="0.542078732384121" calcext:value-type="float">
            <text:p>0.542078732384121</text:p>
          </table:table-cell>
          <table:table-cell table:formula="of:=SIN([.$F92])" office:value-type="float" office:value="0.515917826357751" calcext:value-type="float">
            <text:p>0.515917826357751</text:p>
          </table:table-cell>
          <table:table-cell table:formula="of:=COS([.$F92])" office:value-type="float" office:value="0.856638077863863" calcext:value-type="float">
            <text:p>0.856638077863863</text:p>
          </table:table-cell>
          <table:table-cell table:formula="of:=[.G92]*255" office:value-type="float" office:value="131.559045721227" calcext:value-type="float">
            <text:p>131.559045721227</text:p>
          </table:table-cell>
          <table:table-cell table:formula="of:=[.H92]*255" office:value-type="float" office:value="218.442709855285" calcext:value-type="float">
            <text:p>218.442709855285</text:p>
          </table:table-cell>
          <table:table-cell table:formula="of:=ROUND([.I92];0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2]+1" office:value-type="float" office:value="89" calcext:value-type="float">
            <text:p>89</text:p>
          </table:table-cell>
          <table:table-cell table:formula="of:=[.D93]/[.$C$3]*90" office:value-type="float" office:value="31.4117647058824" calcext:value-type="float">
            <text:p>31.4117647058824</text:p>
          </table:table-cell>
          <table:table-cell table:formula="of:=RADIANS([.E93])" office:value-type="float" office:value="0.548238717979395" calcext:value-type="float">
            <text:p>0.548238717979395</text:p>
          </table:table-cell>
          <table:table-cell table:formula="of:=SIN([.$F93])" office:value-type="float" office:value="0.521184882876585" calcext:value-type="float">
            <text:p>0.521184882876585</text:p>
          </table:table-cell>
          <table:table-cell table:formula="of:=COS([.$F93])" office:value-type="float" office:value="0.853443798888316" calcext:value-type="float">
            <text:p>0.853443798888316</text:p>
          </table:table-cell>
          <table:table-cell table:formula="of:=[.G93]*255" office:value-type="float" office:value="132.902145133529" calcext:value-type="float">
            <text:p>132.902145133529</text:p>
          </table:table-cell>
          <table:table-cell table:formula="of:=[.H93]*255" office:value-type="float" office:value="217.628168716521" calcext:value-type="float">
            <text:p>217.628168716521</text:p>
          </table:table-cell>
          <table:table-cell table:formula="of:=ROUND([.I93];0)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3]+1" office:value-type="float" office:value="90" calcext:value-type="float">
            <text:p>90</text:p>
          </table:table-cell>
          <table:table-cell table:formula="of:=[.D94]/[.$C$3]*90" office:value-type="float" office:value="31.7647058823529" calcext:value-type="float">
            <text:p>31.7647058823529</text:p>
          </table:table-cell>
          <table:table-cell table:formula="of:=RADIANS([.E94])" office:value-type="float" office:value="0.554398703574669" calcext:value-type="float">
            <text:p>0.554398703574669</text:p>
          </table:table-cell>
          <table:table-cell table:formula="of:=SIN([.$F94])" office:value-type="float" office:value="0.526432162877356" calcext:value-type="float">
            <text:p>0.526432162877356</text:p>
          </table:table-cell>
          <table:table-cell table:formula="of:=COS([.$F94])" office:value-type="float" office:value="0.850217135729614" calcext:value-type="float">
            <text:p>0.850217135729614</text:p>
          </table:table-cell>
          <table:table-cell table:formula="of:=[.G94]*255" office:value-type="float" office:value="134.240201533726" calcext:value-type="float">
            <text:p>134.240201533726</text:p>
          </table:table-cell>
          <table:table-cell table:formula="of:=[.H94]*255" office:value-type="float" office:value="216.805369611052" calcext:value-type="float">
            <text:p>216.805369611052</text:p>
          </table:table-cell>
          <table:table-cell table:formula="of:=ROUND([.I94];0)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4]+1" office:value-type="float" office:value="91" calcext:value-type="float">
            <text:p>91</text:p>
          </table:table-cell>
          <table:table-cell table:formula="of:=[.D95]/[.$C$3]*90" office:value-type="float" office:value="32.1176470588235" calcext:value-type="float">
            <text:p>32.1176470588235</text:p>
          </table:table-cell>
          <table:table-cell table:formula="of:=RADIANS([.E95])" office:value-type="float" office:value="0.560558689169943" calcext:value-type="float">
            <text:p>0.560558689169943</text:p>
          </table:table-cell>
          <table:table-cell table:formula="of:=SIN([.$F95])" office:value-type="float" office:value="0.531659467250436" calcext:value-type="float">
            <text:p>0.531659467250436</text:p>
          </table:table-cell>
          <table:table-cell table:formula="of:=COS([.$F95])" office:value-type="float" office:value="0.846958210824467" calcext:value-type="float">
            <text:p>0.846958210824467</text:p>
          </table:table-cell>
          <table:table-cell table:formula="of:=[.G95]*255" office:value-type="float" office:value="135.573164148861" calcext:value-type="float">
            <text:p>135.573164148861</text:p>
          </table:table-cell>
          <table:table-cell table:formula="of:=[.H95]*255" office:value-type="float" office:value="215.974343760239" calcext:value-type="float">
            <text:p>215.974343760239</text:p>
          </table:table-cell>
          <table:table-cell table:formula="of:=ROUND([.I95];0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5]+1" office:value-type="float" office:value="92" calcext:value-type="float">
            <text:p>92</text:p>
          </table:table-cell>
          <table:table-cell table:formula="of:=[.D96]/[.$C$3]*90" office:value-type="float" office:value="32.4705882352941" calcext:value-type="float">
            <text:p>32.4705882352941</text:p>
          </table:table-cell>
          <table:table-cell table:formula="of:=RADIANS([.E96])" office:value-type="float" office:value="0.566718674765218" calcext:value-type="float">
            <text:p>0.566718674765218</text:p>
          </table:table-cell>
          <table:table-cell table:formula="of:=SIN([.$F96])" office:value-type="float" office:value="0.53686659764418" calcext:value-type="float">
            <text:p>0.53686659764418</text:p>
          </table:table-cell>
          <table:table-cell table:formula="of:=COS([.$F96])" office:value-type="float" office:value="0.843667147833766" calcext:value-type="float">
            <text:p>0.843667147833766</text:p>
          </table:table-cell>
          <table:table-cell table:formula="of:=[.G96]*255" office:value-type="float" office:value="136.900982399266" calcext:value-type="float">
            <text:p>136.900982399266</text:p>
          </table:table-cell>
          <table:table-cell table:formula="of:=[.H96]*255" office:value-type="float" office:value="215.13512269761" calcext:value-type="float">
            <text:p>215.13512269761</text:p>
          </table:table-cell>
          <table:table-cell table:formula="of:=ROUND([.I96];0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6]+1" office:value-type="float" office:value="93" calcext:value-type="float">
            <text:p>93</text:p>
          </table:table-cell>
          <table:table-cell table:formula="of:=[.D97]/[.$C$3]*90" office:value-type="float" office:value="32.8235294117647" calcext:value-type="float">
            <text:p>32.8235294117647</text:p>
          </table:table-cell>
          <table:table-cell table:formula="of:=RADIANS([.E97])" office:value-type="float" office:value="0.572878660360492" calcext:value-type="float">
            <text:p>0.572878660360492</text:p>
          </table:table-cell>
          <table:table-cell table:formula="of:=SIN([.$F97])" office:value-type="float" office:value="0.542053356472449" calcext:value-type="float">
            <text:p>0.542053356472449</text:p>
          </table:table-cell>
          <table:table-cell table:formula="of:=COS([.$F97])" office:value-type="float" office:value="0.840344071637893" calcext:value-type="float">
            <text:p>0.840344071637893</text:p>
          </table:table-cell>
          <table:table-cell table:formula="of:=[.G97]*255" office:value-type="float" office:value="138.223605900475" calcext:value-type="float">
            <text:p>138.223605900475</text:p>
          </table:table-cell>
          <table:table-cell table:formula="of:=[.H97]*255" office:value-type="float" office:value="214.287738267663" calcext:value-type="float">
            <text:p>214.287738267663</text:p>
          </table:table-cell>
          <table:table-cell table:formula="of:=ROUND([.I97];0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7]+1" office:value-type="float" office:value="94" calcext:value-type="float">
            <text:p>94</text:p>
          </table:table-cell>
          <table:table-cell table:formula="of:=[.D98]/[.$C$3]*90" office:value-type="float" office:value="33.1764705882353" calcext:value-type="float">
            <text:p>33.1764705882353</text:p>
          </table:table-cell>
          <table:table-cell table:formula="of:=RADIANS([.E98])" office:value-type="float" office:value="0.579038645955766" calcext:value-type="float">
            <text:p>0.579038645955766</text:p>
          </table:table-cell>
          <table:table-cell table:formula="of:=SIN([.$F98])" office:value-type="float" office:value="0.547219546922111" calcext:value-type="float">
            <text:p>0.547219546922111</text:p>
          </table:table-cell>
          <table:table-cell table:formula="of:=COS([.$F98])" office:value-type="float" office:value="0.836989108331978" calcext:value-type="float">
            <text:p>0.836989108331978</text:p>
          </table:table-cell>
          <table:table-cell table:formula="of:=[.G98]*255" office:value-type="float" office:value="139.540984465138" calcext:value-type="float">
            <text:p>139.540984465138</text:p>
          </table:table-cell>
          <table:table-cell table:formula="of:=[.H98]*255" office:value-type="float" office:value="213.432222624654" calcext:value-type="float">
            <text:p>213.432222624654</text:p>
          </table:table-cell>
          <table:table-cell table:formula="of:=ROUND([.I98];0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8]+1" office:value-type="float" office:value="95" calcext:value-type="float">
            <text:p>95</text:p>
          </table:table-cell>
          <table:table-cell table:formula="of:=[.D99]/[.$C$3]*90" office:value-type="float" office:value="33.5294117647059" calcext:value-type="float">
            <text:p>33.5294117647059</text:p>
          </table:table-cell>
          <table:table-cell table:formula="of:=RADIANS([.E99])" office:value-type="float" office:value="0.58519863155104" calcext:value-type="float">
            <text:p>0.58519863155104</text:p>
          </table:table-cell>
          <table:table-cell table:formula="of:=SIN([.$F99])" office:value-type="float" office:value="0.552364972960506" calcext:value-type="float">
            <text:p>0.552364972960506</text:p>
          </table:table-cell>
          <table:table-cell table:formula="of:=COS([.$F99])" office:value-type="float" office:value="0.83360238522112" calcext:value-type="float">
            <text:p>0.83360238522112</text:p>
          </table:table-cell>
          <table:table-cell table:formula="of:=[.G99]*255" office:value-type="float" office:value="140.853068104929" calcext:value-type="float">
            <text:p>140.853068104929</text:p>
          </table:table-cell>
          <table:table-cell table:formula="of:=[.H99]*255" office:value-type="float" office:value="212.568608231385" calcext:value-type="float">
            <text:p>212.568608231385</text:p>
          </table:table-cell>
          <table:table-cell table:formula="of:=ROUND([.I99];0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9]+1" office:value-type="float" office:value="96" calcext:value-type="float">
            <text:p>96</text:p>
          </table:table-cell>
          <table:table-cell table:formula="of:=[.D100]/[.$C$3]*90" office:value-type="float" office:value="33.8823529411765" calcext:value-type="float">
            <text:p>33.8823529411765</text:p>
          </table:table-cell>
          <table:table-cell table:formula="of:=RADIANS([.E100])" office:value-type="float" office:value="0.591358617146314" calcext:value-type="float">
            <text:p>0.591358617146314</text:p>
          </table:table-cell>
          <table:table-cell table:formula="of:=SIN([.$F100])" office:value-type="float" office:value="0.557489439342886" calcext:value-type="float">
            <text:p>0.557489439342886</text:p>
          </table:table-cell>
          <table:table-cell table:formula="of:=COS([.$F100])" office:value-type="float" office:value="0.830184030815551" calcext:value-type="float">
            <text:p>0.830184030815551</text:p>
          </table:table-cell>
          <table:table-cell table:formula="of:=[.G100]*255" office:value-type="float" office:value="142.159807032436" calcext:value-type="float">
            <text:p>142.159807032436</text:p>
          </table:table-cell>
          <table:table-cell table:formula="of:=[.H100]*255" office:value-type="float" office:value="211.696927857965" calcext:value-type="float">
            <text:p>211.696927857965</text:p>
          </table:table-cell>
          <table:table-cell table:formula="of:=ROUND([.I100];0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0]+1" office:value-type="float" office:value="97" calcext:value-type="float">
            <text:p>97</text:p>
          </table:table-cell>
          <table:table-cell table:formula="of:=[.D101]/[.$C$3]*90" office:value-type="float" office:value="34.2352941176471" calcext:value-type="float">
            <text:p>34.2352941176471</text:p>
          </table:table-cell>
          <table:table-cell table:formula="of:=RADIANS([.E101])" office:value-type="float" office:value="0.597518602741588" calcext:value-type="float">
            <text:p>0.597518602741588</text:p>
          </table:table-cell>
          <table:table-cell table:formula="of:=SIN([.$F101])" office:value-type="float" office:value="0.562592751619823" calcext:value-type="float">
            <text:p>0.562592751619823</text:p>
          </table:table-cell>
          <table:table-cell table:formula="of:=COS([.$F101])" office:value-type="float" office:value="0.826734174825763" calcext:value-type="float">
            <text:p>0.826734174825763</text:p>
          </table:table-cell>
          <table:table-cell table:formula="of:=[.G101]*255" office:value-type="float" office:value="143.461151663055" calcext:value-type="float">
            <text:p>143.461151663055</text:p>
          </table:table-cell>
          <table:table-cell table:formula="of:=[.H101]*255" office:value-type="float" office:value="210.81721458057" calcext:value-type="float">
            <text:p>210.81721458057</text:p>
          </table:table-cell>
          <table:table-cell table:formula="of:=ROUND([.I101];0)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1]+1" office:value-type="float" office:value="98" calcext:value-type="float">
            <text:p>98</text:p>
          </table:table-cell>
          <table:table-cell table:formula="of:=[.D102]/[.$C$3]*90" office:value-type="float" office:value="34.5882352941177" calcext:value-type="float">
            <text:p>34.5882352941177</text:p>
          </table:table-cell>
          <table:table-cell table:formula="of:=RADIANS([.E102])" office:value-type="float" office:value="0.603678588336862" calcext:value-type="float">
            <text:p>0.603678588336862</text:p>
          </table:table-cell>
          <table:table-cell table:formula="of:=SIN([.$F102])" office:value-type="float" office:value="0.56767471614459" calcext:value-type="float">
            <text:p>0.56767471614459</text:p>
          </table:table-cell>
          <table:table-cell table:formula="of:=COS([.$F102])" office:value-type="float" office:value="0.823252948157587" calcext:value-type="float">
            <text:p>0.823252948157587</text:p>
          </table:table-cell>
          <table:table-cell table:formula="of:=[.G102]*255" office:value-type="float" office:value="144.757052616871" calcext:value-type="float">
            <text:p>144.757052616871</text:p>
          </table:table-cell>
          <table:table-cell table:formula="of:=[.H102]*255" office:value-type="float" office:value="209.929501780185" calcext:value-type="float">
            <text:p>209.929501780185</text:p>
          </table:table-cell>
          <table:table-cell table:formula="of:=ROUND([.I102];0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2]+1" office:value-type="float" office:value="99" calcext:value-type="float">
            <text:p>99</text:p>
          </table:table-cell>
          <table:table-cell table:formula="of:=[.D103]/[.$C$3]*90" office:value-type="float" office:value="34.9411764705882" calcext:value-type="float">
            <text:p>34.9411764705882</text:p>
          </table:table-cell>
          <table:table-cell table:formula="of:=RADIANS([.E103])" office:value-type="float" office:value="0.609838573932136" calcext:value-type="float">
            <text:p>0.609838573932136</text:p>
          </table:table-cell>
          <table:table-cell table:formula="of:=SIN([.$F103])" office:value-type="float" office:value="0.572735140080505" calcext:value-type="float">
            <text:p>0.572735140080505</text:p>
          </table:table-cell>
          <table:table-cell table:formula="of:=COS([.$F103])" office:value-type="float" office:value="0.819740482907221" calcext:value-type="float">
            <text:p>0.819740482907221</text:p>
          </table:table-cell>
          <table:table-cell table:formula="of:=[.G103]*255" office:value-type="float" office:value="146.047460720529" calcext:value-type="float">
            <text:p>146.047460720529</text:p>
          </table:table-cell>
          <table:table-cell table:formula="of:=[.H103]*255" office:value-type="float" office:value="209.033823141341" calcext:value-type="float">
            <text:p>209.033823141341</text:p>
          </table:table-cell>
          <table:table-cell table:formula="of:=ROUND([.I103];0)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3]+1" office:value-type="float" office:value="100" calcext:value-type="float">
            <text:p>100</text:p>
          </table:table-cell>
          <table:table-cell table:formula="of:=[.D104]/[.$C$3]*90" office:value-type="float" office:value="35.2941176470588" calcext:value-type="float">
            <text:p>35.2941176470588</text:p>
          </table:table-cell>
          <table:table-cell table:formula="of:=RADIANS([.E104])" office:value-type="float" office:value="0.61599855952741" calcext:value-type="float">
            <text:p>0.61599855952741</text:p>
          </table:table-cell>
          <table:table-cell table:formula="of:=SIN([.$F104])" office:value-type="float" office:value="0.577773831408251" calcext:value-type="float">
            <text:p>0.577773831408251</text:p>
          </table:table-cell>
          <table:table-cell table:formula="of:=COS([.$F104])" office:value-type="float" office:value="0.816196912356222" calcext:value-type="float">
            <text:p>0.816196912356222</text:p>
          </table:table-cell>
          <table:table-cell table:formula="of:=[.G104]*255" office:value-type="float" office:value="147.332327009104" calcext:value-type="float">
            <text:p>147.332327009104</text:p>
          </table:table-cell>
          <table:table-cell table:formula="of:=[.H104]*255" office:value-type="float" office:value="208.130212650837" calcext:value-type="float">
            <text:p>208.130212650837</text:p>
          </table:table-cell>
          <table:table-cell table:formula="of:=ROUND([.I104];0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4]+1" office:value-type="float" office:value="101" calcext:value-type="float">
            <text:p>101</text:p>
          </table:table-cell>
          <table:table-cell table:formula="of:=[.D105]/[.$C$3]*90" office:value-type="float" office:value="35.6470588235294" calcext:value-type="float">
            <text:p>35.6470588235294</text:p>
          </table:table-cell>
          <table:table-cell table:formula="of:=RADIANS([.E105])" office:value-type="float" office:value="0.622158545122685" calcext:value-type="float">
            <text:p>0.622158545122685</text:p>
          </table:table-cell>
          <table:table-cell table:formula="of:=SIN([.$F105])" office:value-type="float" office:value="0.582790598933161" calcext:value-type="float">
            <text:p>0.582790598933161</text:p>
          </table:table-cell>
          <table:table-cell table:formula="of:=COS([.$F105])" office:value-type="float" office:value="0.812622370966446" calcext:value-type="float">
            <text:p>0.812622370966446</text:p>
          </table:table-cell>
          <table:table-cell table:formula="of:=[.G105]*255" office:value-type="float" office:value="148.611602727956" calcext:value-type="float">
            <text:p>148.611602727956</text:p>
          </table:table-cell>
          <table:table-cell table:formula="of:=[.H105]*255" office:value-type="float" office:value="207.218704596444" calcext:value-type="float">
            <text:p>207.218704596444</text:p>
          </table:table-cell>
          <table:table-cell table:formula="of:=ROUND([.I105];0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5]+1" office:value-type="float" office:value="102" calcext:value-type="float">
            <text:p>102</text:p>
          </table:table-cell>
          <table:table-cell table:formula="of:=[.D106]/[.$C$3]*90" office:value-type="float" office:value="36" calcext:value-type="float">
            <text:p>36</text:p>
          </table:table-cell>
          <table:table-cell table:formula="of:=RADIANS([.E106])" office:value-type="float" office:value="0.628318530717959" calcext:value-type="float">
            <text:p>0.628318530717959</text:p>
          </table:table-cell>
          <table:table-cell table:formula="of:=SIN([.$F106])" office:value-type="float" office:value="0.587785252292473" calcext:value-type="float">
            <text:p>0.587785252292473</text:p>
          </table:table-cell>
          <table:table-cell table:formula="of:=COS([.$F106])" office:value-type="float" office:value="0.809016994374947" calcext:value-type="float">
            <text:p>0.809016994374947</text:p>
          </table:table-cell>
          <table:table-cell table:formula="of:=[.G106]*255" office:value-type="float" office:value="149.885239334581" calcext:value-type="float">
            <text:p>149.885239334581</text:p>
          </table:table-cell>
          <table:table-cell table:formula="of:=[.H106]*255" office:value-type="float" office:value="206.299333565612" calcext:value-type="float">
            <text:p>206.299333565612</text:p>
          </table:table-cell>
          <table:table-cell table:formula="of:=ROUND([.I106]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6]+1" office:value-type="float" office:value="103" calcext:value-type="float">
            <text:p>103</text:p>
          </table:table-cell>
          <table:table-cell table:formula="of:=[.D107]/[.$C$3]*90" office:value-type="float" office:value="36.3529411764706" calcext:value-type="float">
            <text:p>36.3529411764706</text:p>
          </table:table-cell>
          <table:table-cell table:formula="of:=RADIANS([.E107])" office:value-type="float" office:value="0.634478516313233" calcext:value-type="float">
            <text:p>0.634478516313233</text:p>
          </table:table-cell>
          <table:table-cell table:formula="of:=SIN([.$F107])" office:value-type="float" office:value="0.592757601962555" calcext:value-type="float">
            <text:p>0.592757601962555</text:p>
          </table:table-cell>
          <table:table-cell table:formula="of:=COS([.$F107])" office:value-type="float" office:value="0.805380919388833" calcext:value-type="float">
            <text:p>0.805380919388833</text:p>
          </table:table-cell>
          <table:table-cell table:formula="of:=[.G107]*255" office:value-type="float" office:value="151.153188500452" calcext:value-type="float">
            <text:p>151.153188500452</text:p>
          </table:table-cell>
          <table:table-cell table:formula="of:=[.H107]*255" office:value-type="float" office:value="205.372134444152" calcext:value-type="float">
            <text:p>205.372134444152</text:p>
          </table:table-cell>
          <table:table-cell table:formula="of:=ROUND([.I107];0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7]+1" office:value-type="float" office:value="104" calcext:value-type="float">
            <text:p>104</text:p>
          </table:table-cell>
          <table:table-cell table:formula="of:=[.D108]/[.$C$3]*90" office:value-type="float" office:value="36.7058823529412" calcext:value-type="float">
            <text:p>36.7058823529412</text:p>
          </table:table-cell>
          <table:table-cell table:formula="of:=RADIANS([.E108])" office:value-type="float" office:value="0.640638501908507" calcext:value-type="float">
            <text:p>0.640638501908507</text:p>
          </table:table-cell>
          <table:table-cell table:formula="of:=SIN([.$F108])" office:value-type="float" office:value="0.597707459266094" calcext:value-type="float">
            <text:p>0.597707459266094</text:p>
          </table:table-cell>
          <table:table-cell table:formula="of:=COS([.$F108])" office:value-type="float" office:value="0.801714283980067" calcext:value-type="float">
            <text:p>0.801714283980067</text:p>
          </table:table-cell>
          <table:table-cell table:formula="of:=[.G108]*255" office:value-type="float" office:value="152.415402112854" calcext:value-type="float">
            <text:p>152.415402112854</text:p>
          </table:table-cell>
          <table:table-cell table:formula="of:=[.H108]*255" office:value-type="float" office:value="204.437142414917" calcext:value-type="float">
            <text:p>204.437142414917</text:p>
          </table:table-cell>
          <table:table-cell table:formula="of:=ROUND([.I1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8]+1" office:value-type="float" office:value="105" calcext:value-type="float">
            <text:p>105</text:p>
          </table:table-cell>
          <table:table-cell table:formula="of:=[.D109]/[.$C$3]*90" office:value-type="float" office:value="37.0588235294118" calcext:value-type="float">
            <text:p>37.0588235294118</text:p>
          </table:table-cell>
          <table:table-cell table:formula="of:=RADIANS([.E109])" office:value-type="float" office:value="0.646798487503781" calcext:value-type="float">
            <text:p>0.646798487503781</text:p>
          </table:table-cell>
          <table:table-cell table:formula="of:=SIN([.$F109])" office:value-type="float" office:value="0.602634636379256" calcext:value-type="float">
            <text:p>0.602634636379256</text:p>
          </table:table-cell>
          <table:table-cell table:formula="of:=COS([.$F109])" office:value-type="float" office:value="0.79801722728024" calcext:value-type="float">
            <text:p>0.79801722728024</text:p>
          </table:table-cell>
          <table:table-cell table:formula="of:=[.G109]*255" office:value-type="float" office:value="153.67183227671" calcext:value-type="float">
            <text:p>153.67183227671</text:p>
          </table:table-cell>
          <table:table-cell table:formula="of:=[.H109]*255" office:value-type="float" office:value="203.494392956461" calcext:value-type="float">
            <text:p>203.494392956461</text:p>
          </table:table-cell>
          <table:table-cell table:formula="of:=ROUND([.I109];0)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9]+1" office:value-type="float" office:value="106" calcext:value-type="float">
            <text:p>106</text:p>
          </table:table-cell>
          <table:table-cell table:formula="of:=[.D110]/[.$C$3]*90" office:value-type="float" office:value="37.4117647058824" calcext:value-type="float">
            <text:p>37.4117647058824</text:p>
          </table:table-cell>
          <table:table-cell table:formula="of:=RADIANS([.E110])" office:value-type="float" office:value="0.652958473099055" calcext:value-type="float">
            <text:p>0.652958473099055</text:p>
          </table:table-cell>
          <table:table-cell table:formula="of:=SIN([.$F110])" office:value-type="float" office:value="0.607538946338817" calcext:value-type="float">
            <text:p>0.607538946338817</text:p>
          </table:table-cell>
          <table:table-cell table:formula="of:=COS([.$F110])" office:value-type="float" office:value="0.794289889575286" calcext:value-type="float">
            <text:p>0.794289889575286</text:p>
          </table:table-cell>
          <table:table-cell table:formula="of:=[.G110]*255" office:value-type="float" office:value="154.922431316398" calcext:value-type="float">
            <text:p>154.922431316398</text:p>
          </table:table-cell>
          <table:table-cell table:formula="of:=[.H110]*255" office:value-type="float" office:value="202.543921841698" calcext:value-type="float">
            <text:p>202.543921841698</text:p>
          </table:table-cell>
          <table:table-cell table:formula="of:=ROUND([.I110];0)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0]+1" office:value-type="float" office:value="107" calcext:value-type="float">
            <text:p>107</text:p>
          </table:table-cell>
          <table:table-cell table:formula="of:=[.D111]/[.$C$3]*90" office:value-type="float" office:value="37.7647058823529" calcext:value-type="float">
            <text:p>37.7647058823529</text:p>
          </table:table-cell>
          <table:table-cell table:formula="of:=RADIANS([.E111])" office:value-type="float" office:value="0.659118458694329" calcext:value-type="float">
            <text:p>0.659118458694329</text:p>
          </table:table-cell>
          <table:table-cell table:formula="of:=SIN([.$F111])" office:value-type="float" office:value="0.61242020304925" calcext:value-type="float">
            <text:p>0.61242020304925</text:p>
          </table:table-cell>
          <table:table-cell table:formula="of:=COS([.$F111])" office:value-type="float" office:value="0.790532412300163" calcext:value-type="float">
            <text:p>0.790532412300163</text:p>
          </table:table-cell>
          <table:table-cell table:formula="of:=[.G111]*255" office:value-type="float" office:value="156.167151777559" calcext:value-type="float">
            <text:p>156.167151777559</text:p>
          </table:table-cell>
          <table:table-cell table:formula="of:=[.H111]*255" office:value-type="float" office:value="201.585765136542" calcext:value-type="float">
            <text:p>201.585765136542</text:p>
          </table:table-cell>
          <table:table-cell table:formula="of:=ROUND([.I111];0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1]+1" office:value-type="float" office:value="108" calcext:value-type="float">
            <text:p>108</text:p>
          </table:table-cell>
          <table:table-cell table:formula="of:=[.D112]/[.$C$3]*90" office:value-type="float" office:value="38.1176470588235" calcext:value-type="float">
            <text:p>38.1176470588235</text:p>
          </table:table-cell>
          <table:table-cell table:formula="of:=RADIANS([.E112])" office:value-type="float" office:value="0.665278444289603" calcext:value-type="float">
            <text:p>0.665278444289603</text:p>
          </table:table-cell>
          <table:table-cell table:formula="of:=SIN([.$F112])" office:value-type="float" office:value="0.617278221289793" calcext:value-type="float">
            <text:p>0.617278221289793</text:p>
          </table:table-cell>
          <table:table-cell table:formula="of:=COS([.$F112])" office:value-type="float" office:value="0.786744938033483" calcext:value-type="float">
            <text:p>0.786744938033483</text:p>
          </table:table-cell>
          <table:table-cell table:formula="of:=[.G112]*255" office:value-type="float" office:value="157.405946428897" calcext:value-type="float">
            <text:p>157.405946428897</text:p>
          </table:table-cell>
          <table:table-cell table:formula="of:=[.H112]*255" office:value-type="float" office:value="200.619959198538" calcext:value-type="float">
            <text:p>200.619959198538</text:p>
          </table:table-cell>
          <table:table-cell table:formula="of:=ROUND([.I112];0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2]+1" office:value-type="float" office:value="109" calcext:value-type="float">
            <text:p>109</text:p>
          </table:table-cell>
          <table:table-cell table:formula="of:=[.D113]/[.$C$3]*90" office:value-type="float" office:value="38.4705882352941" calcext:value-type="float">
            <text:p>38.4705882352941</text:p>
          </table:table-cell>
          <table:table-cell table:formula="of:=RADIANS([.E113])" office:value-type="float" office:value="0.671438429884877" calcext:value-type="float">
            <text:p>0.671438429884877</text:p>
          </table:table-cell>
          <table:table-cell table:formula="of:=SIN([.$F113])" office:value-type="float" office:value="0.622112816721474" calcext:value-type="float">
            <text:p>0.622112816721474</text:p>
          </table:table-cell>
          <table:table-cell table:formula="of:=COS([.$F113])" office:value-type="float" office:value="0.782927610492103" calcext:value-type="float">
            <text:p>0.782927610492103</text:p>
          </table:table-cell>
          <table:table-cell table:formula="of:=[.G113]*255" office:value-type="float" office:value="158.638768263976" calcext:value-type="float">
            <text:p>158.638768263976</text:p>
          </table:table-cell>
          <table:table-cell table:formula="of:=[.H113]*255" office:value-type="float" office:value="199.646540675486" calcext:value-type="float">
            <text:p>199.646540675486</text:p>
          </table:table-cell>
          <table:table-cell table:formula="of:=ROUND([.I113];0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3]+1" office:value-type="float" office:value="110" calcext:value-type="float">
            <text:p>110</text:p>
          </table:table-cell>
          <table:table-cell table:formula="of:=[.D114]/[.$C$3]*90" office:value-type="float" office:value="38.8235294117647" calcext:value-type="float">
            <text:p>38.8235294117647</text:p>
          </table:table-cell>
          <table:table-cell table:formula="of:=RADIANS([.E114])" office:value-type="float" office:value="0.677598415480152" calcext:value-type="float">
            <text:p>0.677598415480152</text:p>
          </table:table-cell>
          <table:table-cell table:formula="of:=SIN([.$F114])" office:value-type="float" office:value="0.626923805894106" calcext:value-type="float">
            <text:p>0.626923805894106</text:p>
          </table:table-cell>
          <table:table-cell table:formula="of:=COS([.$F114])" office:value-type="float" office:value="0.77908057452567" calcext:value-type="float">
            <text:p>0.77908057452567</text:p>
          </table:table-cell>
          <table:table-cell table:formula="of:=[.G114]*255" office:value-type="float" office:value="159.865570502997" calcext:value-type="float">
            <text:p>159.865570502997</text:p>
          </table:table-cell>
          <table:table-cell table:formula="of:=[.H114]*255" office:value-type="float" office:value="198.665546504046" calcext:value-type="float">
            <text:p>198.665546504046</text:p>
          </table:table-cell>
          <table:table-cell table:formula="of:=ROUND([.I114];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4]+1" office:value-type="float" office:value="111" calcext:value-type="float">
            <text:p>111</text:p>
          </table:table-cell>
          <table:table-cell table:formula="of:=[.D115]/[.$C$3]*90" office:value-type="float" office:value="39.1764705882353" calcext:value-type="float">
            <text:p>39.1764705882353</text:p>
          </table:table-cell>
          <table:table-cell table:formula="of:=RADIANS([.E115])" office:value-type="float" office:value="0.683758401075426" calcext:value-type="float">
            <text:p>0.683758401075426</text:p>
          </table:table-cell>
          <table:table-cell table:formula="of:=SIN([.$F115])" office:value-type="float" office:value="0.631711006253251" calcext:value-type="float">
            <text:p>0.631711006253251</text:p>
          </table:table-cell>
          <table:table-cell table:formula="of:=COS([.$F115])" office:value-type="float" office:value="0.77520397611113" calcext:value-type="float">
            <text:p>0.77520397611113</text:p>
          </table:table-cell>
          <table:table-cell table:formula="of:=[.G115]*255" office:value-type="float" office:value="161.086306594579" calcext:value-type="float">
            <text:p>161.086306594579</text:p>
          </table:table-cell>
          <table:table-cell table:formula="of:=[.H115]*255" office:value-type="float" office:value="197.677013908338" calcext:value-type="float">
            <text:p>197.677013908338</text:p>
          </table:table-cell>
          <table:table-cell table:formula="of:=ROUND([.I115];0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5]+1" office:value-type="float" office:value="112" calcext:value-type="float">
            <text:p>112</text:p>
          </table:table-cell>
          <table:table-cell table:formula="of:=[.D116]/[.$C$3]*90" office:value-type="float" office:value="39.5294117647059" calcext:value-type="float">
            <text:p>39.5294117647059</text:p>
          </table:table-cell>
          <table:table-cell table:formula="of:=RADIANS([.E116])" office:value-type="float" office:value="0.6899183866707" calcext:value-type="float">
            <text:p>0.6899183866707</text:p>
          </table:table-cell>
          <table:table-cell table:formula="of:=SIN([.$F116])" office:value-type="float" office:value="0.636474236147141" calcext:value-type="float">
            <text:p>0.636474236147141</text:p>
          </table:table-cell>
          <table:table-cell table:formula="of:=COS([.$F116])" office:value-type="float" office:value="0.771297962347181" calcext:value-type="float">
            <text:p>0.771297962347181</text:p>
          </table:table-cell>
          <table:table-cell table:formula="of:=[.G116]*255" office:value-type="float" office:value="162.300930217521" calcext:value-type="float">
            <text:p>162.300930217521</text:p>
          </table:table-cell>
          <table:table-cell table:formula="of:=[.H116]*255" office:value-type="float" office:value="196.680980398531" calcext:value-type="float">
            <text:p>196.680980398531</text:p>
          </table:table-cell>
          <table:table-cell table:formula="of:=ROUND([.I116];0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6]+1" office:value-type="float" office:value="113" calcext:value-type="float">
            <text:p>113</text:p>
          </table:table-cell>
          <table:table-cell table:formula="of:=[.D117]/[.$C$3]*90" office:value-type="float" office:value="39.8823529411765" calcext:value-type="float">
            <text:p>39.8823529411765</text:p>
          </table:table-cell>
          <table:table-cell table:formula="of:=RADIANS([.E117])" office:value-type="float" office:value="0.696078372265974" calcext:value-type="float">
            <text:p>0.696078372265974</text:p>
          </table:table-cell>
          <table:table-cell table:formula="of:=SIN([.$F117])" office:value-type="float" office:value="0.641213314833578" calcext:value-type="float">
            <text:p>0.641213314833578</text:p>
          </table:table-cell>
          <table:table-cell table:formula="of:=COS([.$F117])" office:value-type="float" office:value="0.767362681448697" calcext:value-type="float">
            <text:p>0.767362681448697</text:p>
          </table:table-cell>
          <table:table-cell table:formula="of:=[.G117]*255" office:value-type="float" office:value="163.509395282562" calcext:value-type="float">
            <text:p>163.509395282562</text:p>
          </table:table-cell>
          <table:table-cell table:formula="of:=[.H117]*255" office:value-type="float" office:value="195.677483769418" calcext:value-type="float">
            <text:p>195.677483769418</text:p>
          </table:table-cell>
          <table:table-cell table:formula="of:=ROUND([.I117];0)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7]+1" office:value-type="float" office:value="114" calcext:value-type="float">
            <text:p>114</text:p>
          </table:table-cell>
          <table:table-cell table:formula="of:=[.D118]/[.$C$3]*90" office:value-type="float" office:value="40.2352941176471" calcext:value-type="float">
            <text:p>40.2352941176471</text:p>
          </table:table-cell>
          <table:table-cell table:formula="of:=RADIANS([.E118])" office:value-type="float" office:value="0.702238357861248" calcext:value-type="float">
            <text:p>0.702238357861248</text:p>
          </table:table-cell>
          <table:table-cell table:formula="of:=SIN([.$F118])" office:value-type="float" office:value="0.645928062486787" calcext:value-type="float">
            <text:p>0.645928062486787</text:p>
          </table:table-cell>
          <table:table-cell table:formula="of:=COS([.$F118])" office:value-type="float" office:value="0.763398282741103" calcext:value-type="float">
            <text:p>0.763398282741103</text:p>
          </table:table-cell>
          <table:table-cell table:formula="of:=[.G118]*255" office:value-type="float" office:value="164.711655934131" calcext:value-type="float">
            <text:p>164.711655934131</text:p>
          </table:table-cell>
          <table:table-cell table:formula="of:=[.H118]*255" office:value-type="float" office:value="194.666562098981" calcext:value-type="float">
            <text:p>194.666562098981</text:p>
          </table:table-cell>
          <table:table-cell table:formula="of:=ROUND([.I118];0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8]+1" office:value-type="float" office:value="115" calcext:value-type="float">
            <text:p>115</text:p>
          </table:table-cell>
          <table:table-cell table:formula="of:=[.D119]/[.$C$3]*90" office:value-type="float" office:value="40.5882352941176" calcext:value-type="float">
            <text:p>40.5882352941176</text:p>
          </table:table-cell>
          <table:table-cell table:formula="of:=RADIANS([.E119])" office:value-type="float" office:value="0.708398343456522" calcext:value-type="float">
            <text:p>0.708398343456522</text:p>
          </table:table-cell>
          <table:table-cell table:formula="of:=SIN([.$F119])" office:value-type="float" office:value="0.650618300204242" calcext:value-type="float">
            <text:p>0.650618300204242</text:p>
          </table:table-cell>
          <table:table-cell table:formula="of:=COS([.$F119])" office:value-type="float" office:value="0.759404916654707" calcext:value-type="float">
            <text:p>0.759404916654707</text:p>
          </table:table-cell>
          <table:table-cell table:formula="of:=[.G119]*255" office:value-type="float" office:value="165.907666552082" calcext:value-type="float">
            <text:p>165.907666552082</text:p>
          </table:table-cell>
          <table:table-cell table:formula="of:=[.H119]*255" office:value-type="float" office:value="193.64825374695" calcext:value-type="float">
            <text:p>193.64825374695</text:p>
          </table:table-cell>
          <table:table-cell table:formula="of:=ROUND([.I119];0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9]+1" office:value-type="float" office:value="116" calcext:value-type="float">
            <text:p>116</text:p>
          </table:table-cell>
          <table:table-cell table:formula="of:=[.D120]/[.$C$3]*90" office:value-type="float" office:value="40.9411764705882" calcext:value-type="float">
            <text:p>40.9411764705882</text:p>
          </table:table-cell>
          <table:table-cell table:formula="of:=RADIANS([.E120])" office:value-type="float" office:value="0.714558329051796" calcext:value-type="float">
            <text:p>0.714558329051796</text:p>
          </table:table-cell>
          <table:table-cell table:formula="of:=SIN([.$F120])" office:value-type="float" office:value="0.655283850013453" calcext:value-type="float">
            <text:p>0.655283850013453</text:p>
          </table:table-cell>
          <table:table-cell table:formula="of:=COS([.$F120])" office:value-type="float" office:value="0.755382734718994" calcext:value-type="float">
            <text:p>0.755382734718994</text:p>
          </table:table-cell>
          <table:table-cell table:formula="of:=[.G120]*255" office:value-type="float" office:value="167.097381753431" calcext:value-type="float">
            <text:p>167.097381753431</text:p>
          </table:table-cell>
          <table:table-cell table:formula="of:=[.H120]*255" office:value-type="float" office:value="192.622597353343" calcext:value-type="float">
            <text:p>192.622597353343</text:p>
          </table:table-cell>
          <table:table-cell table:formula="of:=ROUND([.I120];0)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0]+1" office:value-type="float" office:value="117" calcext:value-type="float">
            <text:p>117</text:p>
          </table:table-cell>
          <table:table-cell table:formula="of:=[.D121]/[.$C$3]*90" office:value-type="float" office:value="41.2941176470588" calcext:value-type="float">
            <text:p>41.2941176470588</text:p>
          </table:table-cell>
          <table:table-cell table:formula="of:=RADIANS([.E121])" office:value-type="float" office:value="0.72071831464707" calcext:value-type="float">
            <text:p>0.72071831464707</text:p>
          </table:table-cell>
          <table:table-cell table:formula="of:=SIN([.$F121])" office:value-type="float" office:value="0.659924534878723" calcext:value-type="float">
            <text:p>0.659924534878723</text:p>
          </table:table-cell>
          <table:table-cell table:formula="of:=COS([.$F121])" office:value-type="float" office:value="0.751331889556873" calcext:value-type="float">
            <text:p>0.751331889556873</text:p>
          </table:table-cell>
          <table:table-cell table:formula="of:=[.G121]*255" office:value-type="float" office:value="168.280756394074" calcext:value-type="float">
            <text:p>168.280756394074</text:p>
          </table:table-cell>
          <table:table-cell table:formula="of:=[.H121]*255" office:value-type="float" office:value="191.589631837003" calcext:value-type="float">
            <text:p>191.589631837003</text:p>
          </table:table-cell>
          <table:table-cell table:formula="of:=ROUND([.I121];0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1]+1" office:value-type="float" office:value="118" calcext:value-type="float">
            <text:p>118</text:p>
          </table:table-cell>
          <table:table-cell table:formula="of:=[.D122]/[.$C$3]*90" office:value-type="float" office:value="41.6470588235294" calcext:value-type="float">
            <text:p>41.6470588235294</text:p>
          </table:table-cell>
          <table:table-cell table:formula="of:=RADIANS([.E122])" office:value-type="float" office:value="0.726878300242344" calcext:value-type="float">
            <text:p>0.726878300242344</text:p>
          </table:table-cell>
          <table:table-cell table:formula="of:=SIN([.$F122])" office:value-type="float" office:value="0.664540178707858" calcext:value-type="float">
            <text:p>0.664540178707858</text:p>
          </table:table-cell>
          <table:table-cell table:formula="of:=COS([.$F122])" office:value-type="float" office:value="0.747252534878891" calcext:value-type="float">
            <text:p>0.747252534878891</text:p>
          </table:table-cell>
          <table:table-cell table:formula="of:=[.G122]*255" office:value-type="float" office:value="169.457745570504" calcext:value-type="float">
            <text:p>169.457745570504</text:p>
          </table:table-cell>
          <table:table-cell table:formula="of:=[.H122]*255" office:value-type="float" office:value="190.549396394117" calcext:value-type="float">
            <text:p>190.549396394117</text:p>
          </table:table-cell>
          <table:table-cell table:formula="of:=ROUND([.I122];0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2]+1" office:value-type="float" office:value="119" calcext:value-type="float">
            <text:p>119</text:p>
          </table:table-cell>
          <table:table-cell table:formula="of:=[.D123]/[.$C$3]*90" office:value-type="float" office:value="42" calcext:value-type="float">
            <text:p>42</text:p>
          </table:table-cell>
          <table:table-cell table:formula="of:=RADIANS([.E123])" office:value-type="float" office:value="0.733038285837618" calcext:value-type="float">
            <text:p>0.733038285837618</text:p>
          </table:table-cell>
          <table:table-cell table:formula="of:=SIN([.$F123])" office:value-type="float" office:value="0.669130606358858" calcext:value-type="float">
            <text:p>0.669130606358858</text:p>
          </table:table-cell>
          <table:table-cell table:formula="of:=COS([.$F123])" office:value-type="float" office:value="0.743144825477394" calcext:value-type="float">
            <text:p>0.743144825477394</text:p>
          </table:table-cell>
          <table:table-cell table:formula="of:=[.G123]*255" office:value-type="float" office:value="170.628304621509" calcext:value-type="float">
            <text:p>170.628304621509</text:p>
          </table:table-cell>
          <table:table-cell table:formula="of:=[.H123]*255" office:value-type="float" office:value="189.501930496736" calcext:value-type="float">
            <text:p>189.501930496736</text:p>
          </table:table-cell>
          <table:table-cell table:formula="of:=ROUND([.I123];0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3]+1" office:value-type="float" office:value="120" calcext:value-type="float">
            <text:p>120</text:p>
          </table:table-cell>
          <table:table-cell table:formula="of:=[.D124]/[.$C$3]*90" office:value-type="float" office:value="42.3529411764706" calcext:value-type="float">
            <text:p>42.3529411764706</text:p>
          </table:table-cell>
          <table:table-cell table:formula="of:=RADIANS([.E124])" office:value-type="float" office:value="0.739198271432892" calcext:value-type="float">
            <text:p>0.739198271432892</text:p>
          </table:table-cell>
          <table:table-cell table:formula="of:=SIN([.$F124])" office:value-type="float" office:value="0.673695643646557" calcext:value-type="float">
            <text:p>0.673695643646557</text:p>
          </table:table-cell>
          <table:table-cell table:formula="of:=COS([.$F124])" office:value-type="float" office:value="0.739008917220659" calcext:value-type="float">
            <text:p>0.739008917220659</text:p>
          </table:table-cell>
          <table:table-cell table:formula="of:=[.G124]*255" office:value-type="float" office:value="171.792389129872" calcext:value-type="float">
            <text:p>171.792389129872</text:p>
          </table:table-cell>
          <table:table-cell table:formula="of:=[.H124]*255" office:value-type="float" office:value="188.447273891268" calcext:value-type="float">
            <text:p>188.447273891268</text:p>
          </table:table-cell>
          <table:table-cell table:formula="of:=ROUND([.I124];0)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4]+1" office:value-type="float" office:value="121" calcext:value-type="float">
            <text:p>121</text:p>
          </table:table-cell>
          <table:table-cell table:formula="of:=[.D125]/[.$C$3]*90" office:value-type="float" office:value="42.7058823529412" calcext:value-type="float">
            <text:p>42.7058823529412</text:p>
          </table:table-cell>
          <table:table-cell table:formula="of:=RADIANS([.E125])" office:value-type="float" office:value="0.745358257028167" calcext:value-type="float">
            <text:p>0.745358257028167</text:p>
          </table:table-cell>
          <table:table-cell table:formula="of:=SIN([.$F125])" office:value-type="float" office:value="0.678235117349234" calcext:value-type="float">
            <text:p>0.678235117349234</text:p>
          </table:table-cell>
          <table:table-cell table:formula="of:=COS([.$F125])" office:value-type="float" office:value="0.734844967046976" calcext:value-type="float">
            <text:p>0.734844967046976</text:p>
          </table:table-cell>
          <table:table-cell table:formula="of:=[.G125]*255" office:value-type="float" office:value="172.949954924055" calcext:value-type="float">
            <text:p>172.949954924055</text:p>
          </table:table-cell>
          <table:table-cell table:formula="of:=[.H125]*255" office:value-type="float" office:value="187.385466596979" calcext:value-type="float">
            <text:p>187.385466596979</text:p>
          </table:table-cell>
          <table:table-cell table:formula="of:=ROUND([.I125];0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5]+1" office:value-type="float" office:value="122" calcext:value-type="float">
            <text:p>122</text:p>
          </table:table-cell>
          <table:table-cell table:formula="of:=[.D126]/[.$C$3]*90" office:value-type="float" office:value="43.0588235294118" calcext:value-type="float">
            <text:p>43.0588235294118</text:p>
          </table:table-cell>
          <table:table-cell table:formula="of:=RADIANS([.E126])" office:value-type="float" office:value="0.751518242623441" calcext:value-type="float">
            <text:p>0.751518242623441</text:p>
          </table:table-cell>
          <table:table-cell table:formula="of:=SIN([.$F126])" office:value-type="float" office:value="0.682748855215186" calcext:value-type="float">
            <text:p>0.682748855215186</text:p>
          </table:table-cell>
          <table:table-cell table:formula="of:=COS([.$F126])" office:value-type="float" office:value="0.730653132958693" calcext:value-type="float">
            <text:p>0.730653132958693</text:p>
          </table:table-cell>
          <table:table-cell table:formula="of:=[.G126]*255" office:value-type="float" office:value="174.100958079872" calcext:value-type="float">
            <text:p>174.100958079872</text:p>
          </table:table-cell>
          <table:table-cell table:formula="of:=[.H126]*255" office:value-type="float" office:value="186.316548904467" calcext:value-type="float">
            <text:p>186.316548904467</text:p>
          </table:table-cell>
          <table:table-cell table:formula="of:=ROUND([.I126];0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6]+1" office:value-type="float" office:value="123" calcext:value-type="float">
            <text:p>123</text:p>
          </table:table-cell>
          <table:table-cell table:formula="of:=[.D127]/[.$C$3]*90" office:value-type="float" office:value="43.4117647058824" calcext:value-type="float">
            <text:p>43.4117647058824</text:p>
          </table:table-cell>
          <table:table-cell table:formula="of:=RADIANS([.E127])" office:value-type="float" office:value="0.757678228218715" calcext:value-type="float">
            <text:p>0.757678228218715</text:p>
          </table:table-cell>
          <table:table-cell table:formula="of:=SIN([.$F127])" office:value-type="float" office:value="0.687236685969263" calcext:value-type="float">
            <text:p>0.687236685969263</text:p>
          </table:table-cell>
          <table:table-cell table:formula="of:=COS([.$F127])" office:value-type="float" office:value="0.726433574016224" calcext:value-type="float">
            <text:p>0.726433574016224</text:p>
          </table:table-cell>
          <table:table-cell table:formula="of:=[.G127]*255" office:value-type="float" office:value="175.245354922162" calcext:value-type="float">
            <text:p>175.245354922162</text:p>
          </table:table-cell>
          <table:table-cell table:formula="of:=[.H127]*255" office:value-type="float" office:value="185.240561374137" calcext:value-type="float">
            <text:p>185.240561374137</text:p>
          </table:table-cell>
          <table:table-cell table:formula="of:=ROUND([.I127];0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7]+1" office:value-type="float" office:value="124" calcext:value-type="float">
            <text:p>124</text:p>
          </table:table-cell>
          <table:table-cell table:formula="of:=[.D128]/[.$C$3]*90" office:value-type="float" office:value="43.7647058823529" calcext:value-type="float">
            <text:p>43.7647058823529</text:p>
          </table:table-cell>
          <table:table-cell table:formula="of:=RADIANS([.E128])" office:value-type="float" office:value="0.763838213813989" calcext:value-type="float">
            <text:p>0.763838213813989</text:p>
          </table:table-cell>
          <table:table-cell table:formula="of:=SIN([.$F128])" office:value-type="float" office:value="0.69169843931937" calcext:value-type="float">
            <text:p>0.69169843931937</text:p>
          </table:table-cell>
          <table:table-cell table:formula="of:=COS([.$F128])" office:value-type="float" office:value="0.722186450332009" calcext:value-type="float">
            <text:p>0.722186450332009</text:p>
          </table:table-cell>
          <table:table-cell table:formula="of:=[.G128]*255" office:value-type="float" office:value="176.383102026439" calcext:value-type="float">
            <text:p>176.383102026439</text:p>
          </table:table-cell>
          <table:table-cell table:formula="of:=[.H128]*255" office:value-type="float" office:value="184.157544834662" calcext:value-type="float">
            <text:p>184.157544834662</text:p>
          </table:table-cell>
          <table:table-cell table:formula="of:=ROUND([.I128];0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8]+1" office:value-type="float" office:value="125" calcext:value-type="float">
            <text:p>125</text:p>
          </table:table-cell>
          <table:table-cell table:formula="of:=[.D129]/[.$C$3]*90" office:value-type="float" office:value="44.1176470588235" calcext:value-type="float">
            <text:p>44.1176470588235</text:p>
          </table:table-cell>
          <table:table-cell table:formula="of:=RADIANS([.E129])" office:value-type="float" office:value="0.769998199409263" calcext:value-type="float">
            <text:p>0.769998199409263</text:p>
          </table:table-cell>
          <table:table-cell table:formula="of:=SIN([.$F129])" office:value-type="float" office:value="0.696133945962927" calcext:value-type="float">
            <text:p>0.696133945962927</text:p>
          </table:table-cell>
          <table:table-cell table:formula="of:=COS([.$F129])" office:value-type="float" office:value="0.717911923064442" calcext:value-type="float">
            <text:p>0.717911923064442</text:p>
          </table:table-cell>
          <table:table-cell table:formula="of:=[.G129]*255" office:value-type="float" office:value="177.514156220546" calcext:value-type="float">
            <text:p>177.514156220546</text:p>
          </table:table-cell>
          <table:table-cell table:formula="of:=[.H129]*255" office:value-type="float" office:value="183.067540381433" calcext:value-type="float">
            <text:p>183.067540381433</text:p>
          </table:table-cell>
          <table:table-cell table:formula="of:=ROUND([.I129];0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9]+1" office:value-type="float" office:value="126" calcext:value-type="float">
            <text:p>126</text:p>
          </table:table-cell>
          <table:table-cell table:formula="of:=[.D130]/[.$C$3]*90" office:value-type="float" office:value="44.4705882352941" calcext:value-type="float">
            <text:p>44.4705882352941</text:p>
          </table:table-cell>
          <table:table-cell table:formula="of:=RADIANS([.E130])" office:value-type="float" office:value="0.776158185004537" calcext:value-type="float">
            <text:p>0.776158185004537</text:p>
          </table:table-cell>
          <table:table-cell table:formula="of:=SIN([.$F130])" office:value-type="float" office:value="0.700543037593291" calcext:value-type="float">
            <text:p>0.700543037593291</text:p>
          </table:table-cell>
          <table:table-cell table:formula="of:=COS([.$F130])" office:value-type="float" office:value="0.713610154411752" calcext:value-type="float">
            <text:p>0.713610154411752</text:p>
          </table:table-cell>
          <table:table-cell table:formula="of:=[.G130]*255" office:value-type="float" office:value="178.638474586289" calcext:value-type="float">
            <text:p>178.638474586289</text:p>
          </table:table-cell>
          <table:table-cell table:formula="of:=[.H130]*255" office:value-type="float" office:value="181.970589374997" calcext:value-type="float">
            <text:p>181.970589374997</text:p>
          </table:table-cell>
          <table:table-cell table:formula="of:=ROUND([.I130];0)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0]+1" office:value-type="float" office:value="127" calcext:value-type="float">
            <text:p>127</text:p>
          </table:table-cell>
          <table:table-cell table:formula="of:=[.D131]/[.$C$3]*90" office:value-type="float" office:value="44.8235294117647" calcext:value-type="float">
            <text:p>44.8235294117647</text:p>
          </table:table-cell>
          <table:table-cell table:formula="of:=RADIANS([.E131])" office:value-type="float" office:value="0.782318170599811" calcext:value-type="float">
            <text:p>0.782318170599811</text:p>
          </table:table-cell>
          <table:table-cell table:formula="of:=SIN([.$F131])" office:value-type="float" office:value="0.704925546906147" calcext:value-type="float">
            <text:p>0.704925546906147</text:p>
          </table:table-cell>
          <table:table-cell table:formula="of:=COS([.$F131])" office:value-type="float" office:value="0.709281307605853" calcext:value-type="float">
            <text:p>0.709281307605853</text:p>
          </table:table-cell>
          <table:table-cell table:formula="of:=[.G131]*255" office:value-type="float" office:value="179.756014461068" calcext:value-type="float">
            <text:p>179.756014461068</text:p>
          </table:table-cell>
          <table:table-cell table:formula="of:=[.H131]*255" office:value-type="float" office:value="180.866733439493" calcext:value-type="float">
            <text:p>180.866733439493</text:p>
          </table:table-cell>
          <table:table-cell table:formula="of:=ROUND([.I131]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1]+1" office:value-type="float" office:value="128" calcext:value-type="float">
            <text:p>128</text:p>
          </table:table-cell>
          <table:table-cell table:formula="of:=[.D132]/[.$C$3]*90" office:value-type="float" office:value="45.1764705882353" calcext:value-type="float">
            <text:p>45.1764705882353</text:p>
          </table:table-cell>
          <table:table-cell table:formula="of:=RADIANS([.E132])" office:value-type="float" office:value="0.788478156195085" calcext:value-type="float">
            <text:p>0.788478156195085</text:p>
          </table:table-cell>
          <table:table-cell table:formula="of:=SIN([.$F132])" office:value-type="float" office:value="0.709281307605853" calcext:value-type="float">
            <text:p>0.709281307605853</text:p>
          </table:table-cell>
          <table:table-cell table:formula="of:=COS([.$F132])" office:value-type="float" office:value="0.704925546906147" calcext:value-type="float">
            <text:p>0.704925546906147</text:p>
          </table:table-cell>
          <table:table-cell table:formula="of:=[.G132]*255" office:value-type="float" office:value="180.866733439493" calcext:value-type="float">
            <text:p>180.866733439493</text:p>
          </table:table-cell>
          <table:table-cell table:formula="of:=[.H132]*255" office:value-type="float" office:value="179.756014461068" calcext:value-type="float">
            <text:p>179.756014461068</text:p>
          </table:table-cell>
          <table:table-cell table:formula="of:=ROUND([.I132];0)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2]+1" office:value-type="float" office:value="129" calcext:value-type="float">
            <text:p>129</text:p>
          </table:table-cell>
          <table:table-cell table:formula="of:=[.D133]/[.$C$3]*90" office:value-type="float" office:value="45.5294117647059" calcext:value-type="float">
            <text:p>45.5294117647059</text:p>
          </table:table-cell>
          <table:table-cell table:formula="of:=RADIANS([.E133])" office:value-type="float" office:value="0.794638141790359" calcext:value-type="float">
            <text:p>0.794638141790359</text:p>
          </table:table-cell>
          <table:table-cell table:formula="of:=SIN([.$F133])" office:value-type="float" office:value="0.713610154411752" calcext:value-type="float">
            <text:p>0.713610154411752</text:p>
          </table:table-cell>
          <table:table-cell table:formula="of:=COS([.$F133])" office:value-type="float" office:value="0.700543037593291" calcext:value-type="float">
            <text:p>0.700543037593291</text:p>
          </table:table-cell>
          <table:table-cell table:formula="of:=[.G133]*255" office:value-type="float" office:value="181.970589374997" calcext:value-type="float">
            <text:p>181.970589374997</text:p>
          </table:table-cell>
          <table:table-cell table:formula="of:=[.H133]*255" office:value-type="float" office:value="178.638474586289" calcext:value-type="float">
            <text:p>178.638474586289</text:p>
          </table:table-cell>
          <table:table-cell table:formula="of:=ROUND([.I133];0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3]+1" office:value-type="float" office:value="130" calcext:value-type="float">
            <text:p>130</text:p>
          </table:table-cell>
          <table:table-cell table:formula="of:=[.D134]/[.$C$3]*90" office:value-type="float" office:value="45.8823529411765" calcext:value-type="float">
            <text:p>45.8823529411765</text:p>
          </table:table-cell>
          <table:table-cell table:formula="of:=RADIANS([.E134])" office:value-type="float" office:value="0.800798127385633" calcext:value-type="float">
            <text:p>0.800798127385633</text:p>
          </table:table-cell>
          <table:table-cell table:formula="of:=SIN([.$F134])" office:value-type="float" office:value="0.717911923064442" calcext:value-type="float">
            <text:p>0.717911923064442</text:p>
          </table:table-cell>
          <table:table-cell table:formula="of:=COS([.$F134])" office:value-type="float" office:value="0.696133945962927" calcext:value-type="float">
            <text:p>0.696133945962927</text:p>
          </table:table-cell>
          <table:table-cell table:formula="of:=[.G134]*255" office:value-type="float" office:value="183.067540381433" calcext:value-type="float">
            <text:p>183.067540381433</text:p>
          </table:table-cell>
          <table:table-cell table:formula="of:=[.H134]*255" office:value-type="float" office:value="177.514156220546" calcext:value-type="float">
            <text:p>177.514156220546</text:p>
          </table:table-cell>
          <table:table-cell table:formula="of:=ROUND([.I134];0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4]+1" office:value-type="float" office:value="131" calcext:value-type="float">
            <text:p>131</text:p>
          </table:table-cell>
          <table:table-cell table:formula="of:=[.D135]/[.$C$3]*90" office:value-type="float" office:value="46.2352941176471" calcext:value-type="float">
            <text:p>46.2352941176471</text:p>
          </table:table-cell>
          <table:table-cell table:formula="of:=RADIANS([.E135])" office:value-type="float" office:value="0.806958112980908" calcext:value-type="float">
            <text:p>0.806958112980908</text:p>
          </table:table-cell>
          <table:table-cell table:formula="of:=SIN([.$F135])" office:value-type="float" office:value="0.722186450332009" calcext:value-type="float">
            <text:p>0.722186450332009</text:p>
          </table:table-cell>
          <table:table-cell table:formula="of:=COS([.$F135])" office:value-type="float" office:value="0.69169843931937" calcext:value-type="float">
            <text:p>0.69169843931937</text:p>
          </table:table-cell>
          <table:table-cell table:formula="of:=[.G135]*255" office:value-type="float" office:value="184.157544834662" calcext:value-type="float">
            <text:p>184.157544834662</text:p>
          </table:table-cell>
          <table:table-cell table:formula="of:=[.H135]*255" office:value-type="float" office:value="176.383102026439" calcext:value-type="float">
            <text:p>176.383102026439</text:p>
          </table:table-cell>
          <table:table-cell table:formula="of:=ROUND([.I135];0)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5]+1" office:value-type="float" office:value="132" calcext:value-type="float">
            <text:p>132</text:p>
          </table:table-cell>
          <table:table-cell table:formula="of:=[.D136]/[.$C$3]*90" office:value-type="float" office:value="46.5882352941177" calcext:value-type="float">
            <text:p>46.5882352941177</text:p>
          </table:table-cell>
          <table:table-cell table:formula="of:=RADIANS([.E136])" office:value-type="float" office:value="0.813118098576182" calcext:value-type="float">
            <text:p>0.813118098576182</text:p>
          </table:table-cell>
          <table:table-cell table:formula="of:=SIN([.$F136])" office:value-type="float" office:value="0.726433574016224" calcext:value-type="float">
            <text:p>0.726433574016224</text:p>
          </table:table-cell>
          <table:table-cell table:formula="of:=COS([.$F136])" office:value-type="float" office:value="0.687236685969263" calcext:value-type="float">
            <text:p>0.687236685969263</text:p>
          </table:table-cell>
          <table:table-cell table:formula="of:=[.G136]*255" office:value-type="float" office:value="185.240561374137" calcext:value-type="float">
            <text:p>185.240561374137</text:p>
          </table:table-cell>
          <table:table-cell table:formula="of:=[.H136]*255" office:value-type="float" office:value="175.245354922162" calcext:value-type="float">
            <text:p>175.245354922162</text:p>
          </table:table-cell>
          <table:table-cell table:formula="of:=ROUND([.I136];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6]+1" office:value-type="float" office:value="133" calcext:value-type="float">
            <text:p>133</text:p>
          </table:table-cell>
          <table:table-cell table:formula="of:=[.D137]/[.$C$3]*90" office:value-type="float" office:value="46.9411764705882" calcext:value-type="float">
            <text:p>46.9411764705882</text:p>
          </table:table-cell>
          <table:table-cell table:formula="of:=RADIANS([.E137])" office:value-type="float" office:value="0.819278084171456" calcext:value-type="float">
            <text:p>0.819278084171456</text:p>
          </table:table-cell>
          <table:table-cell table:formula="of:=SIN([.$F137])" office:value-type="float" office:value="0.730653132958693" calcext:value-type="float">
            <text:p>0.730653132958693</text:p>
          </table:table-cell>
          <table:table-cell table:formula="of:=COS([.$F137])" office:value-type="float" office:value="0.682748855215186" calcext:value-type="float">
            <text:p>0.682748855215186</text:p>
          </table:table-cell>
          <table:table-cell table:formula="of:=[.G137]*255" office:value-type="float" office:value="186.316548904467" calcext:value-type="float">
            <text:p>186.316548904467</text:p>
          </table:table-cell>
          <table:table-cell table:formula="of:=[.H137]*255" office:value-type="float" office:value="174.100958079872" calcext:value-type="float">
            <text:p>174.100958079872</text:p>
          </table:table-cell>
          <table:table-cell table:formula="of:=ROUND([.I137];0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7]+1" office:value-type="float" office:value="134" calcext:value-type="float">
            <text:p>134</text:p>
          </table:table-cell>
          <table:table-cell table:formula="of:=[.D138]/[.$C$3]*90" office:value-type="float" office:value="47.2941176470588" calcext:value-type="float">
            <text:p>47.2941176470588</text:p>
          </table:table-cell>
          <table:table-cell table:formula="of:=RADIANS([.E138])" office:value-type="float" office:value="0.82543806976673" calcext:value-type="float">
            <text:p>0.82543806976673</text:p>
          </table:table-cell>
          <table:table-cell table:formula="of:=SIN([.$F138])" office:value-type="float" office:value="0.734844967046976" calcext:value-type="float">
            <text:p>0.734844967046976</text:p>
          </table:table-cell>
          <table:table-cell table:formula="of:=COS([.$F138])" office:value-type="float" office:value="0.678235117349234" calcext:value-type="float">
            <text:p>0.678235117349234</text:p>
          </table:table-cell>
          <table:table-cell table:formula="of:=[.G138]*255" office:value-type="float" office:value="187.385466596979" calcext:value-type="float">
            <text:p>187.385466596979</text:p>
          </table:table-cell>
          <table:table-cell table:formula="of:=[.H138]*255" office:value-type="float" office:value="172.949954924055" calcext:value-type="float">
            <text:p>172.949954924055</text:p>
          </table:table-cell>
          <table:table-cell table:formula="of:=ROUND([.I138];0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8]+1" office:value-type="float" office:value="135" calcext:value-type="float">
            <text:p>135</text:p>
          </table:table-cell>
          <table:table-cell table:formula="of:=[.D139]/[.$C$3]*90" office:value-type="float" office:value="47.6470588235294" calcext:value-type="float">
            <text:p>47.6470588235294</text:p>
          </table:table-cell>
          <table:table-cell table:formula="of:=RADIANS([.E139])" office:value-type="float" office:value="0.831598055362004" calcext:value-type="float">
            <text:p>0.831598055362004</text:p>
          </table:table-cell>
          <table:table-cell table:formula="of:=SIN([.$F139])" office:value-type="float" office:value="0.739008917220659" calcext:value-type="float">
            <text:p>0.739008917220659</text:p>
          </table:table-cell>
          <table:table-cell table:formula="of:=COS([.$F139])" office:value-type="float" office:value="0.673695643646557" calcext:value-type="float">
            <text:p>0.673695643646557</text:p>
          </table:table-cell>
          <table:table-cell table:formula="of:=[.G139]*255" office:value-type="float" office:value="188.447273891268" calcext:value-type="float">
            <text:p>188.447273891268</text:p>
          </table:table-cell>
          <table:table-cell table:formula="of:=[.H139]*255" office:value-type="float" office:value="171.792389129872" calcext:value-type="float">
            <text:p>171.792389129872</text:p>
          </table:table-cell>
          <table:table-cell table:formula="of:=ROUND([.I139];0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9]+1" office:value-type="float" office:value="136" calcext:value-type="float">
            <text:p>136</text:p>
          </table:table-cell>
          <table:table-cell table:formula="of:=[.D140]/[.$C$3]*90" office:value-type="float" office:value="48" calcext:value-type="float">
            <text:p>48</text:p>
          </table:table-cell>
          <table:table-cell table:formula="of:=RADIANS([.E140])" office:value-type="float" office:value="0.837758040957278" calcext:value-type="float">
            <text:p>0.837758040957278</text:p>
          </table:table-cell>
          <table:table-cell table:formula="of:=SIN([.$F140])" office:value-type="float" office:value="0.743144825477394" calcext:value-type="float">
            <text:p>0.743144825477394</text:p>
          </table:table-cell>
          <table:table-cell table:formula="of:=COS([.$F140])" office:value-type="float" office:value="0.669130606358858" calcext:value-type="float">
            <text:p>0.669130606358858</text:p>
          </table:table-cell>
          <table:table-cell table:formula="of:=[.G140]*255" office:value-type="float" office:value="189.501930496736" calcext:value-type="float">
            <text:p>189.501930496736</text:p>
          </table:table-cell>
          <table:table-cell table:formula="of:=[.H140]*255" office:value-type="float" office:value="170.628304621509" calcext:value-type="float">
            <text:p>170.628304621509</text:p>
          </table:table-cell>
          <table:table-cell table:formula="of:=ROUND([.I140];0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0]+1" office:value-type="float" office:value="137" calcext:value-type="float">
            <text:p>137</text:p>
          </table:table-cell>
          <table:table-cell table:formula="of:=[.D141]/[.$C$3]*90" office:value-type="float" office:value="48.3529411764706" calcext:value-type="float">
            <text:p>48.3529411764706</text:p>
          </table:table-cell>
          <table:table-cell table:formula="of:=RADIANS([.E141])" office:value-type="float" office:value="0.843918026552552" calcext:value-type="float">
            <text:p>0.843918026552552</text:p>
          </table:table-cell>
          <table:table-cell table:formula="of:=SIN([.$F141])" office:value-type="float" office:value="0.747252534878891" calcext:value-type="float">
            <text:p>0.747252534878891</text:p>
          </table:table-cell>
          <table:table-cell table:formula="of:=COS([.$F141])" office:value-type="float" office:value="0.664540178707858" calcext:value-type="float">
            <text:p>0.664540178707858</text:p>
          </table:table-cell>
          <table:table-cell table:formula="of:=[.G141]*255" office:value-type="float" office:value="190.549396394117" calcext:value-type="float">
            <text:p>190.549396394117</text:p>
          </table:table-cell>
          <table:table-cell table:formula="of:=[.H141]*255" office:value-type="float" office:value="169.457745570504" calcext:value-type="float">
            <text:p>169.457745570504</text:p>
          </table:table-cell>
          <table:table-cell table:formula="of:=ROUND([.I141];0)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1]+1" office:value-type="float" office:value="138" calcext:value-type="float">
            <text:p>138</text:p>
          </table:table-cell>
          <table:table-cell table:formula="of:=[.D142]/[.$C$3]*90" office:value-type="float" office:value="48.7058823529412" calcext:value-type="float">
            <text:p>48.7058823529412</text:p>
          </table:table-cell>
          <table:table-cell table:formula="of:=RADIANS([.E142])" office:value-type="float" office:value="0.850078012147826" calcext:value-type="float">
            <text:p>0.850078012147826</text:p>
          </table:table-cell>
          <table:table-cell table:formula="of:=SIN([.$F142])" office:value-type="float" office:value="0.751331889556873" calcext:value-type="float">
            <text:p>0.751331889556873</text:p>
          </table:table-cell>
          <table:table-cell table:formula="of:=COS([.$F142])" office:value-type="float" office:value="0.659924534878723" calcext:value-type="float">
            <text:p>0.659924534878723</text:p>
          </table:table-cell>
          <table:table-cell table:formula="of:=[.G142]*255" office:value-type="float" office:value="191.589631837003" calcext:value-type="float">
            <text:p>191.589631837003</text:p>
          </table:table-cell>
          <table:table-cell table:formula="of:=[.H142]*255" office:value-type="float" office:value="168.280756394074" calcext:value-type="float">
            <text:p>168.280756394074</text:p>
          </table:table-cell>
          <table:table-cell table:formula="of:=ROUND([.I142];0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2]+1" office:value-type="float" office:value="139" calcext:value-type="float">
            <text:p>139</text:p>
          </table:table-cell>
          <table:table-cell table:formula="of:=[.D143]/[.$C$3]*90" office:value-type="float" office:value="49.0588235294118" calcext:value-type="float">
            <text:p>49.0588235294118</text:p>
          </table:table-cell>
          <table:table-cell table:formula="of:=RADIANS([.E143])" office:value-type="float" office:value="0.8562379977431" calcext:value-type="float">
            <text:p>0.8562379977431</text:p>
          </table:table-cell>
          <table:table-cell table:formula="of:=SIN([.$F143])" office:value-type="float" office:value="0.755382734718994" calcext:value-type="float">
            <text:p>0.755382734718994</text:p>
          </table:table-cell>
          <table:table-cell table:formula="of:=COS([.$F143])" office:value-type="float" office:value="0.655283850013454" calcext:value-type="float">
            <text:p>0.655283850013454</text:p>
          </table:table-cell>
          <table:table-cell table:formula="of:=[.G143]*255" office:value-type="float" office:value="192.622597353343" calcext:value-type="float">
            <text:p>192.622597353343</text:p>
          </table:table-cell>
          <table:table-cell table:formula="of:=[.H143]*255" office:value-type="float" office:value="167.097381753431" calcext:value-type="float">
            <text:p>167.097381753431</text:p>
          </table:table-cell>
          <table:table-cell table:formula="of:=ROUND([.I143];0)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3]+1" office:value-type="float" office:value="140" calcext:value-type="float">
            <text:p>140</text:p>
          </table:table-cell>
          <table:table-cell table:formula="of:=[.D144]/[.$C$3]*90" office:value-type="float" office:value="49.4117647058824" calcext:value-type="float">
            <text:p>49.4117647058824</text:p>
          </table:table-cell>
          <table:table-cell table:formula="of:=RADIANS([.E144])" office:value-type="float" office:value="0.862397983338375" calcext:value-type="float">
            <text:p>0.862397983338375</text:p>
          </table:table-cell>
          <table:table-cell table:formula="of:=SIN([.$F144])" office:value-type="float" office:value="0.759404916654707" calcext:value-type="float">
            <text:p>0.759404916654707</text:p>
          </table:table-cell>
          <table:table-cell table:formula="of:=COS([.$F144])" office:value-type="float" office:value="0.650618300204242" calcext:value-type="float">
            <text:p>0.650618300204242</text:p>
          </table:table-cell>
          <table:table-cell table:formula="of:=[.G144]*255" office:value-type="float" office:value="193.64825374695" calcext:value-type="float">
            <text:p>193.64825374695</text:p>
          </table:table-cell>
          <table:table-cell table:formula="of:=[.H144]*255" office:value-type="float" office:value="165.907666552082" calcext:value-type="float">
            <text:p>165.907666552082</text:p>
          </table:table-cell>
          <table:table-cell table:formula="of:=ROUND([.I144];0)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4]+1" office:value-type="float" office:value="141" calcext:value-type="float">
            <text:p>141</text:p>
          </table:table-cell>
          <table:table-cell table:formula="of:=[.D145]/[.$C$3]*90" office:value-type="float" office:value="49.7647058823529" calcext:value-type="float">
            <text:p>49.7647058823529</text:p>
          </table:table-cell>
          <table:table-cell table:formula="of:=RADIANS([.E145])" office:value-type="float" office:value="0.868557968933649" calcext:value-type="float">
            <text:p>0.868557968933649</text:p>
          </table:table-cell>
          <table:table-cell table:formula="of:=SIN([.$F145])" office:value-type="float" office:value="0.763398282741103" calcext:value-type="float">
            <text:p>0.763398282741103</text:p>
          </table:table-cell>
          <table:table-cell table:formula="of:=COS([.$F145])" office:value-type="float" office:value="0.645928062486787" calcext:value-type="float">
            <text:p>0.645928062486787</text:p>
          </table:table-cell>
          <table:table-cell table:formula="of:=[.G145]*255" office:value-type="float" office:value="194.666562098981" calcext:value-type="float">
            <text:p>194.666562098981</text:p>
          </table:table-cell>
          <table:table-cell table:formula="of:=[.H145]*255" office:value-type="float" office:value="164.711655934131" calcext:value-type="float">
            <text:p>164.711655934131</text:p>
          </table:table-cell>
          <table:table-cell table:formula="of:=ROUND([.I145];0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5]+1" office:value-type="float" office:value="142" calcext:value-type="float">
            <text:p>142</text:p>
          </table:table-cell>
          <table:table-cell table:formula="of:=[.D146]/[.$C$3]*90" office:value-type="float" office:value="50.1176470588235" calcext:value-type="float">
            <text:p>50.1176470588235</text:p>
          </table:table-cell>
          <table:table-cell table:formula="of:=RADIANS([.E146])" office:value-type="float" office:value="0.874717954528923" calcext:value-type="float">
            <text:p>0.874717954528923</text:p>
          </table:table-cell>
          <table:table-cell table:formula="of:=SIN([.$F146])" office:value-type="float" office:value="0.767362681448697" calcext:value-type="float">
            <text:p>0.767362681448697</text:p>
          </table:table-cell>
          <table:table-cell table:formula="of:=COS([.$F146])" office:value-type="float" office:value="0.641213314833578" calcext:value-type="float">
            <text:p>0.641213314833578</text:p>
          </table:table-cell>
          <table:table-cell table:formula="of:=[.G146]*255" office:value-type="float" office:value="195.677483769418" calcext:value-type="float">
            <text:p>195.677483769418</text:p>
          </table:table-cell>
          <table:table-cell table:formula="of:=[.H146]*255" office:value-type="float" office:value="163.509395282562" calcext:value-type="float">
            <text:p>163.509395282562</text:p>
          </table:table-cell>
          <table:table-cell table:formula="of:=ROUND([.I146];0)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6]+1" office:value-type="float" office:value="143" calcext:value-type="float">
            <text:p>143</text:p>
          </table:table-cell>
          <table:table-cell table:formula="of:=[.D147]/[.$C$3]*90" office:value-type="float" office:value="50.4705882352941" calcext:value-type="float">
            <text:p>50.4705882352941</text:p>
          </table:table-cell>
          <table:table-cell table:formula="of:=RADIANS([.E147])" office:value-type="float" office:value="0.880877940124197" calcext:value-type="float">
            <text:p>0.880877940124197</text:p>
          </table:table-cell>
          <table:table-cell table:formula="of:=SIN([.$F147])" office:value-type="float" office:value="0.771297962347181" calcext:value-type="float">
            <text:p>0.771297962347181</text:p>
          </table:table-cell>
          <table:table-cell table:formula="of:=COS([.$F147])" office:value-type="float" office:value="0.636474236147141" calcext:value-type="float">
            <text:p>0.636474236147141</text:p>
          </table:table-cell>
          <table:table-cell table:formula="of:=[.G147]*255" office:value-type="float" office:value="196.680980398531" calcext:value-type="float">
            <text:p>196.680980398531</text:p>
          </table:table-cell>
          <table:table-cell table:formula="of:=[.H147]*255" office:value-type="float" office:value="162.300930217521" calcext:value-type="float">
            <text:p>162.300930217521</text:p>
          </table:table-cell>
          <table:table-cell table:formula="of:=ROUND([.I147];0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7]+1" office:value-type="float" office:value="144" calcext:value-type="float">
            <text:p>144</text:p>
          </table:table-cell>
          <table:table-cell table:formula="of:=[.D148]/[.$C$3]*90" office:value-type="float" office:value="50.8235294117647" calcext:value-type="float">
            <text:p>50.8235294117647</text:p>
          </table:table-cell>
          <table:table-cell table:formula="of:=RADIANS([.E148])" office:value-type="float" office:value="0.887037925719471" calcext:value-type="float">
            <text:p>0.887037925719471</text:p>
          </table:table-cell>
          <table:table-cell table:formula="of:=SIN([.$F148])" office:value-type="float" office:value="0.77520397611113" calcext:value-type="float">
            <text:p>0.77520397611113</text:p>
          </table:table-cell>
          <table:table-cell table:formula="of:=COS([.$F148])" office:value-type="float" office:value="0.631711006253251" calcext:value-type="float">
            <text:p>0.631711006253251</text:p>
          </table:table-cell>
          <table:table-cell table:formula="of:=[.G148]*255" office:value-type="float" office:value="197.677013908338" calcext:value-type="float">
            <text:p>197.677013908338</text:p>
          </table:table-cell>
          <table:table-cell table:formula="of:=[.H148]*255" office:value-type="float" office:value="161.086306594579" calcext:value-type="float">
            <text:p>161.086306594579</text:p>
          </table:table-cell>
          <table:table-cell table:formula="of:=ROUND([.I148];0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8]+1" office:value-type="float" office:value="145" calcext:value-type="float">
            <text:p>145</text:p>
          </table:table-cell>
          <table:table-cell table:formula="of:=[.D149]/[.$C$3]*90" office:value-type="float" office:value="51.1764705882353" calcext:value-type="float">
            <text:p>51.1764705882353</text:p>
          </table:table-cell>
          <table:table-cell table:formula="of:=RADIANS([.E149])" office:value-type="float" office:value="0.893197911314745" calcext:value-type="float">
            <text:p>0.893197911314745</text:p>
          </table:table-cell>
          <table:table-cell table:formula="of:=SIN([.$F149])" office:value-type="float" office:value="0.77908057452567" calcext:value-type="float">
            <text:p>0.77908057452567</text:p>
          </table:table-cell>
          <table:table-cell table:formula="of:=COS([.$F149])" office:value-type="float" office:value="0.626923805894107" calcext:value-type="float">
            <text:p>0.626923805894107</text:p>
          </table:table-cell>
          <table:table-cell table:formula="of:=[.G149]*255" office:value-type="float" office:value="198.665546504046" calcext:value-type="float">
            <text:p>198.665546504046</text:p>
          </table:table-cell>
          <table:table-cell table:formula="of:=[.H149]*255" office:value-type="float" office:value="159.865570502997" calcext:value-type="float">
            <text:p>159.865570502997</text:p>
          </table:table-cell>
          <table:table-cell table:formula="of:=ROUND([.I149];0)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49]+1" office:value-type="float" office:value="146" calcext:value-type="float">
            <text:p>146</text:p>
          </table:table-cell>
          <table:table-cell table:formula="of:=[.D150]/[.$C$3]*90" office:value-type="float" office:value="51.5294117647059" calcext:value-type="float">
            <text:p>51.5294117647059</text:p>
          </table:table-cell>
          <table:table-cell table:formula="of:=RADIANS([.E150])" office:value-type="float" office:value="0.899357896910019" calcext:value-type="float">
            <text:p>0.899357896910019</text:p>
          </table:table-cell>
          <table:table-cell table:formula="of:=SIN([.$F150])" office:value-type="float" office:value="0.782927610492103" calcext:value-type="float">
            <text:p>0.782927610492103</text:p>
          </table:table-cell>
          <table:table-cell table:formula="of:=COS([.$F150])" office:value-type="float" office:value="0.622112816721474" calcext:value-type="float">
            <text:p>0.622112816721474</text:p>
          </table:table-cell>
          <table:table-cell table:formula="of:=[.G150]*255" office:value-type="float" office:value="199.646540675486" calcext:value-type="float">
            <text:p>199.646540675486</text:p>
          </table:table-cell>
          <table:table-cell table:formula="of:=[.H150]*255" office:value-type="float" office:value="158.638768263976" calcext:value-type="float">
            <text:p>158.638768263976</text:p>
          </table:table-cell>
          <table:table-cell table:formula="of:=ROUND([.I150];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0]+1" office:value-type="float" office:value="147" calcext:value-type="float">
            <text:p>147</text:p>
          </table:table-cell>
          <table:table-cell table:formula="of:=[.D151]/[.$C$3]*90" office:value-type="float" office:value="51.8823529411765" calcext:value-type="float">
            <text:p>51.8823529411765</text:p>
          </table:table-cell>
          <table:table-cell table:formula="of:=RADIANS([.E151])" office:value-type="float" office:value="0.905517882505293" calcext:value-type="float">
            <text:p>0.905517882505293</text:p>
          </table:table-cell>
          <table:table-cell table:formula="of:=SIN([.$F151])" office:value-type="float" office:value="0.786744938033483" calcext:value-type="float">
            <text:p>0.786744938033483</text:p>
          </table:table-cell>
          <table:table-cell table:formula="of:=COS([.$F151])" office:value-type="float" office:value="0.617278221289793" calcext:value-type="float">
            <text:p>0.617278221289793</text:p>
          </table:table-cell>
          <table:table-cell table:formula="of:=[.G151]*255" office:value-type="float" office:value="200.619959198538" calcext:value-type="float">
            <text:p>200.619959198538</text:p>
          </table:table-cell>
          <table:table-cell table:formula="of:=[.H151]*255" office:value-type="float" office:value="157.405946428897" calcext:value-type="float">
            <text:p>157.405946428897</text:p>
          </table:table-cell>
          <table:table-cell table:formula="of:=ROUND([.I151];0)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1]+1" office:value-type="float" office:value="148" calcext:value-type="float">
            <text:p>148</text:p>
          </table:table-cell>
          <table:table-cell table:formula="of:=[.D152]/[.$C$3]*90" office:value-type="float" office:value="52.2352941176471" calcext:value-type="float">
            <text:p>52.2352941176471</text:p>
          </table:table-cell>
          <table:table-cell table:formula="of:=RADIANS([.E152])" office:value-type="float" office:value="0.911677868100568" calcext:value-type="float">
            <text:p>0.911677868100568</text:p>
          </table:table-cell>
          <table:table-cell table:formula="of:=SIN([.$F152])" office:value-type="float" office:value="0.790532412300163" calcext:value-type="float">
            <text:p>0.790532412300163</text:p>
          </table:table-cell>
          <table:table-cell table:formula="of:=COS([.$F152])" office:value-type="float" office:value="0.61242020304925" calcext:value-type="float">
            <text:p>0.61242020304925</text:p>
          </table:table-cell>
          <table:table-cell table:formula="of:=[.G152]*255" office:value-type="float" office:value="201.585765136542" calcext:value-type="float">
            <text:p>201.585765136542</text:p>
          </table:table-cell>
          <table:table-cell table:formula="of:=[.H152]*255" office:value-type="float" office:value="156.167151777559" calcext:value-type="float">
            <text:p>156.167151777559</text:p>
          </table:table-cell>
          <table:table-cell table:formula="of:=ROUND([.I152];0)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2]+1" office:value-type="float" office:value="149" calcext:value-type="float">
            <text:p>149</text:p>
          </table:table-cell>
          <table:table-cell table:formula="of:=[.D153]/[.$C$3]*90" office:value-type="float" office:value="52.5882352941177" calcext:value-type="float">
            <text:p>52.5882352941177</text:p>
          </table:table-cell>
          <table:table-cell table:formula="of:=RADIANS([.E153])" office:value-type="float" office:value="0.917837853695842" calcext:value-type="float">
            <text:p>0.917837853695842</text:p>
          </table:table-cell>
          <table:table-cell table:formula="of:=SIN([.$F153])" office:value-type="float" office:value="0.794289889575286" calcext:value-type="float">
            <text:p>0.794289889575286</text:p>
          </table:table-cell>
          <table:table-cell table:formula="of:=COS([.$F153])" office:value-type="float" office:value="0.607538946338817" calcext:value-type="float">
            <text:p>0.607538946338817</text:p>
          </table:table-cell>
          <table:table-cell table:formula="of:=[.G153]*255" office:value-type="float" office:value="202.543921841698" calcext:value-type="float">
            <text:p>202.543921841698</text:p>
          </table:table-cell>
          <table:table-cell table:formula="of:=[.H153]*255" office:value-type="float" office:value="154.922431316398" calcext:value-type="float">
            <text:p>154.922431316398</text:p>
          </table:table-cell>
          <table:table-cell table:formula="of:=ROUND([.I153];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3]+1" office:value-type="float" office:value="150" calcext:value-type="float">
            <text:p>150</text:p>
          </table:table-cell>
          <table:table-cell table:formula="of:=[.D154]/[.$C$3]*90" office:value-type="float" office:value="52.9411764705882" calcext:value-type="float">
            <text:p>52.9411764705882</text:p>
          </table:table-cell>
          <table:table-cell table:formula="of:=RADIANS([.E154])" office:value-type="float" office:value="0.923997839291116" calcext:value-type="float">
            <text:p>0.923997839291116</text:p>
          </table:table-cell>
          <table:table-cell table:formula="of:=SIN([.$F154])" office:value-type="float" office:value="0.798017227280239" calcext:value-type="float">
            <text:p>0.798017227280239</text:p>
          </table:table-cell>
          <table:table-cell table:formula="of:=COS([.$F154])" office:value-type="float" office:value="0.602634636379256" calcext:value-type="float">
            <text:p>0.602634636379256</text:p>
          </table:table-cell>
          <table:table-cell table:formula="of:=[.G154]*255" office:value-type="float" office:value="203.494392956461" calcext:value-type="float">
            <text:p>203.494392956461</text:p>
          </table:table-cell>
          <table:table-cell table:formula="of:=[.H154]*255" office:value-type="float" office:value="153.67183227671" calcext:value-type="float">
            <text:p>153.67183227671</text:p>
          </table:table-cell>
          <table:table-cell table:formula="of:=ROUND([.I154];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4]+1" office:value-type="float" office:value="151" calcext:value-type="float">
            <text:p>151</text:p>
          </table:table-cell>
          <table:table-cell table:formula="of:=[.D155]/[.$C$3]*90" office:value-type="float" office:value="53.2941176470588" calcext:value-type="float">
            <text:p>53.2941176470588</text:p>
          </table:table-cell>
          <table:table-cell table:formula="of:=RADIANS([.E155])" office:value-type="float" office:value="0.93015782488639" calcext:value-type="float">
            <text:p>0.93015782488639</text:p>
          </table:table-cell>
          <table:table-cell table:formula="of:=SIN([.$F155])" office:value-type="float" office:value="0.801714283980067" calcext:value-type="float">
            <text:p>0.801714283980067</text:p>
          </table:table-cell>
          <table:table-cell table:formula="of:=COS([.$F155])" office:value-type="float" office:value="0.597707459266094" calcext:value-type="float">
            <text:p>0.597707459266094</text:p>
          </table:table-cell>
          <table:table-cell table:formula="of:=[.G155]*255" office:value-type="float" office:value="204.437142414917" calcext:value-type="float">
            <text:p>204.437142414917</text:p>
          </table:table-cell>
          <table:table-cell table:formula="of:=[.H155]*255" office:value-type="float" office:value="152.415402112854" calcext:value-type="float">
            <text:p>152.415402112854</text:p>
          </table:table-cell>
          <table:table-cell table:formula="of:=ROUND([.I155];0)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5]+1" office:value-type="float" office:value="152" calcext:value-type="float">
            <text:p>152</text:p>
          </table:table-cell>
          <table:table-cell table:formula="of:=[.D156]/[.$C$3]*90" office:value-type="float" office:value="53.6470588235294" calcext:value-type="float">
            <text:p>53.6470588235294</text:p>
          </table:table-cell>
          <table:table-cell table:formula="of:=RADIANS([.E156])" office:value-type="float" office:value="0.936317810481664" calcext:value-type="float">
            <text:p>0.936317810481664</text:p>
          </table:table-cell>
          <table:table-cell table:formula="of:=SIN([.$F156])" office:value-type="float" office:value="0.805380919388833" calcext:value-type="float">
            <text:p>0.805380919388833</text:p>
          </table:table-cell>
          <table:table-cell table:formula="of:=COS([.$F156])" office:value-type="float" office:value="0.592757601962555" calcext:value-type="float">
            <text:p>0.592757601962555</text:p>
          </table:table-cell>
          <table:table-cell table:formula="of:=[.G156]*255" office:value-type="float" office:value="205.372134444152" calcext:value-type="float">
            <text:p>205.372134444152</text:p>
          </table:table-cell>
          <table:table-cell table:formula="of:=[.H156]*255" office:value-type="float" office:value="151.153188500452" calcext:value-type="float">
            <text:p>151.153188500452</text:p>
          </table:table-cell>
          <table:table-cell table:formula="of:=ROUND([.I156];0)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6]+1" office:value-type="float" office:value="153" calcext:value-type="float">
            <text:p>153</text:p>
          </table:table-cell>
          <table:table-cell table:formula="of:=[.D157]/[.$C$3]*90" office:value-type="float" office:value="54" calcext:value-type="float">
            <text:p>54</text:p>
          </table:table-cell>
          <table:table-cell table:formula="of:=RADIANS([.E157])" office:value-type="float" office:value="0.942477796076938" calcext:value-type="float">
            <text:p>0.942477796076938</text:p>
          </table:table-cell>
          <table:table-cell table:formula="of:=SIN([.$F157])" office:value-type="float" office:value="0.809016994374947" calcext:value-type="float">
            <text:p>0.809016994374947</text:p>
          </table:table-cell>
          <table:table-cell table:formula="of:=COS([.$F157])" office:value-type="float" office:value="0.587785252292473" calcext:value-type="float">
            <text:p>0.587785252292473</text:p>
          </table:table-cell>
          <table:table-cell table:formula="of:=[.G157]*255" office:value-type="float" office:value="206.299333565612" calcext:value-type="float">
            <text:p>206.299333565612</text:p>
          </table:table-cell>
          <table:table-cell table:formula="of:=[.H157]*255" office:value-type="float" office:value="149.885239334581" calcext:value-type="float">
            <text:p>149.885239334581</text:p>
          </table:table-cell>
          <table:table-cell table:formula="of:=ROUND([.I157];0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7]+1" office:value-type="float" office:value="154" calcext:value-type="float">
            <text:p>154</text:p>
          </table:table-cell>
          <table:table-cell table:formula="of:=[.D158]/[.$C$3]*90" office:value-type="float" office:value="54.3529411764706" calcext:value-type="float">
            <text:p>54.3529411764706</text:p>
          </table:table-cell>
          <table:table-cell table:formula="of:=RADIANS([.E158])" office:value-type="float" office:value="0.948637781672212" calcext:value-type="float">
            <text:p>0.948637781672212</text:p>
          </table:table-cell>
          <table:table-cell table:formula="of:=SIN([.$F158])" office:value-type="float" office:value="0.812622370966446" calcext:value-type="float">
            <text:p>0.812622370966446</text:p>
          </table:table-cell>
          <table:table-cell table:formula="of:=COS([.$F158])" office:value-type="float" office:value="0.582790598933161" calcext:value-type="float">
            <text:p>0.582790598933161</text:p>
          </table:table-cell>
          <table:table-cell table:formula="of:=[.G158]*255" office:value-type="float" office:value="207.218704596444" calcext:value-type="float">
            <text:p>207.218704596444</text:p>
          </table:table-cell>
          <table:table-cell table:formula="of:=[.H158]*255" office:value-type="float" office:value="148.611602727956" calcext:value-type="float">
            <text:p>148.611602727956</text:p>
          </table:table-cell>
          <table:table-cell table:formula="of:=ROUND([.I158];0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8]+1" office:value-type="float" office:value="155" calcext:value-type="float">
            <text:p>155</text:p>
          </table:table-cell>
          <table:table-cell table:formula="of:=[.D159]/[.$C$3]*90" office:value-type="float" office:value="54.7058823529412" calcext:value-type="float">
            <text:p>54.7058823529412</text:p>
          </table:table-cell>
          <table:table-cell table:formula="of:=RADIANS([.E159])" office:value-type="float" office:value="0.954797767267486" calcext:value-type="float">
            <text:p>0.954797767267486</text:p>
          </table:table-cell>
          <table:table-cell table:formula="of:=SIN([.$F159])" office:value-type="float" office:value="0.816196912356222" calcext:value-type="float">
            <text:p>0.816196912356222</text:p>
          </table:table-cell>
          <table:table-cell table:formula="of:=COS([.$F159])" office:value-type="float" office:value="0.577773831408251" calcext:value-type="float">
            <text:p>0.577773831408251</text:p>
          </table:table-cell>
          <table:table-cell table:formula="of:=[.G159]*255" office:value-type="float" office:value="208.130212650836" calcext:value-type="float">
            <text:p>208.130212650836</text:p>
          </table:table-cell>
          <table:table-cell table:formula="of:=[.H159]*255" office:value-type="float" office:value="147.332327009104" calcext:value-type="float">
            <text:p>147.332327009104</text:p>
          </table:table-cell>
          <table:table-cell table:formula="of:=ROUND([.I159];0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59]+1" office:value-type="float" office:value="156" calcext:value-type="float">
            <text:p>156</text:p>
          </table:table-cell>
          <table:table-cell table:formula="of:=[.D160]/[.$C$3]*90" office:value-type="float" office:value="55.0588235294118" calcext:value-type="float">
            <text:p>55.0588235294118</text:p>
          </table:table-cell>
          <table:table-cell table:formula="of:=RADIANS([.E160])" office:value-type="float" office:value="0.96095775286276" calcext:value-type="float">
            <text:p>0.96095775286276</text:p>
          </table:table-cell>
          <table:table-cell table:formula="of:=SIN([.$F160])" office:value-type="float" office:value="0.819740482907221" calcext:value-type="float">
            <text:p>0.819740482907221</text:p>
          </table:table-cell>
          <table:table-cell table:formula="of:=COS([.$F160])" office:value-type="float" office:value="0.572735140080505" calcext:value-type="float">
            <text:p>0.572735140080505</text:p>
          </table:table-cell>
          <table:table-cell table:formula="of:=[.G160]*255" office:value-type="float" office:value="209.033823141341" calcext:value-type="float">
            <text:p>209.033823141341</text:p>
          </table:table-cell>
          <table:table-cell table:formula="of:=[.H160]*255" office:value-type="float" office:value="146.047460720529" calcext:value-type="float">
            <text:p>146.047460720529</text:p>
          </table:table-cell>
          <table:table-cell table:formula="of:=ROUND([.I160];0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0]+1" office:value-type="float" office:value="157" calcext:value-type="float">
            <text:p>157</text:p>
          </table:table-cell>
          <table:table-cell table:formula="of:=[.D161]/[.$C$3]*90" office:value-type="float" office:value="55.4117647058824" calcext:value-type="float">
            <text:p>55.4117647058824</text:p>
          </table:table-cell>
          <table:table-cell table:formula="of:=RADIANS([.E161])" office:value-type="float" office:value="0.967117738458034" calcext:value-type="float">
            <text:p>0.967117738458034</text:p>
          </table:table-cell>
          <table:table-cell table:formula="of:=SIN([.$F161])" office:value-type="float" office:value="0.823252948157587" calcext:value-type="float">
            <text:p>0.823252948157587</text:p>
          </table:table-cell>
          <table:table-cell table:formula="of:=COS([.$F161])" office:value-type="float" office:value="0.56767471614459" calcext:value-type="float">
            <text:p>0.56767471614459</text:p>
          </table:table-cell>
          <table:table-cell table:formula="of:=[.G161]*255" office:value-type="float" office:value="209.929501780185" calcext:value-type="float">
            <text:p>209.929501780185</text:p>
          </table:table-cell>
          <table:table-cell table:formula="of:=[.H161]*255" office:value-type="float" office:value="144.757052616871" calcext:value-type="float">
            <text:p>144.757052616871</text:p>
          </table:table-cell>
          <table:table-cell table:formula="of:=ROUND([.I161]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1]+1" office:value-type="float" office:value="158" calcext:value-type="float">
            <text:p>158</text:p>
          </table:table-cell>
          <table:table-cell table:formula="of:=[.D162]/[.$C$3]*90" office:value-type="float" office:value="55.7647058823529" calcext:value-type="float">
            <text:p>55.7647058823529</text:p>
          </table:table-cell>
          <table:table-cell table:formula="of:=RADIANS([.E162])" office:value-type="float" office:value="0.973277724053308" calcext:value-type="float">
            <text:p>0.973277724053308</text:p>
          </table:table-cell>
          <table:table-cell table:formula="of:=SIN([.$F162])" office:value-type="float" office:value="0.826734174825763" calcext:value-type="float">
            <text:p>0.826734174825763</text:p>
          </table:table-cell>
          <table:table-cell table:formula="of:=COS([.$F162])" office:value-type="float" office:value="0.562592751619823" calcext:value-type="float">
            <text:p>0.562592751619823</text:p>
          </table:table-cell>
          <table:table-cell table:formula="of:=[.G162]*255" office:value-type="float" office:value="210.81721458057" calcext:value-type="float">
            <text:p>210.81721458057</text:p>
          </table:table-cell>
          <table:table-cell table:formula="of:=[.H162]*255" office:value-type="float" office:value="143.461151663055" calcext:value-type="float">
            <text:p>143.461151663055</text:p>
          </table:table-cell>
          <table:table-cell table:formula="of:=ROUND([.I162];0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2]+1" office:value-type="float" office:value="159" calcext:value-type="float">
            <text:p>159</text:p>
          </table:table-cell>
          <table:table-cell table:formula="of:=[.D163]/[.$C$3]*90" office:value-type="float" office:value="56.1176470588235" calcext:value-type="float">
            <text:p>56.1176470588235</text:p>
          </table:table-cell>
          <table:table-cell table:formula="of:=RADIANS([.E163])" office:value-type="float" office:value="0.979437709648582" calcext:value-type="float">
            <text:p>0.979437709648582</text:p>
          </table:table-cell>
          <table:table-cell table:formula="of:=SIN([.$F163])" office:value-type="float" office:value="0.830184030815551" calcext:value-type="float">
            <text:p>0.830184030815551</text:p>
          </table:table-cell>
          <table:table-cell table:formula="of:=COS([.$F163])" office:value-type="float" office:value="0.557489439342886" calcext:value-type="float">
            <text:p>0.557489439342886</text:p>
          </table:table-cell>
          <table:table-cell table:formula="of:=[.G163]*255" office:value-type="float" office:value="211.696927857965" calcext:value-type="float">
            <text:p>211.696927857965</text:p>
          </table:table-cell>
          <table:table-cell table:formula="of:=[.H163]*255" office:value-type="float" office:value="142.159807032436" calcext:value-type="float">
            <text:p>142.159807032436</text:p>
          </table:table-cell>
          <table:table-cell table:formula="of:=ROUND([.I163];0)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3]+1" office:value-type="float" office:value="160" calcext:value-type="float">
            <text:p>160</text:p>
          </table:table-cell>
          <table:table-cell table:formula="of:=[.D164]/[.$C$3]*90" office:value-type="float" office:value="56.4705882352941" calcext:value-type="float">
            <text:p>56.4705882352941</text:p>
          </table:table-cell>
          <table:table-cell table:formula="of:=RADIANS([.E164])" office:value-type="float" office:value="0.985597695243857" calcext:value-type="float">
            <text:p>0.985597695243857</text:p>
          </table:table-cell>
          <table:table-cell table:formula="of:=SIN([.$F164])" office:value-type="float" office:value="0.833602385221119" calcext:value-type="float">
            <text:p>0.833602385221119</text:p>
          </table:table-cell>
          <table:table-cell table:formula="of:=COS([.$F164])" office:value-type="float" office:value="0.552364972960506" calcext:value-type="float">
            <text:p>0.552364972960506</text:p>
          </table:table-cell>
          <table:table-cell table:formula="of:=[.G164]*255" office:value-type="float" office:value="212.568608231385" calcext:value-type="float">
            <text:p>212.568608231385</text:p>
          </table:table-cell>
          <table:table-cell table:formula="of:=[.H164]*255" office:value-type="float" office:value="140.853068104929" calcext:value-type="float">
            <text:p>140.853068104929</text:p>
          </table:table-cell>
          <table:table-cell table:formula="of:=ROUND([.I164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4]+1" office:value-type="float" office:value="161" calcext:value-type="float">
            <text:p>161</text:p>
          </table:table-cell>
          <table:table-cell table:formula="of:=[.D165]/[.$C$3]*90" office:value-type="float" office:value="56.8235294117647" calcext:value-type="float">
            <text:p>56.8235294117647</text:p>
          </table:table-cell>
          <table:table-cell table:formula="of:=RADIANS([.E165])" office:value-type="float" office:value="0.991757680839131" calcext:value-type="float">
            <text:p>0.991757680839131</text:p>
          </table:table-cell>
          <table:table-cell table:formula="of:=SIN([.$F165])" office:value-type="float" office:value="0.836989108331978" calcext:value-type="float">
            <text:p>0.836989108331978</text:p>
          </table:table-cell>
          <table:table-cell table:formula="of:=COS([.$F165])" office:value-type="float" office:value="0.547219546922111" calcext:value-type="float">
            <text:p>0.547219546922111</text:p>
          </table:table-cell>
          <table:table-cell table:formula="of:=[.G165]*255" office:value-type="float" office:value="213.432222624654" calcext:value-type="float">
            <text:p>213.432222624654</text:p>
          </table:table-cell>
          <table:table-cell table:formula="of:=[.H165]*255" office:value-type="float" office:value="139.540984465138" calcext:value-type="float">
            <text:p>139.540984465138</text:p>
          </table:table-cell>
          <table:table-cell table:formula="of:=ROUND([.I165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5]+1" office:value-type="float" office:value="162" calcext:value-type="float">
            <text:p>162</text:p>
          </table:table-cell>
          <table:table-cell table:formula="of:=[.D166]/[.$C$3]*90" office:value-type="float" office:value="57.1764705882353" calcext:value-type="float">
            <text:p>57.1764705882353</text:p>
          </table:table-cell>
          <table:table-cell table:formula="of:=RADIANS([.E166])" office:value-type="float" office:value="0.997917666434405" calcext:value-type="float">
            <text:p>0.997917666434405</text:p>
          </table:table-cell>
          <table:table-cell table:formula="of:=SIN([.$F166])" office:value-type="float" office:value="0.840344071637893" calcext:value-type="float">
            <text:p>0.840344071637893</text:p>
          </table:table-cell>
          <table:table-cell table:formula="of:=COS([.$F166])" office:value-type="float" office:value="0.542053356472449" calcext:value-type="float">
            <text:p>0.542053356472449</text:p>
          </table:table-cell>
          <table:table-cell table:formula="of:=[.G166]*255" office:value-type="float" office:value="214.287738267663" calcext:value-type="float">
            <text:p>214.287738267663</text:p>
          </table:table-cell>
          <table:table-cell table:formula="of:=[.H166]*255" office:value-type="float" office:value="138.223605900475" calcext:value-type="float">
            <text:p>138.223605900475</text:p>
          </table:table-cell>
          <table:table-cell table:formula="of:=ROUND([.I166];0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6]+1" office:value-type="float" office:value="163" calcext:value-type="float">
            <text:p>163</text:p>
          </table:table-cell>
          <table:table-cell table:formula="of:=[.D167]/[.$C$3]*90" office:value-type="float" office:value="57.5294117647059" calcext:value-type="float">
            <text:p>57.5294117647059</text:p>
          </table:table-cell>
          <table:table-cell table:formula="of:=RADIANS([.E167])" office:value-type="float" office:value="1.00407765202968" calcext:value-type="float">
            <text:p>1.00407765202968</text:p>
          </table:table-cell>
          <table:table-cell table:formula="of:=SIN([.$F167])" office:value-type="float" office:value="0.843667147833766" calcext:value-type="float">
            <text:p>0.843667147833766</text:p>
          </table:table-cell>
          <table:table-cell table:formula="of:=COS([.$F167])" office:value-type="float" office:value="0.53686659764418" calcext:value-type="float">
            <text:p>0.53686659764418</text:p>
          </table:table-cell>
          <table:table-cell table:formula="of:=[.G167]*255" office:value-type="float" office:value="215.13512269761" calcext:value-type="float">
            <text:p>215.13512269761</text:p>
          </table:table-cell>
          <table:table-cell table:formula="of:=[.H167]*255" office:value-type="float" office:value="136.900982399266" calcext:value-type="float">
            <text:p>136.900982399266</text:p>
          </table:table-cell>
          <table:table-cell table:formula="of:=ROUND([.I167];0)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7]+1" office:value-type="float" office:value="164" calcext:value-type="float">
            <text:p>164</text:p>
          </table:table-cell>
          <table:table-cell table:formula="of:=[.D168]/[.$C$3]*90" office:value-type="float" office:value="57.8823529411765" calcext:value-type="float">
            <text:p>57.8823529411765</text:p>
          </table:table-cell>
          <table:table-cell table:formula="of:=RADIANS([.E168])" office:value-type="float" office:value="1.01023763762495" calcext:value-type="float">
            <text:p>1.01023763762495</text:p>
          </table:table-cell>
          <table:table-cell table:formula="of:=SIN([.$F168])" office:value-type="float" office:value="0.846958210824467" calcext:value-type="float">
            <text:p>0.846958210824467</text:p>
          </table:table-cell>
          <table:table-cell table:formula="of:=COS([.$F168])" office:value-type="float" office:value="0.531659467250436" calcext:value-type="float">
            <text:p>0.531659467250436</text:p>
          </table:table-cell>
          <table:table-cell table:formula="of:=[.G168]*255" office:value-type="float" office:value="215.974343760239" calcext:value-type="float">
            <text:p>215.974343760239</text:p>
          </table:table-cell>
          <table:table-cell table:formula="of:=[.H168]*255" office:value-type="float" office:value="135.573164148861" calcext:value-type="float">
            <text:p>135.573164148861</text:p>
          </table:table-cell>
          <table:table-cell table:formula="of:=ROUND([.I168];0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8]+1" office:value-type="float" office:value="165" calcext:value-type="float">
            <text:p>165</text:p>
          </table:table-cell>
          <table:table-cell table:formula="of:=[.D169]/[.$C$3]*90" office:value-type="float" office:value="58.2352941176471" calcext:value-type="float">
            <text:p>58.2352941176471</text:p>
          </table:table-cell>
          <table:table-cell table:formula="of:=RADIANS([.E169])" office:value-type="float" office:value="1.01639762322023" calcext:value-type="float">
            <text:p>1.01639762322023</text:p>
          </table:table-cell>
          <table:table-cell table:formula="of:=SIN([.$F169])" office:value-type="float" office:value="0.850217135729614" calcext:value-type="float">
            <text:p>0.850217135729614</text:p>
          </table:table-cell>
          <table:table-cell table:formula="of:=COS([.$F169])" office:value-type="float" office:value="0.526432162877356" calcext:value-type="float">
            <text:p>0.526432162877356</text:p>
          </table:table-cell>
          <table:table-cell table:formula="of:=[.G169]*255" office:value-type="float" office:value="216.805369611052" calcext:value-type="float">
            <text:p>216.805369611052</text:p>
          </table:table-cell>
          <table:table-cell table:formula="of:=[.H169]*255" office:value-type="float" office:value="134.240201533726" calcext:value-type="float">
            <text:p>134.240201533726</text:p>
          </table:table-cell>
          <table:table-cell table:formula="of:=ROUND([.I169];0)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9]+1" office:value-type="float" office:value="166" calcext:value-type="float">
            <text:p>166</text:p>
          </table:table-cell>
          <table:table-cell table:formula="of:=[.D170]/[.$C$3]*90" office:value-type="float" office:value="58.5882352941177" calcext:value-type="float">
            <text:p>58.5882352941177</text:p>
          </table:table-cell>
          <table:table-cell table:formula="of:=RADIANS([.E170])" office:value-type="float" office:value="1.0225576088155" calcext:value-type="float">
            <text:p>1.0225576088155</text:p>
          </table:table-cell>
          <table:table-cell table:formula="of:=SIN([.$F170])" office:value-type="float" office:value="0.853443798888316" calcext:value-type="float">
            <text:p>0.853443798888316</text:p>
          </table:table-cell>
          <table:table-cell table:formula="of:=COS([.$F170])" office:value-type="float" office:value="0.521184882876585" calcext:value-type="float">
            <text:p>0.521184882876585</text:p>
          </table:table-cell>
          <table:table-cell table:formula="of:=[.G170]*255" office:value-type="float" office:value="217.628168716521" calcext:value-type="float">
            <text:p>217.628168716521</text:p>
          </table:table-cell>
          <table:table-cell table:formula="of:=[.H170]*255" office:value-type="float" office:value="132.902145133529" calcext:value-type="float">
            <text:p>132.902145133529</text:p>
          </table:table-cell>
          <table:table-cell table:formula="of:=ROUND([.I170];0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0]+1" office:value-type="float" office:value="167" calcext:value-type="float">
            <text:p>167</text:p>
          </table:table-cell>
          <table:table-cell table:formula="of:=[.D171]/[.$C$3]*90" office:value-type="float" office:value="58.9411764705882" calcext:value-type="float">
            <text:p>58.9411764705882</text:p>
          </table:table-cell>
          <table:table-cell table:formula="of:=RADIANS([.E171])" office:value-type="float" office:value="1.02871759441078" calcext:value-type="float">
            <text:p>1.02871759441078</text:p>
          </table:table-cell>
          <table:table-cell table:formula="of:=SIN([.$F171])" office:value-type="float" office:value="0.856638077863863" calcext:value-type="float">
            <text:p>0.856638077863863</text:p>
          </table:table-cell>
          <table:table-cell table:formula="of:=COS([.$F171])" office:value-type="float" office:value="0.515917826357751" calcext:value-type="float">
            <text:p>0.515917826357751</text:p>
          </table:table-cell>
          <table:table-cell table:formula="of:=[.G171]*255" office:value-type="float" office:value="218.442709855285" calcext:value-type="float">
            <text:p>218.442709855285</text:p>
          </table:table-cell>
          <table:table-cell table:formula="of:=[.H171]*255" office:value-type="float" office:value="131.559045721227" calcext:value-type="float">
            <text:p>131.559045721227</text:p>
          </table:table-cell>
          <table:table-cell table:formula="of:=ROUND([.I171];0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1]+1" office:value-type="float" office:value="168" calcext:value-type="float">
            <text:p>168</text:p>
          </table:table-cell>
          <table:table-cell table:formula="of:=[.D172]/[.$C$3]*90" office:value-type="float" office:value="59.2941176470588" calcext:value-type="float">
            <text:p>59.2941176470588</text:p>
          </table:table-cell>
          <table:table-cell table:formula="of:=RADIANS([.E172])" office:value-type="float" office:value="1.03487758000605" calcext:value-type="float">
            <text:p>1.03487758000605</text:p>
          </table:table-cell>
          <table:table-cell table:formula="of:=SIN([.$F172])" office:value-type="float" office:value="0.859799851448372" calcext:value-type="float">
            <text:p>0.859799851448372</text:p>
          </table:table-cell>
          <table:table-cell table:formula="of:=COS([.$F172])" office:value-type="float" office:value="0.510631193180907" calcext:value-type="float">
            <text:p>0.510631193180907</text:p>
          </table:table-cell>
          <table:table-cell table:formula="of:=[.G172]*255" office:value-type="float" office:value="219.248962119335" calcext:value-type="float">
            <text:p>219.248962119335</text:p>
          </table:table-cell>
          <table:table-cell table:formula="of:=[.H172]*255" office:value-type="float" office:value="130.210954261131" calcext:value-type="float">
            <text:p>130.210954261131</text:p>
          </table:table-cell>
          <table:table-cell table:formula="of:=ROUND([.I172];0)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2]+1" office:value-type="float" office:value="169" calcext:value-type="float">
            <text:p>169</text:p>
          </table:table-cell>
          <table:table-cell table:formula="of:=[.D173]/[.$C$3]*90" office:value-type="float" office:value="59.6470588235294" calcext:value-type="float">
            <text:p>59.6470588235294</text:p>
          </table:table-cell>
          <table:table-cell table:formula="of:=RADIANS([.E173])" office:value-type="float" office:value="1.04103756560132" calcext:value-type="float">
            <text:p>1.04103756560132</text:p>
          </table:table-cell>
          <table:table-cell table:formula="of:=SIN([.$F173])" office:value-type="float" office:value="0.86292899966739" calcext:value-type="float">
            <text:p>0.86292899966739</text:p>
          </table:table-cell>
          <table:table-cell table:formula="of:=COS([.$F173])" office:value-type="float" office:value="0.505325183948948" calcext:value-type="float">
            <text:p>0.505325183948948</text:p>
          </table:table-cell>
          <table:table-cell table:formula="of:=[.G173]*255" office:value-type="float" office:value="220.046894915184" calcext:value-type="float">
            <text:p>220.046894915184</text:p>
          </table:table-cell>
          <table:table-cell table:formula="of:=[.H173]*255" office:value-type="float" office:value="128.857921906982" calcext:value-type="float">
            <text:p>128.857921906982</text:p>
          </table:table-cell>
          <table:table-cell table:formula="of:=ROUND([.I173];0)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3]+1" office:value-type="float" office:value="170" calcext:value-type="float">
            <text:p>170</text:p>
          </table:table-cell>
          <table:table-cell table:formula="of:=[.D174]/[.$C$3]*90" office:value-type="float" office:value="60" calcext:value-type="float">
            <text:p>60</text:p>
          </table:table-cell>
          <table:table-cell table:formula="of:=RADIANS([.E174])" office:value-type="float" office:value="1.0471975511966" calcext:value-type="float">
            <text:p>1.0471975511966</text:p>
          </table:table-cell>
          <table:table-cell table:formula="of:=SIN([.$F174])" office:value-type="float" office:value="0.866025403784439" calcext:value-type="float">
            <text:p>0.866025403784439</text:p>
          </table:table-cell>
          <table:table-cell table:formula="of:=COS([.$F174])" office:value-type="float" office:value="0.5" calcext:value-type="float">
            <text:p>0.5</text:p>
          </table:table-cell>
          <table:table-cell table:formula="of:=[.G174]*255" office:value-type="float" office:value="220.836477965032" calcext:value-type="float">
            <text:p>220.836477965032</text:p>
          </table:table-cell>
          <table:table-cell table:formula="of:=[.H174]*255" office:value-type="float" office:value="127.5" calcext:value-type="float">
            <text:p>127.5</text:p>
          </table:table-cell>
          <table:table-cell table:formula="of:=ROUND([.I174];0)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4]+1" office:value-type="float" office:value="171" calcext:value-type="float">
            <text:p>171</text:p>
          </table:table-cell>
          <table:table-cell table:formula="of:=[.D175]/[.$C$3]*90" office:value-type="float" office:value="60.3529411764706" calcext:value-type="float">
            <text:p>60.3529411764706</text:p>
          </table:table-cell>
          <table:table-cell table:formula="of:=RADIANS([.E175])" office:value-type="float" office:value="1.05335753679187" calcext:value-type="float">
            <text:p>1.05335753679187</text:p>
          </table:table-cell>
          <table:table-cell table:formula="of:=SIN([.$F175])" office:value-type="float" office:value="0.869088946305528" calcext:value-type="float">
            <text:p>0.869088946305528</text:p>
          </table:table-cell>
          <table:table-cell table:formula="of:=COS([.$F175])" office:value-type="float" office:value="0.494655843399779" calcext:value-type="float">
            <text:p>0.494655843399779</text:p>
          </table:table-cell>
          <table:table-cell table:formula="of:=[.G175]*255" office:value-type="float" office:value="221.61768130791" calcext:value-type="float">
            <text:p>221.61768130791</text:p>
          </table:table-cell>
          <table:table-cell table:formula="of:=[.H175]*255" office:value-type="float" office:value="126.137240066944" calcext:value-type="float">
            <text:p>126.137240066944</text:p>
          </table:table-cell>
          <table:table-cell table:formula="of:=ROUND([.I175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5]+1" office:value-type="float" office:value="172" calcext:value-type="float">
            <text:p>172</text:p>
          </table:table-cell>
          <table:table-cell table:formula="of:=[.D176]/[.$C$3]*90" office:value-type="float" office:value="60.7058823529412" calcext:value-type="float">
            <text:p>60.7058823529412</text:p>
          </table:table-cell>
          <table:table-cell table:formula="of:=RADIANS([.E176])" office:value-type="float" office:value="1.05951752238715" calcext:value-type="float">
            <text:p>1.05951752238715</text:p>
          </table:table-cell>
          <table:table-cell table:formula="of:=SIN([.$F176])" office:value-type="float" office:value="0.872119510983611" calcext:value-type="float">
            <text:p>0.872119510983611</text:p>
          </table:table-cell>
          <table:table-cell table:formula="of:=COS([.$F176])" office:value-type="float" office:value="0.489292916933924" calcext:value-type="float">
            <text:p>0.489292916933924</text:p>
          </table:table-cell>
          <table:table-cell table:formula="of:=[.G176]*255" office:value-type="float" office:value="222.390475300821" calcext:value-type="float">
            <text:p>222.390475300821</text:p>
          </table:table-cell>
          <table:table-cell table:formula="of:=[.H176]*255" office:value-type="float" office:value="124.769693818151" calcext:value-type="float">
            <text:p>124.769693818151</text:p>
          </table:table-cell>
          <table:table-cell table:formula="of:=ROUND([.I176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6]+1" office:value-type="float" office:value="173" calcext:value-type="float">
            <text:p>173</text:p>
          </table:table-cell>
          <table:table-cell table:formula="of:=[.D177]/[.$C$3]*90" office:value-type="float" office:value="61.0588235294118" calcext:value-type="float">
            <text:p>61.0588235294118</text:p>
          </table:table-cell>
          <table:table-cell table:formula="of:=RADIANS([.E177])" office:value-type="float" office:value="1.06567750798242" calcext:value-type="float">
            <text:p>1.06567750798242</text:p>
          </table:table-cell>
          <table:table-cell table:formula="of:=SIN([.$F177])" office:value-type="float" office:value="0.875116982822993" calcext:value-type="float">
            <text:p>0.875116982822993</text:p>
          </table:table-cell>
          <table:table-cell table:formula="of:=COS([.$F177])" office:value-type="float" office:value="0.483911424100302" calcext:value-type="float">
            <text:p>0.483911424100302</text:p>
          </table:table-cell>
          <table:table-cell table:formula="of:=[.G177]*255" office:value-type="float" office:value="223.154830619863" calcext:value-type="float">
            <text:p>223.154830619863</text:p>
          </table:table-cell>
          <table:table-cell table:formula="of:=[.H177]*255" office:value-type="float" office:value="123.397413145577" calcext:value-type="float">
            <text:p>123.397413145577</text:p>
          </table:table-cell>
          <table:table-cell table:formula="of:=ROUND([.I177];0)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7]+1" office:value-type="float" office:value="174" calcext:value-type="float">
            <text:p>174</text:p>
          </table:table-cell>
          <table:table-cell table:formula="of:=[.D178]/[.$C$3]*90" office:value-type="float" office:value="61.4117647058824" calcext:value-type="float">
            <text:p>61.4117647058824</text:p>
          </table:table-cell>
          <table:table-cell table:formula="of:=RADIANS([.E178])" office:value-type="float" office:value="1.07183749357769" calcext:value-type="float">
            <text:p>1.07183749357769</text:p>
          </table:table-cell>
          <table:table-cell table:formula="of:=SIN([.$F178])" office:value-type="float" office:value="0.878081248083698" calcext:value-type="float">
            <text:p>0.878081248083698</text:p>
          </table:table-cell>
          <table:table-cell table:formula="of:=COS([.$F178])" office:value-type="float" office:value="0.478511569101287" calcext:value-type="float">
            <text:p>0.478511569101287</text:p>
          </table:table-cell>
          <table:table-cell table:formula="of:=[.G178]*255" office:value-type="float" office:value="223.910718261343" calcext:value-type="float">
            <text:p>223.910718261343</text:p>
          </table:table-cell>
          <table:table-cell table:formula="of:=[.H178]*255" office:value-type="float" office:value="122.020450120828" calcext:value-type="float">
            <text:p>122.020450120828</text:p>
          </table:table-cell>
          <table:table-cell table:formula="of:=ROUND([.I178];0)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8]+1" office:value-type="float" office:value="175" calcext:value-type="float">
            <text:p>175</text:p>
          </table:table-cell>
          <table:table-cell table:formula="of:=[.D179]/[.$C$3]*90" office:value-type="float" office:value="61.7647058823529" calcext:value-type="float">
            <text:p>61.7647058823529</text:p>
          </table:table-cell>
          <table:table-cell table:formula="of:=RADIANS([.E179])" office:value-type="float" office:value="1.07799747917297" calcext:value-type="float">
            <text:p>1.07799747917297</text:p>
          </table:table-cell>
          <table:table-cell table:formula="of:=SIN([.$F179])" office:value-type="float" office:value="0.881012194285784" calcext:value-type="float">
            <text:p>0.881012194285784</text:p>
          </table:table-cell>
          <table:table-cell table:formula="of:=COS([.$F179])" office:value-type="float" office:value="0.47309355683601" calcext:value-type="float">
            <text:p>0.47309355683601</text:p>
          </table:table-cell>
          <table:table-cell table:formula="of:=[.G179]*255" office:value-type="float" office:value="224.658109542875" calcext:value-type="float">
            <text:p>224.658109542875</text:p>
          </table:table-cell>
          <table:table-cell table:formula="of:=[.H179]*255" office:value-type="float" office:value="120.638856993183" calcext:value-type="float">
            <text:p>120.638856993183</text:p>
          </table:table-cell>
          <table:table-cell table:formula="of:=ROUND([.I179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9]+1" office:value-type="float" office:value="176" calcext:value-type="float">
            <text:p>176</text:p>
          </table:table-cell>
          <table:table-cell table:formula="of:=[.D180]/[.$C$3]*90" office:value-type="float" office:value="62.1176470588235" calcext:value-type="float">
            <text:p>62.1176470588235</text:p>
          </table:table-cell>
          <table:table-cell table:formula="of:=RADIANS([.E180])" office:value-type="float" office:value="1.08415746476824" calcext:value-type="float">
            <text:p>1.08415746476824</text:p>
          </table:table-cell>
          <table:table-cell table:formula="of:=SIN([.$F180])" office:value-type="float" office:value="0.883909710213612" calcext:value-type="float">
            <text:p>0.883909710213612</text:p>
          </table:table-cell>
          <table:table-cell table:formula="of:=COS([.$F180])" office:value-type="float" office:value="0.467657592892587" calcext:value-type="float">
            <text:p>0.467657592892587</text:p>
          </table:table-cell>
          <table:table-cell table:formula="of:=[.G180]*255" office:value-type="float" office:value="225.396976104471" calcext:value-type="float">
            <text:p>225.396976104471</text:p>
          </table:table-cell>
          <table:table-cell table:formula="of:=[.H180]*255" office:value-type="float" office:value="119.25268618761" calcext:value-type="float">
            <text:p>119.25268618761</text:p>
          </table:table-cell>
          <table:table-cell table:formula="of:=ROUND([.I180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0]+1" office:value-type="float" office:value="177" calcext:value-type="float">
            <text:p>177</text:p>
          </table:table-cell>
          <table:table-cell table:formula="of:=[.D181]/[.$C$3]*90" office:value-type="float" office:value="62.4705882352941" calcext:value-type="float">
            <text:p>62.4705882352941</text:p>
          </table:table-cell>
          <table:table-cell table:formula="of:=RADIANS([.E181])" office:value-type="float" office:value="1.09031745036352" calcext:value-type="float">
            <text:p>1.09031745036352</text:p>
          </table:table-cell>
          <table:table-cell table:formula="of:=SIN([.$F181])" office:value-type="float" office:value="0.886773685920062" calcext:value-type="float">
            <text:p>0.886773685920062</text:p>
          </table:table-cell>
          <table:table-cell table:formula="of:=COS([.$F181])" office:value-type="float" office:value="0.462203883540313" calcext:value-type="float">
            <text:p>0.462203883540313</text:p>
          </table:table-cell>
          <table:table-cell table:formula="of:=[.G181]*255" office:value-type="float" office:value="226.127289909616" calcext:value-type="float">
            <text:p>226.127289909616</text:p>
          </table:table-cell>
          <table:table-cell table:formula="of:=[.H181]*255" office:value-type="float" office:value="117.86199030278" calcext:value-type="float">
            <text:p>117.86199030278</text:p>
          </table:table-cell>
          <table:table-cell table:formula="of:=ROUND([.I181];0)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1]+1" office:value-type="float" office:value="178" calcext:value-type="float">
            <text:p>178</text:p>
          </table:table-cell>
          <table:table-cell table:formula="of:=[.D182]/[.$C$3]*90" office:value-type="float" office:value="62.8235294117647" calcext:value-type="float">
            <text:p>62.8235294117647</text:p>
          </table:table-cell>
          <table:table-cell table:formula="of:=RADIANS([.E182])" office:value-type="float" office:value="1.09647743595879" calcext:value-type="float">
            <text:p>1.09647743595879</text:p>
          </table:table-cell>
          <table:table-cell table:formula="of:=SIN([.$F182])" office:value-type="float" office:value="0.88960401273071" calcext:value-type="float">
            <text:p>0.88960401273071</text:p>
          </table:table-cell>
          <table:table-cell table:formula="of:=COS([.$F182])" office:value-type="float" office:value="0.456732635721841" calcext:value-type="float">
            <text:p>0.456732635721841</text:p>
          </table:table-cell>
          <table:table-cell table:formula="of:=[.G182]*255" office:value-type="float" office:value="226.849023246331" calcext:value-type="float">
            <text:p>226.849023246331</text:p>
          </table:table-cell>
          <table:table-cell table:formula="of:=[.H182]*255" office:value-type="float" office:value="116.466822109069" calcext:value-type="float">
            <text:p>116.466822109069</text:p>
          </table:table-cell>
          <table:table-cell table:formula="of:=ROUND([.I182];0)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2]+1" office:value-type="float" office:value="179" calcext:value-type="float">
            <text:p>179</text:p>
          </table:table-cell>
          <table:table-cell table:formula="of:=[.D183]/[.$C$3]*90" office:value-type="float" office:value="63.1764705882353" calcext:value-type="float">
            <text:p>63.1764705882353</text:p>
          </table:table-cell>
          <table:table-cell table:formula="of:=RADIANS([.E183])" office:value-type="float" office:value="1.10263742155406" calcext:value-type="float">
            <text:p>1.10263742155406</text:p>
          </table:table-cell>
          <table:table-cell table:formula="of:=SIN([.$F183])" office:value-type="float" office:value="0.892400583247948" calcext:value-type="float">
            <text:p>0.892400583247948</text:p>
          </table:table-cell>
          <table:table-cell table:formula="of:=COS([.$F183])" office:value-type="float" office:value="0.451244057045323" calcext:value-type="float">
            <text:p>0.451244057045323</text:p>
          </table:table-cell>
          <table:table-cell table:formula="of:=[.G183]*255" office:value-type="float" office:value="227.562148728227" calcext:value-type="float">
            <text:p>227.562148728227</text:p>
          </table:table-cell>
          <table:table-cell table:formula="of:=[.H183]*255" office:value-type="float" office:value="115.067234546557" calcext:value-type="float">
            <text:p>115.067234546557</text:p>
          </table:table-cell>
          <table:table-cell table:formula="of:=ROUND([.I183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3]+1" office:value-type="float" office:value="180" calcext:value-type="float">
            <text:p>180</text:p>
          </table:table-cell>
          <table:table-cell table:formula="of:=[.D184]/[.$C$3]*90" office:value-type="float" office:value="63.5294117647059" calcext:value-type="float">
            <text:p>63.5294117647059</text:p>
          </table:table-cell>
          <table:table-cell table:formula="of:=RADIANS([.E184])" office:value-type="float" office:value="1.10879740714934" calcext:value-type="float">
            <text:p>1.10879740714934</text:p>
          </table:table-cell>
          <table:table-cell table:formula="of:=SIN([.$F184])" office:value-type="float" office:value="0.895163291355062" calcext:value-type="float">
            <text:p>0.895163291355062</text:p>
          </table:table-cell>
          <table:table-cell table:formula="of:=COS([.$F184])" office:value-type="float" office:value="0.445738355776538" calcext:value-type="float">
            <text:p>0.445738355776538</text:p>
          </table:table-cell>
          <table:table-cell table:formula="of:=[.G184]*255" office:value-type="float" office:value="228.266639295541" calcext:value-type="float">
            <text:p>228.266639295541</text:p>
          </table:table-cell>
          <table:table-cell table:formula="of:=[.H184]*255" office:value-type="float" office:value="113.663280723017" calcext:value-type="float">
            <text:p>113.663280723017</text:p>
          </table:table-cell>
          <table:table-cell table:formula="of:=ROUND([.I184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4]+1" office:value-type="float" office:value="181" calcext:value-type="float">
            <text:p>181</text:p>
          </table:table-cell>
          <table:table-cell table:formula="of:=[.D185]/[.$C$3]*90" office:value-type="float" office:value="63.8823529411765" calcext:value-type="float">
            <text:p>63.8823529411765</text:p>
          </table:table-cell>
          <table:table-cell table:formula="of:=RADIANS([.E185])" office:value-type="float" office:value="1.11495739274461" calcext:value-type="float">
            <text:p>1.11495739274461</text:p>
          </table:table-cell>
          <table:table-cell table:formula="of:=SIN([.$F185])" office:value-type="float" office:value="0.897892032220258" calcext:value-type="float">
            <text:p>0.897892032220258</text:p>
          </table:table-cell>
          <table:table-cell table:formula="of:=COS([.$F185])" office:value-type="float" office:value="0.440215740830987" calcext:value-type="float">
            <text:p>0.440215740830987</text:p>
          </table:table-cell>
          <table:table-cell table:formula="of:=[.G185]*255" office:value-type="float" office:value="228.962468216166" calcext:value-type="float">
            <text:p>228.962468216166</text:p>
          </table:table-cell>
          <table:table-cell table:formula="of:=[.H185]*255" office:value-type="float" office:value="112.255013911902" calcext:value-type="float">
            <text:p>112.255013911902</text:p>
          </table:table-cell>
          <table:table-cell table:formula="of:=ROUND([.I185];0)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5]+1" office:value-type="float" office:value="182" calcext:value-type="float">
            <text:p>182</text:p>
          </table:table-cell>
          <table:table-cell table:formula="of:=[.D186]/[.$C$3]*90" office:value-type="float" office:value="64.2352941176471" calcext:value-type="float">
            <text:p>64.2352941176471</text:p>
          </table:table-cell>
          <table:table-cell table:formula="of:=RADIANS([.E186])" office:value-type="float" office:value="1.12111737833989" calcext:value-type="float">
            <text:p>1.12111737833989</text:p>
          </table:table-cell>
          <table:table-cell table:formula="of:=SIN([.$F186])" office:value-type="float" office:value="0.900586702300637" calcext:value-type="float">
            <text:p>0.900586702300637</text:p>
          </table:table-cell>
          <table:table-cell table:formula="of:=COS([.$F186])" office:value-type="float" office:value="0.434676421765965" calcext:value-type="float">
            <text:p>0.434676421765965</text:p>
          </table:table-cell>
          <table:table-cell table:formula="of:=[.G186]*255" office:value-type="float" office:value="229.649609086663" calcext:value-type="float">
            <text:p>229.649609086663</text:p>
          </table:table-cell>
          <table:table-cell table:formula="of:=[.H186]*255" office:value-type="float" office:value="110.842487550321" calcext:value-type="float">
            <text:p>110.842487550321</text:p>
          </table:table-cell>
          <table:table-cell table:formula="of:=ROUND([.I186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6]+1" office:value-type="float" office:value="183" calcext:value-type="float">
            <text:p>183</text:p>
          </table:table-cell>
          <table:table-cell table:formula="of:=[.D187]/[.$C$3]*90" office:value-type="float" office:value="64.5882352941177" calcext:value-type="float">
            <text:p>64.5882352941177</text:p>
          </table:table-cell>
          <table:table-cell table:formula="of:=RADIANS([.E187])" office:value-type="float" office:value="1.12727736393516" calcext:value-type="float">
            <text:p>1.12727736393516</text:p>
          </table:table-cell>
          <table:table-cell table:formula="of:=SIN([.$F187])" office:value-type="float" office:value="0.903247199346129" calcext:value-type="float">
            <text:p>0.903247199346129</text:p>
          </table:table-cell>
          <table:table-cell table:formula="of:=COS([.$F187])" office:value-type="float" office:value="0.429120608772609" calcext:value-type="float">
            <text:p>0.429120608772609</text:p>
          </table:table-cell>
          <table:table-cell table:formula="of:=[.G187]*255" office:value-type="float" office:value="230.328035833263" calcext:value-type="float">
            <text:p>230.328035833263</text:p>
          </table:table-cell>
          <table:table-cell table:formula="of:=[.H187]*255" office:value-type="float" office:value="109.425755237015" calcext:value-type="float">
            <text:p>109.425755237015</text:p>
          </table:table-cell>
          <table:table-cell table:formula="of:=ROUND([.I187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7]+1" office:value-type="float" office:value="184" calcext:value-type="float">
            <text:p>184</text:p>
          </table:table-cell>
          <table:table-cell table:formula="of:=[.D188]/[.$C$3]*90" office:value-type="float" office:value="64.9411764705882" calcext:value-type="float">
            <text:p>64.9411764705882</text:p>
          </table:table-cell>
          <table:table-cell table:formula="of:=RADIANS([.E188])" office:value-type="float" office:value="1.13343734953044" calcext:value-type="float">
            <text:p>1.13343734953044</text:p>
          </table:table-cell>
          <table:table-cell table:formula="of:=SIN([.$F188])" office:value-type="float" office:value="0.905873422403367" calcext:value-type="float">
            <text:p>0.905873422403367</text:p>
          </table:table-cell>
          <table:table-cell table:formula="of:=COS([.$F188])" office:value-type="float" office:value="0.423548512667924" calcext:value-type="float">
            <text:p>0.423548512667924</text:p>
          </table:table-cell>
          <table:table-cell table:formula="of:=[.G188]*255" office:value-type="float" office:value="230.997722712859" calcext:value-type="float">
            <text:p>230.997722712859</text:p>
          </table:table-cell>
          <table:table-cell table:formula="of:=[.H188]*255" office:value-type="float" office:value="108.004870730321" calcext:value-type="float">
            <text:p>108.004870730321</text:p>
          </table:table-cell>
          <table:table-cell table:formula="of:=ROUND([.I188];0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8]+1" office:value-type="float" office:value="185" calcext:value-type="float">
            <text:p>185</text:p>
          </table:table-cell>
          <table:table-cell table:formula="of:=[.D189]/[.$C$3]*90" office:value-type="float" office:value="65.2941176470588" calcext:value-type="float">
            <text:p>65.2941176470588</text:p>
          </table:table-cell>
          <table:table-cell table:formula="of:=RADIANS([.E189])" office:value-type="float" office:value="1.13959733512571" calcext:value-type="float">
            <text:p>1.13959733512571</text:p>
          </table:table-cell>
          <table:table-cell table:formula="of:=SIN([.$F189])" office:value-type="float" office:value="0.908465271819524" calcext:value-type="float">
            <text:p>0.908465271819524</text:p>
          </table:table-cell>
          <table:table-cell table:formula="of:=COS([.$F189])" office:value-type="float" office:value="0.417960344886784" calcext:value-type="float">
            <text:p>0.417960344886784</text:p>
          </table:table-cell>
          <table:table-cell table:formula="of:=[.G189]*255" office:value-type="float" office:value="231.658644313979" calcext:value-type="float">
            <text:p>231.658644313979</text:p>
          </table:table-cell>
          <table:table-cell table:formula="of:=[.H189]*255" office:value-type="float" office:value="106.57988794613" calcext:value-type="float">
            <text:p>106.57988794613</text:p>
          </table:table-cell>
          <table:table-cell table:formula="of:=ROUND([.I189];0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9]+1" office:value-type="float" office:value="186" calcext:value-type="float">
            <text:p>186</text:p>
          </table:table-cell>
          <table:table-cell table:formula="of:=[.D190]/[.$C$3]*90" office:value-type="float" office:value="65.6470588235294" calcext:value-type="float">
            <text:p>65.6470588235294</text:p>
          </table:table-cell>
          <table:table-cell table:formula="of:=RADIANS([.E190])" office:value-type="float" office:value="1.14575732072098" calcext:value-type="float">
            <text:p>1.14575732072098</text:p>
          </table:table-cell>
          <table:table-cell table:formula="of:=SIN([.$F190])" office:value-type="float" office:value="0.911022649246088" calcext:value-type="float">
            <text:p>0.911022649246088</text:p>
          </table:table-cell>
          <table:table-cell table:formula="of:=COS([.$F190])" office:value-type="float" office:value="0.412356317473904" calcext:value-type="float">
            <text:p>0.412356317473904</text:p>
          </table:table-cell>
          <table:table-cell table:formula="of:=[.G190]*255" office:value-type="float" office:value="232.310775557752" calcext:value-type="float">
            <text:p>232.310775557752</text:p>
          </table:table-cell>
          <table:table-cell table:formula="of:=[.H190]*255" office:value-type="float" office:value="105.150860955845" calcext:value-type="float">
            <text:p>105.150860955845</text:p>
          </table:table-cell>
          <table:table-cell table:formula="of:=ROUND([.I190];0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0]+1" office:value-type="float" office:value="187" calcext:value-type="float">
            <text:p>187</text:p>
          </table:table-cell>
          <table:table-cell table:formula="of:=[.D191]/[.$C$3]*90" office:value-type="float" office:value="66" calcext:value-type="float">
            <text:p>66</text:p>
          </table:table-cell>
          <table:table-cell table:formula="of:=RADIANS([.E191])" office:value-type="float" office:value="1.15191730631626" calcext:value-type="float">
            <text:p>1.15191730631626</text:p>
          </table:table-cell>
          <table:table-cell table:formula="of:=SIN([.$F191])" office:value-type="float" office:value="0.913545457642601" calcext:value-type="float">
            <text:p>0.913545457642601</text:p>
          </table:table-cell>
          <table:table-cell table:formula="of:=COS([.$F191])" office:value-type="float" office:value="0.4067366430758" calcext:value-type="float">
            <text:p>0.4067366430758</text:p>
          </table:table-cell>
          <table:table-cell table:formula="of:=[.G191]*255" office:value-type="float" office:value="232.954091698863" calcext:value-type="float">
            <text:p>232.954091698863</text:p>
          </table:table-cell>
          <table:table-cell table:formula="of:=[.H191]*255" office:value-type="float" office:value="103.717843984329" calcext:value-type="float">
            <text:p>103.717843984329</text:p>
          </table:table-cell>
          <table:table-cell table:formula="of:=ROUND([.I191];0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1]+1" office:value-type="float" office:value="188" calcext:value-type="float">
            <text:p>188</text:p>
          </table:table-cell>
          <table:table-cell table:formula="of:=[.D192]/[.$C$3]*90" office:value-type="float" office:value="66.3529411764706" calcext:value-type="float">
            <text:p>66.3529411764706</text:p>
          </table:table-cell>
          <table:table-cell table:formula="of:=RADIANS([.E192])" office:value-type="float" office:value="1.15807729191153" calcext:value-type="float">
            <text:p>1.15807729191153</text:p>
          </table:table-cell>
          <table:table-cell table:formula="of:=SIN([.$F192])" office:value-type="float" office:value="0.916033601280333" calcext:value-type="float">
            <text:p>0.916033601280333</text:p>
          </table:table-cell>
          <table:table-cell table:formula="of:=COS([.$F192])" office:value-type="float" office:value="0.401101534932719" calcext:value-type="float">
            <text:p>0.401101534932719</text:p>
          </table:table-cell>
          <table:table-cell table:formula="of:=[.G192]*255" office:value-type="float" office:value="233.588568326485" calcext:value-type="float">
            <text:p>233.588568326485</text:p>
          </table:table-cell>
          <table:table-cell table:formula="of:=[.H192]*255" office:value-type="float" office:value="102.280891407843" calcext:value-type="float">
            <text:p>102.280891407843</text:p>
          </table:table-cell>
          <table:table-cell table:formula="of:=ROUND([.I192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2]+1" office:value-type="float" office:value="189" calcext:value-type="float">
            <text:p>189</text:p>
          </table:table-cell>
          <table:table-cell table:formula="of:=[.D193]/[.$C$3]*90" office:value-type="float" office:value="66.7058823529412" calcext:value-type="float">
            <text:p>66.7058823529412</text:p>
          </table:table-cell>
          <table:table-cell table:formula="of:=RADIANS([.E193])" office:value-type="float" office:value="1.16423727750681" calcext:value-type="float">
            <text:p>1.16423727750681</text:p>
          </table:table-cell>
          <table:table-cell table:formula="of:=SIN([.$F193])" office:value-type="float" office:value="0.918486985745923" calcext:value-type="float">
            <text:p>0.918486985745923</text:p>
          </table:table-cell>
          <table:table-cell table:formula="of:=COS([.$F193])" office:value-type="float" office:value="0.395451206870543" calcext:value-type="float">
            <text:p>0.395451206870543</text:p>
          </table:table-cell>
          <table:table-cell table:formula="of:=[.G193]*255" office:value-type="float" office:value="234.21418136521" calcext:value-type="float">
            <text:p>234.21418136521</text:p>
          </table:table-cell>
          <table:table-cell table:formula="of:=[.H193]*255" office:value-type="float" office:value="100.840057751988" calcext:value-type="float">
            <text:p>100.840057751988</text:p>
          </table:table-cell>
          <table:table-cell table:formula="of:=ROUND([.I193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3]+1" office:value-type="float" office:value="190" calcext:value-type="float">
            <text:p>190</text:p>
          </table:table-cell>
          <table:table-cell table:formula="of:=[.D194]/[.$C$3]*90" office:value-type="float" office:value="67.0588235294118" calcext:value-type="float">
            <text:p>67.0588235294118</text:p>
          </table:table-cell>
          <table:table-cell table:formula="of:=RADIANS([.E194])" office:value-type="float" office:value="1.17039726310208" calcext:value-type="float">
            <text:p>1.17039726310208</text:p>
          </table:table-cell>
          <table:table-cell table:formula="of:=SIN([.$F194])" office:value-type="float" office:value="0.920905517944954" calcext:value-type="float">
            <text:p>0.920905517944954</text:p>
          </table:table-cell>
          <table:table-cell table:formula="of:=COS([.$F194])" office:value-type="float" office:value="0.389785873292679" calcext:value-type="float">
            <text:p>0.389785873292679</text:p>
          </table:table-cell>
          <table:table-cell table:formula="of:=[.G194]*255" office:value-type="float" office:value="234.830907075963" calcext:value-type="float">
            <text:p>234.830907075963</text:p>
          </table:table-cell>
          <table:table-cell table:formula="of:=[.H194]*255" office:value-type="float" office:value="99.3953976896333" calcext:value-type="float">
            <text:p>99.3953976896333</text:p>
          </table:table-cell>
          <table:table-cell table:formula="of:=ROUND([.I194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4]+1" office:value-type="float" office:value="191" calcext:value-type="float">
            <text:p>191</text:p>
          </table:table-cell>
          <table:table-cell table:formula="of:=[.D195]/[.$C$3]*90" office:value-type="float" office:value="67.4117647058823" calcext:value-type="float">
            <text:p>67.4117647058823</text:p>
          </table:table-cell>
          <table:table-cell table:formula="of:=RADIANS([.E195])" office:value-type="float" office:value="1.17655724869735" calcext:value-type="float">
            <text:p>1.17655724869735</text:p>
          </table:table-cell>
          <table:table-cell table:formula="of:=SIN([.$F195])" office:value-type="float" office:value="0.923289106105489" calcext:value-type="float">
            <text:p>0.923289106105489</text:p>
          </table:table-cell>
          <table:table-cell table:formula="of:=COS([.$F195])" office:value-type="float" office:value="0.384105749171926" calcext:value-type="float">
            <text:p>0.384105749171926</text:p>
          </table:table-cell>
          <table:table-cell table:formula="of:=[.G195]*255" office:value-type="float" office:value="235.4387220569" calcext:value-type="float">
            <text:p>235.4387220569</text:p>
          </table:table-cell>
          <table:table-cell table:formula="of:=[.H195]*255" office:value-type="float" office:value="97.9469660388412" calcext:value-type="float">
            <text:p>97.9469660388412</text:p>
          </table:table-cell>
          <table:table-cell table:formula="of:=ROUND([.I195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5]+1" office:value-type="float" office:value="192" calcext:value-type="float">
            <text:p>192</text:p>
          </table:table-cell>
          <table:table-cell table:formula="of:=[.D196]/[.$C$3]*90" office:value-type="float" office:value="67.7647058823529" calcext:value-type="float">
            <text:p>67.7647058823529</text:p>
          </table:table-cell>
          <table:table-cell table:formula="of:=RADIANS([.E196])" office:value-type="float" office:value="1.18271723429263" calcext:value-type="float">
            <text:p>1.18271723429263</text:p>
          </table:table-cell>
          <table:table-cell table:formula="of:=SIN([.$F196])" office:value-type="float" office:value="0.925637659781556" calcext:value-type="float">
            <text:p>0.925637659781556</text:p>
          </table:table-cell>
          <table:table-cell table:formula="of:=COS([.$F196])" office:value-type="float" office:value="0.37841105004231" calcext:value-type="float">
            <text:p>0.37841105004231</text:p>
          </table:table-cell>
          <table:table-cell table:formula="of:=[.G196]*255" office:value-type="float" office:value="236.037603244297" calcext:value-type="float">
            <text:p>236.037603244297</text:p>
          </table:table-cell>
          <table:table-cell table:formula="of:=[.H196]*255" office:value-type="float" office:value="96.4948177607891" calcext:value-type="float">
            <text:p>96.4948177607891</text:p>
          </table:table-cell>
          <table:table-cell table:formula="of:=ROUND([.I196];0)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6]+1" office:value-type="float" office:value="193" calcext:value-type="float">
            <text:p>193</text:p>
          </table:table-cell>
          <table:table-cell table:formula="of:=[.D197]/[.$C$3]*90" office:value-type="float" office:value="68.1176470588235" calcext:value-type="float">
            <text:p>68.1176470588235</text:p>
          </table:table-cell>
          <table:table-cell table:formula="of:=RADIANS([.E197])" office:value-type="float" office:value="1.1888772198879" calcext:value-type="float">
            <text:p>1.1888772198879</text:p>
          </table:table-cell>
          <table:table-cell table:formula="of:=SIN([.$F197])" office:value-type="float" office:value="0.927951089856574" calcext:value-type="float">
            <text:p>0.927951089856574</text:p>
          </table:table-cell>
          <table:table-cell table:formula="of:=COS([.$F197])" office:value-type="float" office:value="0.372701991990914" calcext:value-type="float">
            <text:p>0.372701991990914</text:p>
          </table:table-cell>
          <table:table-cell table:formula="of:=[.G197]*255" office:value-type="float" office:value="236.627527913426" calcext:value-type="float">
            <text:p>236.627527913426</text:p>
          </table:table-cell>
          <table:table-cell table:formula="of:=[.H197]*255" office:value-type="float" office:value="95.0390079576832" calcext:value-type="float">
            <text:p>95.0390079576832</text:p>
          </table:table-cell>
          <table:table-cell table:formula="of:=ROUND([.I197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7]+1" office:value-type="float" office:value="194" calcext:value-type="float">
            <text:p>194</text:p>
          </table:table-cell>
          <table:table-cell table:formula="of:=[.D198]/[.$C$3]*90" office:value-type="float" office:value="68.4705882352941" calcext:value-type="float">
            <text:p>68.4705882352941</text:p>
          </table:table-cell>
          <table:table-cell table:formula="of:=RADIANS([.E198])" office:value-type="float" office:value="1.19503720548318" calcext:value-type="float">
            <text:p>1.19503720548318</text:p>
          </table:table-cell>
          <table:table-cell table:formula="of:=SIN([.$F198])" office:value-type="float" office:value="0.93022930854674" calcext:value-type="float">
            <text:p>0.93022930854674</text:p>
          </table:table-cell>
          <table:table-cell table:formula="of:=COS([.$F198])" office:value-type="float" office:value="0.366978791649672" calcext:value-type="float">
            <text:p>0.366978791649672</text:p>
          </table:table-cell>
          <table:table-cell table:formula="of:=[.G198]*255" office:value-type="float" office:value="237.208473679419" calcext:value-type="float">
            <text:p>237.208473679419</text:p>
          </table:table-cell>
          <table:table-cell table:formula="of:=[.H198]*255" office:value-type="float" office:value="93.5795918706664" calcext:value-type="float">
            <text:p>93.5795918706664</text:p>
          </table:table-cell>
          <table:table-cell table:formula="of:=ROUND([.I198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8]+1" office:value-type="float" office:value="195" calcext:value-type="float">
            <text:p>195</text:p>
          </table:table-cell>
          <table:table-cell table:formula="of:=[.D199]/[.$C$3]*90" office:value-type="float" office:value="68.8235294117647" calcext:value-type="float">
            <text:p>68.8235294117647</text:p>
          </table:table-cell>
          <table:table-cell table:formula="of:=RADIANS([.E199])" office:value-type="float" office:value="1.20119719107845" calcext:value-type="float">
            <text:p>1.20119719107845</text:p>
          </table:table-cell>
          <table:table-cell table:formula="of:=SIN([.$F199])" office:value-type="float" office:value="0.932472229404356" calcext:value-type="float">
            <text:p>0.932472229404356</text:p>
          </table:table-cell>
          <table:table-cell table:formula="of:=COS([.$F199])" office:value-type="float" office:value="0.361241666187153" calcext:value-type="float">
            <text:p>0.361241666187153</text:p>
          </table:table-cell>
          <table:table-cell table:formula="of:=[.G199]*255" office:value-type="float" office:value="237.780418498111" calcext:value-type="float">
            <text:p>237.780418498111</text:p>
          </table:table-cell>
          <table:table-cell table:formula="of:=[.H199]*255" office:value-type="float" office:value="92.1166248777241" calcext:value-type="float">
            <text:p>92.1166248777241</text:p>
          </table:table-cell>
          <table:table-cell table:formula="of:=ROUND([.I199];0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9]+1" office:value-type="float" office:value="196" calcext:value-type="float">
            <text:p>196</text:p>
          </table:table-cell>
          <table:table-cell table:formula="of:=[.D200]/[.$C$3]*90" office:value-type="float" office:value="69.1764705882353" calcext:value-type="float">
            <text:p>69.1764705882353</text:p>
          </table:table-cell>
          <table:table-cell table:formula="of:=RADIANS([.E200])" office:value-type="float" office:value="1.20735717667372" calcext:value-type="float">
            <text:p>1.20735717667372</text:p>
          </table:table-cell>
          <table:table-cell table:formula="of:=SIN([.$F200])" office:value-type="float" office:value="0.934679767321111" calcext:value-type="float">
            <text:p>0.934679767321111</text:p>
          </table:table-cell>
          <table:table-cell table:formula="of:=COS([.$F200])" office:value-type="float" office:value="0.355490833300318" calcext:value-type="float">
            <text:p>0.355490833300318</text:p>
          </table:table-cell>
          <table:table-cell table:formula="of:=[.G200]*255" office:value-type="float" office:value="238.343340666883" calcext:value-type="float">
            <text:p>238.343340666883</text:p>
          </table:table-cell>
          <table:table-cell table:formula="of:=[.H200]*255" office:value-type="float" office:value="90.6501624915811" calcext:value-type="float">
            <text:p>90.6501624915811</text:p>
          </table:table-cell>
          <table:table-cell table:formula="of:=ROUND([.I200];0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0]+1" office:value-type="float" office:value="197" calcext:value-type="float">
            <text:p>197</text:p>
          </table:table-cell>
          <table:table-cell table:formula="of:=[.D201]/[.$C$3]*90" office:value-type="float" office:value="69.5294117647059" calcext:value-type="float">
            <text:p>69.5294117647059</text:p>
          </table:table-cell>
          <table:table-cell table:formula="of:=RADIANS([.E201])" office:value-type="float" office:value="1.213517162269" calcext:value-type="float">
            <text:p>1.213517162269</text:p>
          </table:table-cell>
          <table:table-cell table:formula="of:=SIN([.$F201])" office:value-type="float" office:value="0.936851838531311" calcext:value-type="float">
            <text:p>0.936851838531311</text:p>
          </table:table-cell>
          <table:table-cell table:formula="of:=COS([.$F201])" office:value-type="float" office:value="0.349726511206261" calcext:value-type="float">
            <text:p>0.349726511206261</text:p>
          </table:table-cell>
          <table:table-cell table:formula="of:=[.G201]*255" office:value-type="float" office:value="238.897218825484" calcext:value-type="float">
            <text:p>238.897218825484</text:p>
          </table:table-cell>
          <table:table-cell table:formula="of:=[.H201]*255" office:value-type="float" office:value="89.1802603575966" calcext:value-type="float">
            <text:p>89.1802603575966</text:p>
          </table:table-cell>
          <table:table-cell table:formula="of:=ROUND([.I201];0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1]+1" office:value-type="float" office:value="198" calcext:value-type="float">
            <text:p>198</text:p>
          </table:table-cell>
          <table:table-cell table:formula="of:=[.D202]/[.$C$3]*90" office:value-type="float" office:value="69.8823529411765" calcext:value-type="float">
            <text:p>69.8823529411765</text:p>
          </table:table-cell>
          <table:table-cell table:formula="of:=RADIANS([.E202])" office:value-type="float" office:value="1.21967714786427" calcext:value-type="float">
            <text:p>1.21967714786427</text:p>
          </table:table-cell>
          <table:table-cell table:formula="of:=SIN([.$F202])" office:value-type="float" office:value="0.938988360615057" calcext:value-type="float">
            <text:p>0.938988360615057</text:p>
          </table:table-cell>
          <table:table-cell table:formula="of:=COS([.$F202])" office:value-type="float" office:value="0.343948918633928" calcext:value-type="float">
            <text:p>0.343948918633928</text:p>
          </table:table-cell>
          <table:table-cell table:formula="of:=[.G202]*255" office:value-type="float" office:value="239.442031956839" calcext:value-type="float">
            <text:p>239.442031956839</text:p>
          </table:table-cell>
          <table:table-cell table:formula="of:=[.H202]*255" office:value-type="float" office:value="87.7069742516517" calcext:value-type="float">
            <text:p>87.7069742516517</text:p>
          </table:table-cell>
          <table:table-cell table:formula="of:=ROUND([.I202];0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2]+1" office:value-type="float" office:value="199" calcext:value-type="float">
            <text:p>199</text:p>
          </table:table-cell>
          <table:table-cell table:formula="of:=[.D203]/[.$C$3]*90" office:value-type="float" office:value="70.2352941176471" calcext:value-type="float">
            <text:p>70.2352941176471</text:p>
          </table:table-cell>
          <table:table-cell table:formula="of:=RADIANS([.E203])" office:value-type="float" office:value="1.22583713345955" calcext:value-type="float">
            <text:p>1.22583713345955</text:p>
          </table:table-cell>
          <table:table-cell table:formula="of:=SIN([.$F203])" office:value-type="float" office:value="0.941089252501372" calcext:value-type="float">
            <text:p>0.941089252501372</text:p>
          </table:table-cell>
          <table:table-cell table:formula="of:=COS([.$F203])" office:value-type="float" office:value="0.338158274815817" calcext:value-type="float">
            <text:p>0.338158274815817</text:p>
          </table:table-cell>
          <table:table-cell table:formula="of:=[.G203]*255" office:value-type="float" office:value="239.97775938785" calcext:value-type="float">
            <text:p>239.97775938785</text:p>
          </table:table-cell>
          <table:table-cell table:formula="of:=[.H203]*255" office:value-type="float" office:value="86.2303600780334" calcext:value-type="float">
            <text:p>86.2303600780334</text:p>
          </table:table-cell>
          <table:table-cell table:formula="of:=ROUND([.I203]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3]+1" office:value-type="float" office:value="200" calcext:value-type="float">
            <text:p>200</text:p>
          </table:table-cell>
          <table:table-cell table:formula="of:=[.D204]/[.$C$3]*90" office:value-type="float" office:value="70.5882352941177" calcext:value-type="float">
            <text:p>70.5882352941177</text:p>
          </table:table-cell>
          <table:table-cell table:formula="of:=RADIANS([.E204])" office:value-type="float" office:value="1.23199711905482" calcext:value-type="float">
            <text:p>1.23199711905482</text:p>
          </table:table-cell>
          <table:table-cell table:formula="of:=SIN([.$F204])" office:value-type="float" office:value="0.943154434471277" calcext:value-type="float">
            <text:p>0.943154434471277</text:p>
          </table:table-cell>
          <table:table-cell table:formula="of:=COS([.$F204])" office:value-type="float" office:value="0.33235479947966" calcext:value-type="float">
            <text:p>0.33235479947966</text:p>
          </table:table-cell>
          <table:table-cell table:formula="of:=[.G204]*255" office:value-type="float" office:value="240.504380790176" calcext:value-type="float">
            <text:p>240.504380790176</text:p>
          </table:table-cell>
          <table:table-cell table:formula="of:=[.H204]*255" office:value-type="float" office:value="84.7504738673132" calcext:value-type="float">
            <text:p>84.7504738673132</text:p>
          </table:table-cell>
          <table:table-cell table:formula="of:=ROUND([.I204];0)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4]+1" office:value-type="float" office:value="201" calcext:value-type="float">
            <text:p>201</text:p>
          </table:table-cell>
          <table:table-cell table:formula="of:=[.D205]/[.$C$3]*90" office:value-type="float" office:value="70.9411764705882" calcext:value-type="float">
            <text:p>70.9411764705882</text:p>
          </table:table-cell>
          <table:table-cell table:formula="of:=RADIANS([.E205])" office:value-type="float" office:value="1.2381571046501" calcext:value-type="float">
            <text:p>1.2381571046501</text:p>
          </table:table-cell>
          <table:table-cell table:formula="of:=SIN([.$F205])" office:value-type="float" office:value="0.94518382816082" calcext:value-type="float">
            <text:p>0.94518382816082</text:p>
          </table:table-cell>
          <table:table-cell table:formula="of:=COS([.$F205])" office:value-type="float" office:value="0.326538712840083" calcext:value-type="float">
            <text:p>0.326538712840083</text:p>
          </table:table-cell>
          <table:table-cell table:formula="of:=[.G205]*255" office:value-type="float" office:value="241.021876181009" calcext:value-type="float">
            <text:p>241.021876181009</text:p>
          </table:table-cell>
          <table:table-cell table:formula="of:=[.H205]*255" office:value-type="float" office:value="83.2673717742212" calcext:value-type="float">
            <text:p>83.2673717742212</text:p>
          </table:table-cell>
          <table:table-cell table:formula="of:=ROUND([.I205];0)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5]+1" office:value-type="float" office:value="202" calcext:value-type="float">
            <text:p>202</text:p>
          </table:table-cell>
          <table:table-cell table:formula="of:=[.D206]/[.$C$3]*90" office:value-type="float" office:value="71.2941176470588" calcext:value-type="float">
            <text:p>71.2941176470588</text:p>
          </table:table-cell>
          <table:table-cell table:formula="of:=RADIANS([.E206])" office:value-type="float" office:value="1.24431709024537" calcext:value-type="float">
            <text:p>1.24431709024537</text:p>
          </table:table-cell>
          <table:table-cell table:formula="of:=SIN([.$F206])" office:value-type="float" office:value="0.94717735656404" calcext:value-type="float">
            <text:p>0.94717735656404</text:p>
          </table:table-cell>
          <table:table-cell table:formula="of:=COS([.$F206])" office:value-type="float" office:value="0.320710235590255" calcext:value-type="float">
            <text:p>0.320710235590255</text:p>
          </table:table-cell>
          <table:table-cell table:formula="of:=[.G206]*255" office:value-type="float" office:value="241.53022592383" calcext:value-type="float">
            <text:p>241.53022592383</text:p>
          </table:table-cell>
          <table:table-cell table:formula="of:=[.H206]*255" office:value-type="float" office:value="81.7811100755151" calcext:value-type="float">
            <text:p>81.7811100755151</text:p>
          </table:table-cell>
          <table:table-cell table:formula="of:=ROUND([.I206];0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6]+1" office:value-type="float" office:value="203" calcext:value-type="float">
            <text:p>203</text:p>
          </table:table-cell>
          <table:table-cell table:formula="of:=[.D207]/[.$C$3]*90" office:value-type="float" office:value="71.6470588235294" calcext:value-type="float">
            <text:p>71.6470588235294</text:p>
          </table:table-cell>
          <table:table-cell table:formula="of:=RADIANS([.E207])" office:value-type="float" office:value="1.25047707584064" calcext:value-type="float">
            <text:p>1.25047707584064</text:p>
          </table:table-cell>
          <table:table-cell table:formula="of:=SIN([.$F207])" office:value-type="float" office:value="0.949134944035901" calcext:value-type="float">
            <text:p>0.949134944035901</text:p>
          </table:table-cell>
          <table:table-cell table:formula="of:=COS([.$F207])" office:value-type="float" office:value="0.314869588893508" calcext:value-type="float">
            <text:p>0.314869588893508</text:p>
          </table:table-cell>
          <table:table-cell table:formula="of:=[.G207]*255" office:value-type="float" office:value="242.029410729155" calcext:value-type="float">
            <text:p>242.029410729155</text:p>
          </table:table-cell>
          <table:table-cell table:formula="of:=[.H207]*255" office:value-type="float" office:value="80.2917451678445" calcext:value-type="float">
            <text:p>80.2917451678445</text:p>
          </table:table-cell>
          <table:table-cell table:formula="of:=ROUND([.I207];0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7]+1" office:value-type="float" office:value="204" calcext:value-type="float">
            <text:p>204</text:p>
          </table:table-cell>
          <table:table-cell table:formula="of:=[.D208]/[.$C$3]*90" office:value-type="float" office:value="72" calcext:value-type="float">
            <text:p>72</text:p>
          </table:table-cell>
          <table:table-cell table:formula="of:=RADIANS([.E208])" office:value-type="float" office:value="1.25663706143592" calcext:value-type="float">
            <text:p>1.25663706143592</text:p>
          </table:table-cell>
          <table:table-cell table:formula="of:=SIN([.$F208])" office:value-type="float" office:value="0.951056516295153" calcext:value-type="float">
            <text:p>0.951056516295153</text:p>
          </table:table-cell>
          <table:table-cell table:formula="of:=COS([.$F208])" office:value-type="float" office:value="0.309016994374947" calcext:value-type="float">
            <text:p>0.309016994374947</text:p>
          </table:table-cell>
          <table:table-cell table:formula="of:=[.G208]*255" office:value-type="float" office:value="242.519411655264" calcext:value-type="float">
            <text:p>242.519411655264</text:p>
          </table:table-cell>
          <table:table-cell table:formula="of:=[.H208]*255" office:value-type="float" office:value="78.7993335656116" calcext:value-type="float">
            <text:p>78.7993335656116</text:p>
          </table:table-cell>
          <table:table-cell table:formula="of:=ROUND([.I2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8]+1" office:value-type="float" office:value="205" calcext:value-type="float">
            <text:p>205</text:p>
          </table:table-cell>
          <table:table-cell table:formula="of:=[.D209]/[.$C$3]*90" office:value-type="float" office:value="72.3529411764706" calcext:value-type="float">
            <text:p>72.3529411764706</text:p>
          </table:table-cell>
          <table:table-cell table:formula="of:=RADIANS([.E209])" office:value-type="float" office:value="1.26279704703119" calcext:value-type="float">
            <text:p>1.26279704703119</text:p>
          </table:table-cell>
          <table:table-cell table:formula="of:=SIN([.$F209])" office:value-type="float" office:value="0.952942000427156" calcext:value-type="float">
            <text:p>0.952942000427156</text:p>
          </table:table-cell>
          <table:table-cell table:formula="of:=COS([.$F209])" office:value-type="float" office:value="0.303152674113044" calcext:value-type="float">
            <text:p>0.303152674113044</text:p>
          </table:table-cell>
          <table:table-cell table:formula="of:=[.G209]*255" office:value-type="float" office:value="243.000210108925" calcext:value-type="float">
            <text:p>243.000210108925</text:p>
          </table:table-cell>
          <table:table-cell table:formula="of:=[.H209]*255" office:value-type="float" office:value="77.3039318988261" calcext:value-type="float">
            <text:p>77.3039318988261</text:p>
          </table:table-cell>
          <table:table-cell table:formula="of:=ROUND([.I209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9]+1" office:value-type="float" office:value="206" calcext:value-type="float">
            <text:p>206</text:p>
          </table:table-cell>
          <table:table-cell table:formula="of:=[.D210]/[.$C$3]*90" office:value-type="float" office:value="72.7058823529412" calcext:value-type="float">
            <text:p>72.7058823529412</text:p>
          </table:table-cell>
          <table:table-cell table:formula="of:=RADIANS([.E210])" office:value-type="float" office:value="1.26895703262647" calcext:value-type="float">
            <text:p>1.26895703262647</text:p>
          </table:table-cell>
          <table:table-cell table:formula="of:=SIN([.$F210])" office:value-type="float" office:value="0.954791324886644" calcext:value-type="float">
            <text:p>0.954791324886644</text:p>
          </table:table-cell>
          <table:table-cell table:formula="of:=COS([.$F210])" office:value-type="float" office:value="0.297276850631203" calcext:value-type="float">
            <text:p>0.297276850631203</text:p>
          </table:table-cell>
          <table:table-cell table:formula="of:=[.G210]*255" office:value-type="float" office:value="243.471787846094" calcext:value-type="float">
            <text:p>243.471787846094</text:p>
          </table:table-cell>
          <table:table-cell table:formula="of:=[.H210]*255" office:value-type="float" office:value="75.8055969109567" calcext:value-type="float">
            <text:p>75.8055969109567</text:p>
          </table:table-cell>
          <table:table-cell table:formula="of:=ROUND([.I210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0]+1" office:value-type="float" office:value="207" calcext:value-type="float">
            <text:p>207</text:p>
          </table:table-cell>
          <table:table-cell table:formula="of:=[.D211]/[.$C$3]*90" office:value-type="float" office:value="73.0588235294118" calcext:value-type="float">
            <text:p>73.0588235294118</text:p>
          </table:table-cell>
          <table:table-cell table:formula="of:=RADIANS([.E211])" office:value-type="float" office:value="1.27511701822174" calcext:value-type="float">
            <text:p>1.27511701822174</text:p>
          </table:table-cell>
          <table:table-cell table:formula="of:=SIN([.$F211])" office:value-type="float" office:value="0.956604419500441" calcext:value-type="float">
            <text:p>0.956604419500441</text:p>
          </table:table-cell>
          <table:table-cell table:formula="of:=COS([.$F211])" office:value-type="float" office:value="0.291389746889325" calcext:value-type="float">
            <text:p>0.291389746889325</text:p>
          </table:table-cell>
          <table:table-cell table:formula="of:=[.G211]*255" office:value-type="float" office:value="243.934126972612" calcext:value-type="float">
            <text:p>243.934126972612</text:p>
          </table:table-cell>
          <table:table-cell table:formula="of:=[.H211]*255" office:value-type="float" office:value="74.3043854567778" calcext:value-type="float">
            <text:p>74.3043854567778</text:p>
          </table:table-cell>
          <table:table-cell table:formula="of:=ROUND([.I211];0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1]+1" office:value-type="float" office:value="208" calcext:value-type="float">
            <text:p>208</text:p>
          </table:table-cell>
          <table:table-cell table:formula="of:=[.D212]/[.$C$3]*90" office:value-type="float" office:value="73.4117647058824" calcext:value-type="float">
            <text:p>73.4117647058824</text:p>
          </table:table-cell>
          <table:table-cell table:formula="of:=RADIANS([.E212])" office:value-type="float" office:value="1.28127700381701" calcext:value-type="float">
            <text:p>1.28127700381701</text:p>
          </table:table-cell>
          <table:table-cell table:formula="of:=SIN([.$F212])" office:value-type="float" office:value="0.958381215470122" calcext:value-type="float">
            <text:p>0.958381215470122</text:p>
          </table:table-cell>
          <table:table-cell table:formula="of:=COS([.$F212])" office:value-type="float" office:value="0.285491586275342" calcext:value-type="float">
            <text:p>0.285491586275342</text:p>
          </table:table-cell>
          <table:table-cell table:formula="of:=[.G212]*255" office:value-type="float" office:value="244.387209944881" calcext:value-type="float">
            <text:p>244.387209944881</text:p>
          </table:table-cell>
          <table:table-cell table:formula="of:=[.H212]*255" office:value-type="float" office:value="72.8003545002123" calcext:value-type="float">
            <text:p>72.8003545002123</text:p>
          </table:table-cell>
          <table:table-cell table:formula="of:=ROUND([.I212];0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2]+1" office:value-type="float" office:value="209" calcext:value-type="float">
            <text:p>209</text:p>
          </table:table-cell>
          <table:table-cell table:formula="of:=[.D213]/[.$C$3]*90" office:value-type="float" office:value="73.7647058823529" calcext:value-type="float">
            <text:p>73.7647058823529</text:p>
          </table:table-cell>
          <table:table-cell table:formula="of:=RADIANS([.E213])" office:value-type="float" office:value="1.28743698941229" calcext:value-type="float">
            <text:p>1.28743698941229</text:p>
          </table:table-cell>
          <table:table-cell table:formula="of:=SIN([.$F213])" office:value-type="float" office:value="0.960121645374628" calcext:value-type="float">
            <text:p>0.960121645374628</text:p>
          </table:table-cell>
          <table:table-cell table:formula="of:=COS([.$F213])" office:value-type="float" office:value="0.279582592596744" calcext:value-type="float">
            <text:p>0.279582592596744</text:p>
          </table:table-cell>
          <table:table-cell table:formula="of:=[.G213]*255" office:value-type="float" office:value="244.83101957053" calcext:value-type="float">
            <text:p>244.83101957053</text:p>
          </table:table-cell>
          <table:table-cell table:formula="of:=[.H213]*255" office:value-type="float" office:value="71.2935611121697" calcext:value-type="float">
            <text:p>71.2935611121697</text:p>
          </table:table-cell>
          <table:table-cell table:formula="of:=ROUND([.I213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3]+1" office:value-type="float" office:value="210" calcext:value-type="float">
            <text:p>210</text:p>
          </table:table-cell>
          <table:table-cell table:formula="of:=[.D214]/[.$C$3]*90" office:value-type="float" office:value="74.1176470588235" calcext:value-type="float">
            <text:p>74.1176470588235</text:p>
          </table:table-cell>
          <table:table-cell table:formula="of:=RADIANS([.E214])" office:value-type="float" office:value="1.29359697500756" calcext:value-type="float">
            <text:p>1.29359697500756</text:p>
          </table:table-cell>
          <table:table-cell table:formula="of:=SIN([.$F214])" office:value-type="float" office:value="0.961825643172819" calcext:value-type="float">
            <text:p>0.961825643172819</text:p>
          </table:table-cell>
          <table:table-cell table:formula="of:=COS([.$F214])" office:value-type="float" office:value="0.273662990072083" calcext:value-type="float">
            <text:p>0.273662990072083</text:p>
          </table:table-cell>
          <table:table-cell table:formula="of:=[.G214]*255" office:value-type="float" office:value="245.265539009069" calcext:value-type="float">
            <text:p>245.265539009069</text:p>
          </table:table-cell>
          <table:table-cell table:formula="of:=[.H214]*255" office:value-type="float" office:value="69.7840624683812" calcext:value-type="float">
            <text:p>69.7840624683812</text:p>
          </table:table-cell>
          <table:table-cell table:formula="of:=ROUND([.I214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4]+1" office:value-type="float" office:value="211" calcext:value-type="float">
            <text:p>211</text:p>
          </table:table-cell>
          <table:table-cell table:formula="of:=[.D215]/[.$C$3]*90" office:value-type="float" office:value="74.4705882352941" calcext:value-type="float">
            <text:p>74.4705882352941</text:p>
          </table:table-cell>
          <table:table-cell table:formula="of:=RADIANS([.E215])" office:value-type="float" office:value="1.29975696060284" calcext:value-type="float">
            <text:p>1.29975696060284</text:p>
          </table:table-cell>
          <table:table-cell table:formula="of:=SIN([.$F215])" office:value-type="float" office:value="0.963493144205983" calcext:value-type="float">
            <text:p>0.963493144205983</text:p>
          </table:table-cell>
          <table:table-cell table:formula="of:=COS([.$F215])" office:value-type="float" office:value="0.267733003322468" calcext:value-type="float">
            <text:p>0.267733003322468</text:p>
          </table:table-cell>
          <table:table-cell table:formula="of:=[.G215]*255" office:value-type="float" office:value="245.690751772526" calcext:value-type="float">
            <text:p>245.690751772526</text:p>
          </table:table-cell>
          <table:table-cell table:formula="of:=[.H215]*255" office:value-type="float" office:value="68.2719158472294" calcext:value-type="float">
            <text:p>68.2719158472294</text:p>
          </table:table-cell>
          <table:table-cell table:formula="of:=ROUND([.I215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5]+1" office:value-type="float" office:value="212" calcext:value-type="float">
            <text:p>212</text:p>
          </table:table-cell>
          <table:table-cell table:formula="of:=[.D216]/[.$C$3]*90" office:value-type="float" office:value="74.8235294117647" calcext:value-type="float">
            <text:p>74.8235294117647</text:p>
          </table:table-cell>
          <table:table-cell table:formula="of:=RADIANS([.E216])" office:value-type="float" office:value="1.30591694619811" calcext:value-type="float">
            <text:p>1.30591694619811</text:p>
          </table:table-cell>
          <table:table-cell table:formula="of:=SIN([.$F216])" office:value-type="float" office:value="0.965124085200289" calcext:value-type="float">
            <text:p>0.965124085200289</text:p>
          </table:table-cell>
          <table:table-cell table:formula="of:=COS([.$F216])" office:value-type="float" office:value="0.26179285736304" calcext:value-type="float">
            <text:p>0.26179285736304</text:p>
          </table:table-cell>
          <table:table-cell table:formula="of:=[.G216]*255" office:value-type="float" office:value="246.106641726074" calcext:value-type="float">
            <text:p>246.106641726074</text:p>
          </table:table-cell>
          <table:table-cell table:formula="of:=[.H216]*255" office:value-type="float" office:value="66.7571786275753" calcext:value-type="float">
            <text:p>66.7571786275753</text:p>
          </table:table-cell>
          <table:table-cell table:formula="of:=ROUND([.I216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6]+1" office:value-type="float" office:value="213" calcext:value-type="float">
            <text:p>213</text:p>
          </table:table-cell>
          <table:table-cell table:formula="of:=[.D217]/[.$C$3]*90" office:value-type="float" office:value="75.1764705882353" calcext:value-type="float">
            <text:p>75.1764705882353</text:p>
          </table:table-cell>
          <table:table-cell table:formula="of:=RADIANS([.E217])" office:value-type="float" office:value="1.31207693179338" calcext:value-type="float">
            <text:p>1.31207693179338</text:p>
          </table:table-cell>
          <table:table-cell table:formula="of:=SIN([.$F217])" office:value-type="float" office:value="0.966718404269187" calcext:value-type="float">
            <text:p>0.966718404269187</text:p>
          </table:table-cell>
          <table:table-cell table:formula="of:=COS([.$F217])" office:value-type="float" office:value="0.255842777594436" calcext:value-type="float">
            <text:p>0.255842777594436</text:p>
          </table:table-cell>
          <table:table-cell table:formula="of:=[.G217]*255" office:value-type="float" office:value="246.513193088643" calcext:value-type="float">
            <text:p>246.513193088643</text:p>
          </table:table-cell>
          <table:table-cell table:formula="of:=[.H217]*255" office:value-type="float" office:value="65.2399082865811" calcext:value-type="float">
            <text:p>65.2399082865811</text:p>
          </table:table-cell>
          <table:table-cell table:formula="of:=ROUND([.I217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7]+1" office:value-type="float" office:value="214" calcext:value-type="float">
            <text:p>214</text:p>
          </table:table-cell>
          <table:table-cell table:formula="of:=[.D218]/[.$C$3]*90" office:value-type="float" office:value="75.5294117647059" calcext:value-type="float">
            <text:p>75.5294117647059</text:p>
          </table:table-cell>
          <table:table-cell table:formula="of:=RADIANS([.E218])" office:value-type="float" office:value="1.31823691738866" calcext:value-type="float">
            <text:p>1.31823691738866</text:p>
          </table:table-cell>
          <table:table-cell table:formula="of:=SIN([.$F218])" office:value-type="float" office:value="0.968276040915759" calcext:value-type="float">
            <text:p>0.968276040915759</text:p>
          </table:table-cell>
          <table:table-cell table:formula="of:=COS([.$F218])" office:value-type="float" office:value="0.249882989794231" calcext:value-type="float">
            <text:p>0.249882989794231</text:p>
          </table:table-cell>
          <table:table-cell table:formula="of:=[.G218]*255" office:value-type="float" office:value="246.910390433519" calcext:value-type="float">
            <text:p>246.910390433519</text:p>
          </table:table-cell>
          <table:table-cell table:formula="of:=[.H218]*255" office:value-type="float" office:value="63.7201623975289" calcext:value-type="float">
            <text:p>63.7201623975289</text:p>
          </table:table-cell>
          <table:table-cell table:formula="of:=ROUND([.I218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8]+1" office:value-type="float" office:value="215" calcext:value-type="float">
            <text:p>215</text:p>
          </table:table-cell>
          <table:table-cell table:formula="of:=[.D219]/[.$C$3]*90" office:value-type="float" office:value="75.8823529411765" calcext:value-type="float">
            <text:p>75.8823529411765</text:p>
          </table:table-cell>
          <table:table-cell table:formula="of:=RADIANS([.E219])" office:value-type="float" office:value="1.32439690298393" calcext:value-type="float">
            <text:p>1.32439690298393</text:p>
          </table:table-cell>
          <table:table-cell table:formula="of:=SIN([.$F219])" office:value-type="float" office:value="0.969796936035009" calcext:value-type="float">
            <text:p>0.969796936035009</text:p>
          </table:table-cell>
          <table:table-cell table:formula="of:=COS([.$F219])" office:value-type="float" office:value="0.243913720108377" calcext:value-type="float">
            <text:p>0.243913720108377</text:p>
          </table:table-cell>
          <table:table-cell table:formula="of:=[.G219]*255" office:value-type="float" office:value="247.298218688927" calcext:value-type="float">
            <text:p>247.298218688927</text:p>
          </table:table-cell>
          <table:table-cell table:formula="of:=[.H219]*255" office:value-type="float" office:value="62.1979986276362" calcext:value-type="float">
            <text:p>62.1979986276362</text:p>
          </table:table-cell>
          <table:table-cell table:formula="of:=ROUND([.I219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9]+1" office:value-type="float" office:value="216" calcext:value-type="float">
            <text:p>216</text:p>
          </table:table-cell>
          <table:table-cell table:formula="of:=[.D220]/[.$C$3]*90" office:value-type="float" office:value="76.2352941176471" calcext:value-type="float">
            <text:p>76.2352941176471</text:p>
          </table:table-cell>
          <table:table-cell table:formula="of:=RADIANS([.E220])" office:value-type="float" office:value="1.33055688857921" calcext:value-type="float">
            <text:p>1.33055688857921</text:p>
          </table:table-cell>
          <table:table-cell table:formula="of:=SIN([.$F220])" office:value-type="float" office:value="0.971281031916114" calcext:value-type="float">
            <text:p>0.971281031916114</text:p>
          </table:table-cell>
          <table:table-cell table:formula="of:=COS([.$F220])" office:value-type="float" office:value="0.237935195042619" calcext:value-type="float">
            <text:p>0.237935195042619</text:p>
          </table:table-cell>
          <table:table-cell table:formula="of:=[.G220]*255" office:value-type="float" office:value="247.676663138609" calcext:value-type="float">
            <text:p>247.676663138609</text:p>
          </table:table-cell>
          <table:table-cell table:formula="of:=[.H220]*255" office:value-type="float" office:value="60.6734747358678" calcext:value-type="float">
            <text:p>60.6734747358678</text:p>
          </table:table-cell>
          <table:table-cell table:formula="of:=ROUND([.I220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0]+1" office:value-type="float" office:value="217" calcext:value-type="float">
            <text:p>217</text:p>
          </table:table-cell>
          <table:table-cell table:formula="of:=[.D221]/[.$C$3]*90" office:value-type="float" office:value="76.5882352941176" calcext:value-type="float">
            <text:p>76.5882352941176</text:p>
          </table:table-cell>
          <table:table-cell table:formula="of:=RADIANS([.E221])" office:value-type="float" office:value="1.33671687417448" calcext:value-type="float">
            <text:p>1.33671687417448</text:p>
          </table:table-cell>
          <table:table-cell table:formula="of:=SIN([.$F221])" office:value-type="float" office:value="0.972728272244605" calcext:value-type="float">
            <text:p>0.972728272244605</text:p>
          </table:table-cell>
          <table:table-cell table:formula="of:=COS([.$F221])" office:value-type="float" office:value="0.231947641453898" calcext:value-type="float">
            <text:p>0.231947641453898</text:p>
          </table:table-cell>
          <table:table-cell table:formula="of:=[.G221]*255" office:value-type="float" office:value="248.045709422374" calcext:value-type="float">
            <text:p>248.045709422374</text:p>
          </table:table-cell>
          <table:table-cell table:formula="of:=[.H221]*255" office:value-type="float" office:value="59.1466485707441" calcext:value-type="float">
            <text:p>59.1466485707441</text:p>
          </table:table-cell>
          <table:table-cell table:formula="of:=ROUND([.I221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1]+1" office:value-type="float" office:value="218" calcext:value-type="float">
            <text:p>218</text:p>
          </table:table-cell>
          <table:table-cell table:formula="of:=[.D222]/[.$C$3]*90" office:value-type="float" office:value="76.9411764705882" calcext:value-type="float">
            <text:p>76.9411764705882</text:p>
          </table:table-cell>
          <table:table-cell table:formula="of:=RADIANS([.E222])" office:value-type="float" office:value="1.34287685976975" calcext:value-type="float">
            <text:p>1.34287685976975</text:p>
          </table:table-cell>
          <table:table-cell table:formula="of:=SIN([.$F222])" office:value-type="float" office:value="0.97413860210451" calcext:value-type="float">
            <text:p>0.97413860210451</text:p>
          </table:table-cell>
          <table:table-cell table:formula="of:=COS([.$F222])" office:value-type="float" office:value="0.225951286541748" calcext:value-type="float">
            <text:p>0.225951286541748</text:p>
          </table:table-cell>
          <table:table-cell table:formula="of:=[.G222]*255" office:value-type="float" office:value="248.40534353665" calcext:value-type="float">
            <text:p>248.40534353665</text:p>
          </table:table-cell>
          <table:table-cell table:formula="of:=[.H222]*255" office:value-type="float" office:value="57.6175780681457" calcext:value-type="float">
            <text:p>57.6175780681457</text:p>
          </table:table-cell>
          <table:table-cell table:formula="of:=ROUND([.I222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2]+1" office:value-type="float" office:value="219" calcext:value-type="float">
            <text:p>219</text:p>
          </table:table-cell>
          <table:table-cell table:formula="of:=[.D223]/[.$C$3]*90" office:value-type="float" office:value="77.2941176470588" calcext:value-type="float">
            <text:p>77.2941176470588</text:p>
          </table:table-cell>
          <table:table-cell table:formula="of:=RADIANS([.E223])" office:value-type="float" office:value="1.34903684536503" calcext:value-type="float">
            <text:p>1.34903684536503</text:p>
          </table:table-cell>
          <table:table-cell table:formula="of:=SIN([.$F223])" office:value-type="float" office:value="0.975511967980437" calcext:value-type="float">
            <text:p>0.975511967980437</text:p>
          </table:table-cell>
          <table:table-cell table:formula="of:=COS([.$F223])" office:value-type="float" office:value="0.219946357839669" calcext:value-type="float">
            <text:p>0.219946357839669</text:p>
          </table:table-cell>
          <table:table-cell table:formula="of:=[.G223]*255" office:value-type="float" office:value="248.755551835011" calcext:value-type="float">
            <text:p>248.755551835011</text:p>
          </table:table-cell>
          <table:table-cell table:formula="of:=[.H223]*255" office:value-type="float" office:value="56.0863212491156" calcext:value-type="float">
            <text:p>56.0863212491156</text:p>
          </table:table-cell>
          <table:table-cell table:formula="of:=ROUND([.I223];0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3]+1" office:value-type="float" office:value="220" calcext:value-type="float">
            <text:p>220</text:p>
          </table:table-cell>
          <table:table-cell table:formula="of:=[.D224]/[.$C$3]*90" office:value-type="float" office:value="77.6470588235294" calcext:value-type="float">
            <text:p>77.6470588235294</text:p>
          </table:table-cell>
          <table:table-cell table:formula="of:=RADIANS([.E224])" office:value-type="float" office:value="1.3551968309603" calcext:value-type="float">
            <text:p>1.3551968309603</text:p>
          </table:table-cell>
          <table:table-cell table:formula="of:=SIN([.$F224])" office:value-type="float" office:value="0.976848317759601" calcext:value-type="float">
            <text:p>0.976848317759601</text:p>
          </table:table-cell>
          <table:table-cell table:formula="of:=COS([.$F224])" office:value-type="float" office:value="0.213933083206497" calcext:value-type="float">
            <text:p>0.213933083206497</text:p>
          </table:table-cell>
          <table:table-cell table:formula="of:=[.G224]*255" office:value-type="float" office:value="249.096321028698" calcext:value-type="float">
            <text:p>249.096321028698</text:p>
          </table:table-cell>
          <table:table-cell table:formula="of:=[.H224]*255" office:value-type="float" office:value="54.5529362176568" calcext:value-type="float">
            <text:p>54.5529362176568</text:p>
          </table:table-cell>
          <table:table-cell table:formula="of:=ROUND([.I224];0)" office:value-type="float" office:value="249" calcext:value-type="float">
            <text:p>249</text:p>
          </table:table-cell>
          <table:table-cell table:formula="of:=[.I224]^2" office:value-type="float" office:value="62048.9771500323" calcext:value-type="float">
            <text:p>62048.9771500323</text:p>
          </table:table-cell>
          <table:table-cell table:formula="of:=[.J224]^2" office:value-type="float" office:value="2976.02284996773" calcext:value-type="float">
            <text:p>2976.02284996773</text:p>
          </table:table-cell>
          <table:table-cell/>
        </table:table-row>
        <table:table-row table:style-name="ro1">
          <table:table-cell table:number-columns-repeated="3"/>
          <table:table-cell table:formula="of:=[.D224]+1" office:value-type="float" office:value="221" calcext:value-type="float">
            <text:p>221</text:p>
          </table:table-cell>
          <table:table-cell table:formula="of:=[.D225]/[.$C$3]*90" office:value-type="float" office:value="78" calcext:value-type="float">
            <text:p>78</text:p>
          </table:table-cell>
          <table:table-cell table:formula="of:=RADIANS([.E225])" office:value-type="float" office:value="1.36135681655558" calcext:value-type="float">
            <text:p>1.36135681655558</text:p>
          </table:table-cell>
          <table:table-cell table:formula="of:=SIN([.$F225])" office:value-type="float" office:value="0.978147600733806" calcext:value-type="float">
            <text:p>0.978147600733806</text:p>
          </table:table-cell>
          <table:table-cell table:formula="of:=COS([.$F225])" office:value-type="float" office:value="0.207911690817759" calcext:value-type="float">
            <text:p>0.207911690817759</text:p>
          </table:table-cell>
          <table:table-cell table:formula="of:=[.G225]*255" office:value-type="float" office:value="249.42763818712" calcext:value-type="float">
            <text:p>249.42763818712</text:p>
          </table:table-cell>
          <table:table-cell table:formula="of:=[.H225]*255" office:value-type="float" office:value="53.0174811585286" calcext:value-type="float">
            <text:p>53.0174811585286</text:p>
          </table:table-cell>
          <table:table-cell table:formula="of:=ROUND([.I225];0)" office:value-type="float" office:value="249" calcext:value-type="float">
            <text:p>249</text:p>
          </table:table-cell>
          <table:table-cell table:formula="of:=SQRT(SUM([.L224:.M224])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5]+1" office:value-type="float" office:value="222" calcext:value-type="float">
            <text:p>222</text:p>
          </table:table-cell>
          <table:table-cell table:formula="of:=[.D226]/[.$C$3]*90" office:value-type="float" office:value="78.3529411764706" calcext:value-type="float">
            <text:p>78.3529411764706</text:p>
          </table:table-cell>
          <table:table-cell table:formula="of:=RADIANS([.E226])" office:value-type="float" office:value="1.36751680215085" calcext:value-type="float">
            <text:p>1.36751680215085</text:p>
          </table:table-cell>
          <table:table-cell table:formula="of:=SIN([.$F226])" office:value-type="float" office:value="0.979409767601366" calcext:value-type="float">
            <text:p>0.979409767601366</text:p>
          </table:table-cell>
          <table:table-cell table:formula="of:=COS([.$F226])" office:value-type="float" office:value="0.20188240915701" calcext:value-type="float">
            <text:p>0.20188240915701</text:p>
          </table:table-cell>
          <table:table-cell table:formula="of:=[.G226]*255" office:value-type="float" office:value="249.749490738348" calcext:value-type="float">
            <text:p>249.749490738348</text:p>
          </table:table-cell>
          <table:table-cell table:formula="of:=[.H226]*255" office:value-type="float" office:value="51.4800143350376" calcext:value-type="float">
            <text:p>51.4800143350376</text:p>
          </table:table-cell>
          <table:table-cell table:formula="of:=ROUND([.I226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6]+1" office:value-type="float" office:value="223" calcext:value-type="float">
            <text:p>223</text:p>
          </table:table-cell>
          <table:table-cell table:formula="of:=[.D227]/[.$C$3]*90" office:value-type="float" office:value="78.7058823529412" calcext:value-type="float">
            <text:p>78.7058823529412</text:p>
          </table:table-cell>
          <table:table-cell table:formula="of:=RADIANS([.E227])" office:value-type="float" office:value="1.37367678774613" calcext:value-type="float">
            <text:p>1.37367678774613</text:p>
          </table:table-cell>
          <table:table-cell table:formula="of:=SIN([.$F227])" office:value-type="float" office:value="0.980634770468978" calcext:value-type="float">
            <text:p>0.980634770468978</text:p>
          </table:table-cell>
          <table:table-cell table:formula="of:=COS([.$F227])" office:value-type="float" office:value="0.195845467007167" calcext:value-type="float">
            <text:p>0.195845467007167</text:p>
          </table:table-cell>
          <table:table-cell table:formula="of:=[.G227]*255" office:value-type="float" office:value="250.061866469589" calcext:value-type="float">
            <text:p>250.061866469589</text:p>
          </table:table-cell>
          <table:table-cell table:formula="of:=[.H227]*255" office:value-type="float" office:value="49.9405940868276" calcext:value-type="float">
            <text:p>49.9405940868276</text:p>
          </table:table-cell>
          <table:table-cell table:formula="of:=ROUND([.I227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7]+1" office:value-type="float" office:value="224" calcext:value-type="float">
            <text:p>224</text:p>
          </table:table-cell>
          <table:table-cell table:formula="of:=[.D228]/[.$C$3]*90" office:value-type="float" office:value="79.0588235294118" calcext:value-type="float">
            <text:p>79.0588235294118</text:p>
          </table:table-cell>
          <table:table-cell table:formula="of:=RADIANS([.E228])" office:value-type="float" office:value="1.3798367733414" calcext:value-type="float">
            <text:p>1.3798367733414</text:p>
          </table:table-cell>
          <table:table-cell table:formula="of:=SIN([.$F228])" office:value-type="float" office:value="0.981822562853537" calcext:value-type="float">
            <text:p>0.981822562853537</text:p>
          </table:table-cell>
          <table:table-cell table:formula="of:=COS([.$F228])" office:value-type="float" office:value="0.189801093441826" calcext:value-type="float">
            <text:p>0.189801093441826</text:p>
          </table:table-cell>
          <table:table-cell table:formula="of:=[.G228]*255" office:value-type="float" office:value="250.364753527652" calcext:value-type="float">
            <text:p>250.364753527652</text:p>
          </table:table-cell>
          <table:table-cell table:formula="of:=[.H228]*255" office:value-type="float" office:value="48.3992788276656" calcext:value-type="float">
            <text:p>48.3992788276656</text:p>
          </table:table-cell>
          <table:table-cell table:formula="of:=ROUND([.I228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8]+1" office:value-type="float" office:value="225" calcext:value-type="float">
            <text:p>225</text:p>
          </table:table-cell>
          <table:table-cell table:formula="of:=[.D229]/[.$C$3]*90" office:value-type="float" office:value="79.4117647058823" calcext:value-type="float">
            <text:p>79.4117647058823</text:p>
          </table:table-cell>
          <table:table-cell table:formula="of:=RADIANS([.E229])" office:value-type="float" office:value="1.38599675893667" calcext:value-type="float">
            <text:p>1.38599675893667</text:p>
          </table:table-cell>
          <table:table-cell table:formula="of:=SIN([.$F229])" office:value-type="float" office:value="0.982973099683902" calcext:value-type="float">
            <text:p>0.982973099683902</text:p>
          </table:table-cell>
          <table:table-cell table:formula="of:=COS([.$F229])" office:value-type="float" office:value="0.183749517816571" calcext:value-type="float">
            <text:p>0.183749517816571</text:p>
          </table:table-cell>
          <table:table-cell table:formula="of:=[.G229]*255" office:value-type="float" office:value="250.658140419395" calcext:value-type="float">
            <text:p>250.658140419395</text:p>
          </table:table-cell>
          <table:table-cell table:formula="of:=[.H229]*255" office:value-type="float" office:value="46.8561270432255" calcext:value-type="float">
            <text:p>46.8561270432255</text:p>
          </table:table-cell>
          <table:table-cell table:formula="of:=ROUND([.I229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9]+1" office:value-type="float" office:value="226" calcext:value-type="float">
            <text:p>226</text:p>
          </table:table-cell>
          <table:table-cell table:formula="of:=[.D230]/[.$C$3]*90" office:value-type="float" office:value="79.7647058823529" calcext:value-type="float">
            <text:p>79.7647058823529</text:p>
          </table:table-cell>
          <table:table-cell table:formula="of:=RADIANS([.E230])" office:value-type="float" office:value="1.39215674453195" calcext:value-type="float">
            <text:p>1.39215674453195</text:p>
          </table:table-cell>
          <table:table-cell table:formula="of:=SIN([.$F230])" office:value-type="float" office:value="0.984086337302604" calcext:value-type="float">
            <text:p>0.984086337302604</text:p>
          </table:table-cell>
          <table:table-cell table:formula="of:=COS([.$F230])" office:value-type="float" office:value="0.177690969760269" calcext:value-type="float">
            <text:p>0.177690969760269</text:p>
          </table:table-cell>
          <table:table-cell table:formula="of:=[.G230]*255" office:value-type="float" office:value="250.942016012164" calcext:value-type="float">
            <text:p>250.942016012164</text:p>
          </table:table-cell>
          <table:table-cell table:formula="of:=[.H230]*255" office:value-type="float" office:value="45.3111972888686" calcext:value-type="float">
            <text:p>45.3111972888686</text:p>
          </table:table-cell>
          <table:table-cell table:formula="of:=ROUND([.I230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0]+1" office:value-type="float" office:value="227" calcext:value-type="float">
            <text:p>227</text:p>
          </table:table-cell>
          <table:table-cell table:formula="of:=[.D231]/[.$C$3]*90" office:value-type="float" office:value="80.1176470588235" calcext:value-type="float">
            <text:p>80.1176470588235</text:p>
          </table:table-cell>
          <table:table-cell table:formula="of:=RADIANS([.E231])" office:value-type="float" office:value="1.39831673012722" calcext:value-type="float">
            <text:p>1.39831673012722</text:p>
          </table:table-cell>
          <table:table-cell table:formula="of:=SIN([.$F231])" office:value-type="float" office:value="0.985162233467506" calcext:value-type="float">
            <text:p>0.985162233467506</text:p>
          </table:table-cell>
          <table:table-cell table:formula="of:=COS([.$F231])" office:value-type="float" office:value="0.17162567916636" calcext:value-type="float">
            <text:p>0.17162567916636</text:p>
          </table:table-cell>
          <table:table-cell table:formula="of:=[.G231]*255" office:value-type="float" office:value="251.216369534214" calcext:value-type="float">
            <text:p>251.216369534214</text:p>
          </table:table-cell>
          <table:table-cell table:formula="of:=[.H231]*255" office:value-type="float" office:value="43.7645481874218" calcext:value-type="float">
            <text:p>43.7645481874218</text:p>
          </table:table-cell>
          <table:table-cell table:formula="of:=ROUND([.I231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1]+1" office:value-type="float" office:value="228" calcext:value-type="float">
            <text:p>228</text:p>
          </table:table-cell>
          <table:table-cell table:formula="of:=[.D232]/[.$C$3]*90" office:value-type="float" office:value="80.4705882352941" calcext:value-type="float">
            <text:p>80.4705882352941</text:p>
          </table:table-cell>
          <table:table-cell table:formula="of:=RADIANS([.E232])" office:value-type="float" office:value="1.4044767157225" calcext:value-type="float">
            <text:p>1.4044767157225</text:p>
          </table:table-cell>
          <table:table-cell table:formula="of:=SIN([.$F232])" office:value-type="float" office:value="0.986200747353402" calcext:value-type="float">
            <text:p>0.986200747353402</text:p>
          </table:table-cell>
          <table:table-cell table:formula="of:=COS([.$F232])" office:value-type="float" office:value="0.16555387618413" calcext:value-type="float">
            <text:p>0.16555387618413</text:p>
          </table:table-cell>
          <table:table-cell table:formula="of:=[.G232]*255" office:value-type="float" office:value="251.481190575118" calcext:value-type="float">
            <text:p>251.481190575118</text:p>
          </table:table-cell>
          <table:table-cell table:formula="of:=[.H232]*255" office:value-type="float" office:value="42.2162384269532" calcext:value-type="float">
            <text:p>42.2162384269532</text:p>
          </table:table-cell>
          <table:table-cell table:formula="of:=ROUND([.I232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2]+1" office:value-type="float" office:value="229" calcext:value-type="float">
            <text:p>229</text:p>
          </table:table-cell>
          <table:table-cell table:formula="of:=[.D233]/[.$C$3]*90" office:value-type="float" office:value="80.8235294117647" calcext:value-type="float">
            <text:p>80.8235294117647</text:p>
          </table:table-cell>
          <table:table-cell table:formula="of:=RADIANS([.E233])" office:value-type="float" office:value="1.41063670131777" calcext:value-type="float">
            <text:p>1.41063670131777</text:p>
          </table:table-cell>
          <table:table-cell table:formula="of:=SIN([.$F233])" office:value-type="float" office:value="0.987201839553569" calcext:value-type="float">
            <text:p>0.987201839553569</text:p>
          </table:table-cell>
          <table:table-cell table:formula="of:=COS([.$F233])" office:value-type="float" office:value="0.159475791209981" calcext:value-type="float">
            <text:p>0.159475791209981</text:p>
          </table:table-cell>
          <table:table-cell table:formula="of:=[.G233]*255" office:value-type="float" office:value="251.73646908616" calcext:value-type="float">
            <text:p>251.73646908616</text:p>
          </table:table-cell>
          <table:table-cell table:formula="of:=[.H233]*255" office:value-type="float" office:value="40.6663267585451" calcext:value-type="float">
            <text:p>40.6663267585451</text:p>
          </table:table-cell>
          <table:table-cell table:formula="of:=ROUND([.I233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3]+1" office:value-type="float" office:value="230" calcext:value-type="float">
            <text:p>230</text:p>
          </table:table-cell>
          <table:table-cell table:formula="of:=[.D234]/[.$C$3]*90" office:value-type="float" office:value="81.1764705882353" calcext:value-type="float">
            <text:p>81.1764705882353</text:p>
          </table:table-cell>
          <table:table-cell table:formula="of:=RADIANS([.E234])" office:value-type="float" office:value="1.41679668691304" calcext:value-type="float">
            <text:p>1.41679668691304</text:p>
          </table:table-cell>
          <table:table-cell table:formula="of:=SIN([.$F234])" office:value-type="float" office:value="0.988165472081259" calcext:value-type="float">
            <text:p>0.988165472081259</text:p>
          </table:table-cell>
          <table:table-cell table:formula="of:=COS([.$F234])" office:value-type="float" office:value="0.153391654878686" calcext:value-type="float">
            <text:p>0.153391654878686</text:p>
          </table:table-cell>
          <table:table-cell table:formula="of:=[.G234]*255" office:value-type="float" office:value="251.982195380721" calcext:value-type="float">
            <text:p>251.982195380721</text:p>
          </table:table-cell>
          <table:table-cell table:formula="of:=[.H234]*255" office:value-type="float" office:value="39.1148719940648" calcext:value-type="float">
            <text:p>39.1148719940648</text:p>
          </table:table-cell>
          <table:table-cell table:formula="of:=ROUND([.I234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4]+1" office:value-type="float" office:value="231" calcext:value-type="float">
            <text:p>231</text:p>
          </table:table-cell>
          <table:table-cell table:formula="of:=[.D235]/[.$C$3]*90" office:value-type="float" office:value="81.5294117647059" calcext:value-type="float">
            <text:p>81.5294117647059</text:p>
          </table:table-cell>
          <table:table-cell table:formula="of:=RADIANS([.E235])" office:value-type="float" office:value="1.42295667250832" calcext:value-type="float">
            <text:p>1.42295667250832</text:p>
          </table:table-cell>
          <table:table-cell table:formula="of:=SIN([.$F235])" office:value-type="float" office:value="0.989091608371146" calcext:value-type="float">
            <text:p>0.989091608371146</text:p>
          </table:table-cell>
          <table:table-cell table:formula="of:=COS([.$F235])" office:value-type="float" office:value="0.147301698054638" calcext:value-type="float">
            <text:p>0.147301698054638</text:p>
          </table:table-cell>
          <table:table-cell table:formula="of:=[.G235]*255" office:value-type="float" office:value="252.218360134642" calcext:value-type="float">
            <text:p>252.218360134642</text:p>
          </table:table-cell>
          <table:table-cell table:formula="of:=[.H235]*255" office:value-type="float" office:value="37.5619330039326" calcext:value-type="float">
            <text:p>37.5619330039326</text:p>
          </table:table-cell>
          <table:table-cell table:formula="of:=ROUND([.I235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5]+1" office:value-type="float" office:value="232" calcext:value-type="float">
            <text:p>232</text:p>
          </table:table-cell>
          <table:table-cell table:formula="of:=[.D236]/[.$C$3]*90" office:value-type="float" office:value="81.8823529411765" calcext:value-type="float">
            <text:p>81.8823529411765</text:p>
          </table:table-cell>
          <table:table-cell table:formula="of:=RADIANS([.E236])" office:value-type="float" office:value="1.42911665810359" calcext:value-type="float">
            <text:p>1.42911665810359</text:p>
          </table:table-cell>
          <table:table-cell table:formula="of:=SIN([.$F236])" office:value-type="float" office:value="0.989980213280707" calcext:value-type="float">
            <text:p>0.989980213280707</text:p>
          </table:table-cell>
          <table:table-cell table:formula="of:=COS([.$F236])" office:value-type="float" office:value="0.141206151823092" calcext:value-type="float">
            <text:p>0.141206151823092</text:p>
          </table:table-cell>
          <table:table-cell table:formula="of:=[.G236]*255" office:value-type="float" office:value="252.44495438658" calcext:value-type="float">
            <text:p>252.44495438658</text:p>
          </table:table-cell>
          <table:table-cell table:formula="of:=[.H236]*255" office:value-type="float" office:value="36.0075687148884" calcext:value-type="float">
            <text:p>36.0075687148884</text:p>
          </table:table-cell>
          <table:table-cell table:formula="of:=ROUND([.I236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6]+1" office:value-type="float" office:value="233" calcext:value-type="float">
            <text:p>233</text:p>
          </table:table-cell>
          <table:table-cell table:formula="of:=[.D237]/[.$C$3]*90" office:value-type="float" office:value="82.2352941176471" calcext:value-type="float">
            <text:p>82.2352941176471</text:p>
          </table:table-cell>
          <table:table-cell table:formula="of:=RADIANS([.E237])" office:value-type="float" office:value="1.43527664369887" calcext:value-type="float">
            <text:p>1.43527664369887</text:p>
          </table:table-cell>
          <table:table-cell table:formula="of:=SIN([.$F237])" office:value-type="float" office:value="0.99083125309156" calcext:value-type="float">
            <text:p>0.99083125309156</text:p>
          </table:table-cell>
          <table:table-cell table:formula="of:=COS([.$F237])" office:value-type="float" office:value="0.135105247481393" calcext:value-type="float">
            <text:p>0.135105247481393</text:p>
          </table:table-cell>
          <table:table-cell table:formula="of:=[.G237]*255" office:value-type="float" office:value="252.661969538348" calcext:value-type="float">
            <text:p>252.661969538348</text:p>
          </table:table-cell>
          <table:table-cell table:formula="of:=[.H237]*255" office:value-type="float" office:value="34.4518381077552" calcext:value-type="float">
            <text:p>34.4518381077552</text:p>
          </table:table-cell>
          <table:table-cell table:formula="of:=ROUND([.I237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7]+1" office:value-type="float" office:value="234" calcext:value-type="float">
            <text:p>234</text:p>
          </table:table-cell>
          <table:table-cell table:formula="of:=[.D238]/[.$C$3]*90" office:value-type="float" office:value="82.5882352941176" calcext:value-type="float">
            <text:p>82.5882352941176</text:p>
          </table:table-cell>
          <table:table-cell table:formula="of:=RADIANS([.E238])" office:value-type="float" office:value="1.44143662929414" calcext:value-type="float">
            <text:p>1.44143662929414</text:p>
          </table:table-cell>
          <table:table-cell table:formula="of:=SIN([.$F238])" office:value-type="float" office:value="0.991644695510743" calcext:value-type="float">
            <text:p>0.991644695510743</text:p>
          </table:table-cell>
          <table:table-cell table:formula="of:=COS([.$F238])" office:value-type="float" office:value="0.128999216530204" calcext:value-type="float">
            <text:p>0.128999216530204</text:p>
          </table:table-cell>
          <table:table-cell table:formula="of:=[.G238]*255" office:value-type="float" office:value="252.869397355239" calcext:value-type="float">
            <text:p>252.869397355239</text:p>
          </table:table-cell>
          <table:table-cell table:formula="of:=[.H238]*255" office:value-type="float" office:value="32.8948002152019" calcext:value-type="float">
            <text:p>32.8948002152019</text:p>
          </table:table-cell>
          <table:table-cell table:formula="of:=ROUND([.I238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8]+1" office:value-type="float" office:value="235" calcext:value-type="float">
            <text:p>235</text:p>
          </table:table-cell>
          <table:table-cell table:formula="of:=[.D239]/[.$C$3]*90" office:value-type="float" office:value="82.9411764705882" calcext:value-type="float">
            <text:p>82.9411764705882</text:p>
          </table:table-cell>
          <table:table-cell table:formula="of:=RADIANS([.E239])" office:value-type="float" office:value="1.44759661488941" calcext:value-type="float">
            <text:p>1.44759661488941</text:p>
          </table:table-cell>
          <table:table-cell table:formula="of:=SIN([.$F239])" office:value-type="float" office:value="0.992420509671936" calcext:value-type="float">
            <text:p>0.992420509671936</text:p>
          </table:table-cell>
          <table:table-cell table:formula="of:=COS([.$F239])" office:value-type="float" office:value="0.122888290664714" calcext:value-type="float">
            <text:p>0.122888290664714</text:p>
          </table:table-cell>
          <table:table-cell table:formula="of:=[.G239]*255" office:value-type="float" office:value="253.067229966344" calcext:value-type="float">
            <text:p>253.067229966344</text:p>
          </table:table-cell>
          <table:table-cell table:formula="of:=[.H239]*255" office:value-type="float" office:value="31.3365141195021" calcext:value-type="float">
            <text:p>31.3365141195021</text:p>
          </table:table-cell>
          <table:table-cell table:formula="of:=ROUND([.I239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9]+1" office:value-type="float" office:value="236" calcext:value-type="float">
            <text:p>236</text:p>
          </table:table-cell>
          <table:table-cell table:formula="of:=[.D240]/[.$C$3]*90" office:value-type="float" office:value="83.2941176470588" calcext:value-type="float">
            <text:p>83.2941176470588</text:p>
          </table:table-cell>
          <table:table-cell table:formula="of:=RADIANS([.E240])" office:value-type="float" office:value="1.45375660048469" calcext:value-type="float">
            <text:p>1.45375660048469</text:p>
          </table:table-cell>
          <table:table-cell table:formula="of:=SIN([.$F240])" office:value-type="float" office:value="0.993158666136636" calcext:value-type="float">
            <text:p>0.993158666136636</text:p>
          </table:table-cell>
          <table:table-cell table:formula="of:=COS([.$F240])" office:value-type="float" office:value="0.116772701765856" calcext:value-type="float">
            <text:p>0.116772701765856</text:p>
          </table:table-cell>
          <table:table-cell table:formula="of:=[.G240]*255" office:value-type="float" office:value="253.255459864842" calcext:value-type="float">
            <text:p>253.255459864842</text:p>
          </table:table-cell>
          <table:table-cell table:formula="of:=[.H240]*255" office:value-type="float" office:value="29.7770389502933" calcext:value-type="float">
            <text:p>29.7770389502933</text:p>
          </table:table-cell>
          <table:table-cell table:formula="of:=ROUND([.I240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0]+1" office:value-type="float" office:value="237" calcext:value-type="float">
            <text:p>237</text:p>
          </table:table-cell>
          <table:table-cell table:formula="of:=[.D241]/[.$C$3]*90" office:value-type="float" office:value="83.6470588235294" calcext:value-type="float">
            <text:p>83.6470588235294</text:p>
          </table:table-cell>
          <table:table-cell table:formula="of:=RADIANS([.E241])" office:value-type="float" office:value="1.45991658607996" calcext:value-type="float">
            <text:p>1.45991658607996</text:p>
          </table:table-cell>
          <table:table-cell table:formula="of:=SIN([.$F241])" office:value-type="float" office:value="0.993859136895274" calcext:value-type="float">
            <text:p>0.993859136895274</text:p>
          </table:table-cell>
          <table:table-cell table:formula="of:=COS([.$F241])" office:value-type="float" office:value="0.110652681891501" calcext:value-type="float">
            <text:p>0.110652681891501</text:p>
          </table:table-cell>
          <table:table-cell table:formula="of:=[.G241]*255" office:value-type="float" office:value="253.434079908295" calcext:value-type="float">
            <text:p>253.434079908295</text:p>
          </table:table-cell>
          <table:table-cell table:formula="of:=[.H241]*255" office:value-type="float" office:value="28.2164338823326" calcext:value-type="float">
            <text:p>28.2164338823326</text:p>
          </table:table-cell>
          <table:table-cell table:formula="of:=ROUND([.I241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1]+1" office:value-type="float" office:value="238" calcext:value-type="float">
            <text:p>238</text:p>
          </table:table-cell>
          <table:table-cell table:formula="of:=[.D242]/[.$C$3]*90" office:value-type="float" office:value="84" calcext:value-type="float">
            <text:p>84</text:p>
          </table:table-cell>
          <table:table-cell table:formula="of:=RADIANS([.E242])" office:value-type="float" office:value="1.46607657167524" calcext:value-type="float">
            <text:p>1.46607657167524</text:p>
          </table:table-cell>
          <table:table-cell table:formula="of:=SIN([.$F242])" office:value-type="float" office:value="0.994521895368273" calcext:value-type="float">
            <text:p>0.994521895368273</text:p>
          </table:table-cell>
          <table:table-cell table:formula="of:=COS([.$F242])" office:value-type="float" office:value="0.104528463267653" calcext:value-type="float">
            <text:p>0.104528463267653</text:p>
          </table:table-cell>
          <table:table-cell table:formula="of:=[.G242]*255" office:value-type="float" office:value="253.60308331891" calcext:value-type="float">
            <text:p>253.60308331891</text:p>
          </table:table-cell>
          <table:table-cell table:formula="of:=[.H242]*255" office:value-type="float" office:value="26.6547581332516" calcext:value-type="float">
            <text:p>26.6547581332516</text:p>
          </table:table-cell>
          <table:table-cell table:formula="of:=ROUND([.I242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2]+1" office:value-type="float" office:value="239" calcext:value-type="float">
            <text:p>239</text:p>
          </table:table-cell>
          <table:table-cell table:formula="of:=[.D243]/[.$C$3]*90" office:value-type="float" office:value="84.3529411764706" calcext:value-type="float">
            <text:p>84.3529411764706</text:p>
          </table:table-cell>
          <table:table-cell table:formula="of:=RADIANS([.E243])" office:value-type="float" office:value="1.47223655727051" calcext:value-type="float">
            <text:p>1.47223655727051</text:p>
          </table:table-cell>
          <table:table-cell table:formula="of:=SIN([.$F243])" office:value-type="float" office:value="0.995146916407064" calcext:value-type="float">
            <text:p>0.995146916407064</text:p>
          </table:table-cell>
          <table:table-cell table:formula="of:=COS([.$F243])" office:value-type="float" office:value="0.0984002782796425" calcext:value-type="float">
            <text:p>0.0984002782796425</text:p>
          </table:table-cell>
          <table:table-cell table:formula="of:=[.G243]*255" office:value-type="float" office:value="253.762463683801" calcext:value-type="float">
            <text:p>253.762463683801</text:p>
          </table:table-cell>
          <table:table-cell table:formula="of:=[.H243]*255" office:value-type="float" office:value="25.0920709613088" calcext:value-type="float">
            <text:p>25.0920709613088</text:p>
          </table:table-cell>
          <table:table-cell table:formula="of:=ROUND([.I243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3]+1" office:value-type="float" office:value="240" calcext:value-type="float">
            <text:p>240</text:p>
          </table:table-cell>
          <table:table-cell table:formula="of:=[.D244]/[.$C$3]*90" office:value-type="float" office:value="84.7058823529412" calcext:value-type="float">
            <text:p>84.7058823529412</text:p>
          </table:table-cell>
          <table:table-cell table:formula="of:=RADIANS([.E244])" office:value-type="float" office:value="1.47839654286579" calcext:value-type="float">
            <text:p>1.47839654286579</text:p>
          </table:table-cell>
          <table:table-cell table:formula="of:=SIN([.$F244])" office:value-type="float" office:value="0.995734176295034" calcext:value-type="float">
            <text:p>0.995734176295034</text:p>
          </table:table-cell>
          <table:table-cell table:formula="of:=COS([.$F244])" office:value-type="float" office:value="0.092268359463302" calcext:value-type="float">
            <text:p>0.092268359463302</text:p>
          </table:table-cell>
          <table:table-cell table:formula="of:=[.G244]*255" office:value-type="float" office:value="253.912214955234" calcext:value-type="float">
            <text:p>253.912214955234</text:p>
          </table:table-cell>
          <table:table-cell table:formula="of:=[.H244]*255" office:value-type="float" office:value="23.528431663142" calcext:value-type="float">
            <text:p>23.528431663142</text:p>
          </table:table-cell>
          <table:table-cell table:formula="of:=ROUND([.I244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4]+1" office:value-type="float" office:value="241" calcext:value-type="float">
            <text:p>241</text:p>
          </table:table-cell>
          <table:table-cell table:formula="of:=[.D245]/[.$C$3]*90" office:value-type="float" office:value="85.0588235294118" calcext:value-type="float">
            <text:p>85.0588235294118</text:p>
          </table:table-cell>
          <table:table-cell table:formula="of:=RADIANS([.E245])" office:value-type="float" office:value="1.48455652846106" calcext:value-type="float">
            <text:p>1.48455652846106</text:p>
          </table:table-cell>
          <table:table-cell table:formula="of:=SIN([.$F245])" office:value-type="float" office:value="0.996283652748429" calcext:value-type="float">
            <text:p>0.996283652748429</text:p>
          </table:table-cell>
          <table:table-cell table:formula="of:=COS([.$F245])" office:value-type="float" office:value="0.086132939496146" calcext:value-type="float">
            <text:p>0.086132939496146</text:p>
          </table:table-cell>
          <table:table-cell table:formula="of:=[.G245]*255" office:value-type="float" office:value="254.052331450849" calcext:value-type="float">
            <text:p>254.052331450849</text:p>
          </table:table-cell>
          <table:table-cell table:formula="of:=[.H245]*255" office:value-type="float" office:value="21.9638995715172" calcext:value-type="float">
            <text:p>21.9638995715172</text:p>
          </table:table-cell>
          <table:table-cell table:formula="of:=ROUND([.I245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5]+1" office:value-type="float" office:value="242" calcext:value-type="float">
            <text:p>242</text:p>
          </table:table-cell>
          <table:table-cell table:formula="of:=[.D246]/[.$C$3]*90" office:value-type="float" office:value="85.4117647058824" calcext:value-type="float">
            <text:p>85.4117647058824</text:p>
          </table:table-cell>
          <table:table-cell table:formula="of:=RADIANS([.E246])" office:value-type="float" office:value="1.49071651405633" calcext:value-type="float">
            <text:p>1.49071651405633</text:p>
          </table:table-cell>
          <table:table-cell table:formula="of:=SIN([.$F246])" office:value-type="float" office:value="0.996795324917199" calcext:value-type="float">
            <text:p>0.996795324917199</text:p>
          </table:table-cell>
          <table:table-cell table:formula="of:=COS([.$F246])" office:value-type="float" office:value="0.0799942511885417" calcext:value-type="float">
            <text:p>0.0799942511885417</text:p>
          </table:table-cell>
          <table:table-cell table:formula="of:=[.G246]*255" office:value-type="float" office:value="254.182807853886" calcext:value-type="float">
            <text:p>254.182807853886</text:p>
          </table:table-cell>
          <table:table-cell table:formula="of:=[.H246]*255" office:value-type="float" office:value="20.3985340530781" calcext:value-type="float">
            <text:p>20.3985340530781</text:p>
          </table:table-cell>
          <table:table-cell table:formula="of:=ROUND([.I246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6]+1" office:value-type="float" office:value="243" calcext:value-type="float">
            <text:p>243</text:p>
          </table:table-cell>
          <table:table-cell table:formula="of:=[.D247]/[.$C$3]*90" office:value-type="float" office:value="85.7647058823529" calcext:value-type="float">
            <text:p>85.7647058823529</text:p>
          </table:table-cell>
          <table:table-cell table:formula="of:=RADIANS([.E247])" office:value-type="float" office:value="1.49687649965161" calcext:value-type="float">
            <text:p>1.49687649965161</text:p>
          </table:table-cell>
          <table:table-cell table:formula="of:=SIN([.$F247])" office:value-type="float" office:value="0.997269173385788" calcext:value-type="float">
            <text:p>0.997269173385788</text:p>
          </table:table-cell>
          <table:table-cell table:formula="of:=COS([.$F247])" office:value-type="float" office:value="0.073852527474874" calcext:value-type="float">
            <text:p>0.073852527474874</text:p>
          </table:table-cell>
          <table:table-cell table:formula="of:=[.G247]*255" office:value-type="float" office:value="254.303639213376" calcext:value-type="float">
            <text:p>254.303639213376</text:p>
          </table:table-cell>
          <table:table-cell table:formula="of:=[.H247]*255" office:value-type="float" office:value="18.8323945060929" calcext:value-type="float">
            <text:p>18.8323945060929</text:p>
          </table:table-cell>
          <table:table-cell table:formula="of:=ROUND([.I247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7]+1" office:value-type="float" office:value="244" calcext:value-type="float">
            <text:p>244</text:p>
          </table:table-cell>
          <table:table-cell table:formula="of:=[.D248]/[.$C$3]*90" office:value-type="float" office:value="86.1176470588235" calcext:value-type="float">
            <text:p>86.1176470588235</text:p>
          </table:table-cell>
          <table:table-cell table:formula="of:=RADIANS([.E248])" office:value-type="float" office:value="1.50303648524688" calcext:value-type="float">
            <text:p>1.50303648524688</text:p>
          </table:table-cell>
          <table:table-cell table:formula="of:=SIN([.$F248])" office:value-type="float" office:value="0.997705180173873" calcext:value-type="float">
            <text:p>0.997705180173873</text:p>
          </table:table-cell>
          <table:table-cell table:formula="of:=COS([.$F248])" office:value-type="float" office:value="0.0677080014047075" calcext:value-type="float">
            <text:p>0.0677080014047075</text:p>
          </table:table-cell>
          <table:table-cell table:formula="of:=[.G248]*255" office:value-type="float" office:value="254.414820944338" calcext:value-type="float">
            <text:p>254.414820944338</text:p>
          </table:table-cell>
          <table:table-cell table:formula="of:=[.H248]*255" office:value-type="float" office:value="17.2655403582004" calcext:value-type="float">
            <text:p>17.2655403582004</text:p>
          </table:table-cell>
          <table:table-cell table:formula="of:=ROUND([.I248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8]+1" office:value-type="float" office:value="245" calcext:value-type="float">
            <text:p>245</text:p>
          </table:table-cell>
          <table:table-cell table:formula="of:=[.D249]/[.$C$3]*90" office:value-type="float" office:value="86.4705882352941" calcext:value-type="float">
            <text:p>86.4705882352941</text:p>
          </table:table-cell>
          <table:table-cell table:formula="of:=RADIANS([.E249])" office:value-type="float" office:value="1.50919647084216" calcext:value-type="float">
            <text:p>1.50919647084216</text:p>
          </table:table-cell>
          <table:table-cell table:formula="of:=SIN([.$F249])" office:value-type="float" office:value="0.998103328737044" calcext:value-type="float">
            <text:p>0.998103328737044</text:p>
          </table:table-cell>
          <table:table-cell table:formula="of:=COS([.$F249])" office:value-type="float" office:value="0.0615609061339429" calcext:value-type="float">
            <text:p>0.0615609061339429</text:p>
          </table:table-cell>
          <table:table-cell table:formula="of:=[.G249]*255" office:value-type="float" office:value="254.516348827946" calcext:value-type="float">
            <text:p>254.516348827946</text:p>
          </table:table-cell>
          <table:table-cell table:formula="of:=[.H249]*255" office:value-type="float" office:value="15.6980310641555" calcext:value-type="float">
            <text:p>15.6980310641555</text:p>
          </table:table-cell>
          <table:table-cell table:formula="of:=ROUND([.I249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9]+1" office:value-type="float" office:value="246" calcext:value-type="float">
            <text:p>246</text:p>
          </table:table-cell>
          <table:table-cell table:formula="of:=[.D250]/[.$C$3]*90" office:value-type="float" office:value="86.8235294117647" calcext:value-type="float">
            <text:p>86.8235294117647</text:p>
          </table:table-cell>
          <table:table-cell table:formula="of:=RADIANS([.E250])" office:value-type="float" office:value="1.51535645643743" calcext:value-type="float">
            <text:p>1.51535645643743</text:p>
          </table:table-cell>
          <table:table-cell table:formula="of:=SIN([.$F250])" office:value-type="float" office:value="0.998463603967434" calcext:value-type="float">
            <text:p>0.998463603967434</text:p>
          </table:table-cell>
          <table:table-cell table:formula="of:=COS([.$F250])" office:value-type="float" office:value="0.0554114749159701" calcext:value-type="float">
            <text:p>0.0554114749159701</text:p>
          </table:table-cell>
          <table:table-cell table:formula="of:=[.G250]*255" office:value-type="float" office:value="254.608219011696" calcext:value-type="float">
            <text:p>254.608219011696</text:p>
          </table:table-cell>
          <table:table-cell table:formula="of:=[.H250]*255" office:value-type="float" office:value="14.1299261035724" calcext:value-type="float">
            <text:p>14.1299261035724</text:p>
          </table:table-cell>
          <table:table-cell table:formula="of:=ROUND([.I250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0]+1" office:value-type="float" office:value="247" calcext:value-type="float">
            <text:p>247</text:p>
          </table:table-cell>
          <table:table-cell table:formula="of:=[.D251]/[.$C$3]*90" office:value-type="float" office:value="87.1764705882353" calcext:value-type="float">
            <text:p>87.1764705882353</text:p>
          </table:table-cell>
          <table:table-cell table:formula="of:=RADIANS([.E251])" office:value-type="float" office:value="1.5215164420327" calcext:value-type="float">
            <text:p>1.5215164420327</text:p>
          </table:table-cell>
          <table:table-cell table:formula="of:=SIN([.$F251])" office:value-type="float" office:value="0.99878599219429" calcext:value-type="float">
            <text:p>0.99878599219429</text:p>
          </table:table-cell>
          <table:table-cell table:formula="of:=COS([.$F251])" office:value-type="float" office:value="0.049259941092817" calcext:value-type="float">
            <text:p>0.049259941092817</text:p>
          </table:table-cell>
          <table:table-cell table:formula="of:=[.G251]*255" office:value-type="float" office:value="254.690428009544" calcext:value-type="float">
            <text:p>254.690428009544</text:p>
          </table:table-cell>
          <table:table-cell table:formula="of:=[.H251]*255" office:value-type="float" office:value="12.5612849786683" calcext:value-type="float">
            <text:p>12.5612849786683</text:p>
          </table:table-cell>
          <table:table-cell table:formula="of:=ROUND([.I251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1]+1" office:value-type="float" office:value="248" calcext:value-type="float">
            <text:p>248</text:p>
          </table:table-cell>
          <table:table-cell table:formula="of:=[.D252]/[.$C$3]*90" office:value-type="float" office:value="87.5294117647059" calcext:value-type="float">
            <text:p>87.5294117647059</text:p>
          </table:table-cell>
          <table:table-cell table:formula="of:=RADIANS([.E252])" office:value-type="float" office:value="1.52767642762798" calcext:value-type="float">
            <text:p>1.52767642762798</text:p>
          </table:table-cell>
          <table:table-cell table:formula="of:=SIN([.$F252])" office:value-type="float" office:value="0.999070481184493" calcext:value-type="float">
            <text:p>0.999070481184493</text:p>
          </table:table-cell>
          <table:table-cell table:formula="of:=COS([.$F252])" office:value-type="float" office:value="0.0431065380862957" calcext:value-type="float">
            <text:p>0.0431065380862957</text:p>
          </table:table-cell>
          <table:table-cell table:formula="of:=[.G252]*255" office:value-type="float" office:value="254.762972702046" calcext:value-type="float">
            <text:p>254.762972702046</text:p>
          </table:table-cell>
          <table:table-cell table:formula="of:=[.H252]*255" office:value-type="float" office:value="10.9921672120054" calcext:value-type="float">
            <text:p>10.9921672120054</text:p>
          </table:table-cell>
          <table:table-cell table:formula="of:=ROUND([.I252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2]+1" office:value-type="float" office:value="249" calcext:value-type="float">
            <text:p>249</text:p>
          </table:table-cell>
          <table:table-cell table:formula="of:=[.D253]/[.$C$3]*90" office:value-type="float" office:value="87.8823529411765" calcext:value-type="float">
            <text:p>87.8823529411765</text:p>
          </table:table-cell>
          <table:table-cell table:formula="of:=RADIANS([.E253])" office:value-type="float" office:value="1.53383641322325" calcext:value-type="float">
            <text:p>1.53383641322325</text:p>
          </table:table-cell>
          <table:table-cell table:formula="of:=SIN([.$F253])" office:value-type="float" office:value="0.999317060143023" calcext:value-type="float">
            <text:p>0.999317060143023</text:p>
          </table:table-cell>
          <table:table-cell table:formula="of:=COS([.$F253])" office:value-type="float" office:value="0.0369514993891451" calcext:value-type="float">
            <text:p>0.0369514993891451</text:p>
          </table:table-cell>
          <table:table-cell table:formula="of:=[.G253]*255" office:value-type="float" office:value="254.825850336471" calcext:value-type="float">
            <text:p>254.825850336471</text:p>
          </table:table-cell>
          <table:table-cell table:formula="of:=[.H253]*255" office:value-type="float" office:value="9.42263234423199" calcext:value-type="float">
            <text:p>9.42263234423199</text:p>
          </table:table-cell>
          <table:table-cell table:formula="of:=ROUND([.I253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3]+1" office:value-type="float" office:value="250" calcext:value-type="float">
            <text:p>250</text:p>
          </table:table-cell>
          <table:table-cell table:formula="of:=[.D254]/[.$C$3]*90" office:value-type="float" office:value="88.2352941176471" calcext:value-type="float">
            <text:p>88.2352941176471</text:p>
          </table:table-cell>
          <table:table-cell table:formula="of:=RADIANS([.E254])" office:value-type="float" office:value="1.53999639881853" calcext:value-type="float">
            <text:p>1.53999639881853</text:p>
          </table:table-cell>
          <table:table-cell table:formula="of:=SIN([.$F254])" office:value-type="float" office:value="0.999525719713366" calcext:value-type="float">
            <text:p>0.999525719713366</text:p>
          </table:table-cell>
          <table:table-cell table:formula="of:=COS([.$F254])" office:value-type="float" office:value="0.0307950585561705" calcext:value-type="float">
            <text:p>0.0307950585561705</text:p>
          </table:table-cell>
          <table:table-cell table:formula="of:=[.G254]*255" office:value-type="float" office:value="254.879058526908" calcext:value-type="float">
            <text:p>254.879058526908</text:p>
          </table:table-cell>
          <table:table-cell table:formula="of:=[.H254]*255" office:value-type="float" office:value="7.85273993182349" calcext:value-type="float">
            <text:p>7.85273993182349</text:p>
          </table:table-cell>
          <table:table-cell table:formula="of:=ROUND([.I254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4]+1" office:value-type="float" office:value="251" calcext:value-type="float">
            <text:p>251</text:p>
          </table:table-cell>
          <table:table-cell table:formula="of:=[.D255]/[.$C$3]*90" office:value-type="float" office:value="88.5882352941176" calcext:value-type="float">
            <text:p>88.5882352941176</text:p>
          </table:table-cell>
          <table:table-cell table:formula="of:=RADIANS([.E255])" office:value-type="float" office:value="1.5461563844138" calcext:value-type="float">
            <text:p>1.5461563844138</text:p>
          </table:table-cell>
          <table:table-cell table:formula="of:=SIN([.$F255])" office:value-type="float" office:value="0.999696451977872" calcext:value-type="float">
            <text:p>0.999696451977872</text:p>
          </table:table-cell>
          <table:table-cell table:formula="of:=COS([.$F255])" office:value-type="float" office:value="0.0246374491953822" calcext:value-type="float">
            <text:p>0.0246374491953822</text:p>
          </table:table-cell>
          <table:table-cell table:formula="of:=[.G255]*255" office:value-type="float" office:value="254.922595254357" calcext:value-type="float">
            <text:p>254.922595254357</text:p>
          </table:table-cell>
          <table:table-cell table:formula="of:=[.H255]*255" office:value-type="float" office:value="6.28254954482246" calcext:value-type="float">
            <text:p>6.28254954482246</text:p>
          </table:table-cell>
          <table:table-cell table:formula="of:=ROUND([.I255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5]+1" office:value-type="float" office:value="252" calcext:value-type="float">
            <text:p>252</text:p>
          </table:table-cell>
          <table:table-cell table:formula="of:=[.D256]/[.$C$3]*90" office:value-type="float" office:value="88.9411764705882" calcext:value-type="float">
            <text:p>88.9411764705882</text:p>
          </table:table-cell>
          <table:table-cell table:formula="of:=RADIANS([.E256])" office:value-type="float" office:value="1.55231637000907" calcext:value-type="float">
            <text:p>1.55231637000907</text:p>
          </table:table-cell>
          <table:table-cell table:formula="of:=SIN([.$F256])" office:value-type="float" office:value="0.999829250458053" calcext:value-type="float">
            <text:p>0.999829250458053</text:p>
          </table:table-cell>
          <table:table-cell table:formula="of:=COS([.$F256])" office:value-type="float" office:value="0.0184789049591301" calcext:value-type="float">
            <text:p>0.0184789049591301</text:p>
          </table:table-cell>
          <table:table-cell table:formula="of:=[.G256]*255" office:value-type="float" office:value="254.956458866803" calcext:value-type="float">
            <text:p>254.956458866803</text:p>
          </table:table-cell>
          <table:table-cell table:formula="of:=[.H256]*255" office:value-type="float" office:value="4.71212076457819" calcext:value-type="float">
            <text:p>4.71212076457819</text:p>
          </table:table-cell>
          <table:table-cell table:formula="of:=ROUND([.I256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6]+1" office:value-type="float" office:value="253" calcext:value-type="float">
            <text:p>253</text:p>
          </table:table-cell>
          <table:table-cell table:formula="of:=[.D257]/[.$C$3]*90" office:value-type="float" office:value="89.2941176470588" calcext:value-type="float">
            <text:p>89.2941176470588</text:p>
          </table:table-cell>
          <table:table-cell table:formula="of:=RADIANS([.E257])" office:value-type="float" office:value="1.55847635560435" calcext:value-type="float">
            <text:p>1.55847635560435</text:p>
          </table:table-cell>
          <table:table-cell table:formula="of:=SIN([.$F257])" office:value-type="float" office:value="0.999924110114831" calcext:value-type="float">
            <text:p>0.999924110114831</text:p>
          </table:table-cell>
          <table:table-cell table:formula="of:=COS([.$F257])" office:value-type="float" office:value="0.0123196595352385" calcext:value-type="float">
            <text:p>0.0123196595352385</text:p>
          </table:table-cell>
          <table:table-cell table:formula="of:=[.G257]*255" office:value-type="float" office:value="254.980648079282" calcext:value-type="float">
            <text:p>254.980648079282</text:p>
          </table:table-cell>
          <table:table-cell table:formula="of:=[.H257]*255" office:value-type="float" office:value="3.14151318148581" calcext:value-type="float">
            <text:p>3.14151318148581</text:p>
          </table:table-cell>
          <table:table-cell table:formula="of:=ROUND([.I257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7]+1" office:value-type="float" office:value="254" calcext:value-type="float">
            <text:p>254</text:p>
          </table:table-cell>
          <table:table-cell table:formula="of:=[.D258]/[.$C$3]*90" office:value-type="float" office:value="89.6470588235294" calcext:value-type="float">
            <text:p>89.6470588235294</text:p>
          </table:table-cell>
          <table:table-cell table:formula="of:=RADIANS([.E258])" office:value-type="float" office:value="1.56463634119962" calcext:value-type="float">
            <text:p>1.56463634119962</text:p>
          </table:table-cell>
          <table:table-cell table:formula="of:=SIN([.$F258])" office:value-type="float" office:value="0.999981027348727" calcext:value-type="float">
            <text:p>0.999981027348727</text:p>
          </table:table-cell>
          <table:table-cell table:formula="of:=COS([.$F258])" office:value-type="float" office:value="0.00615994663813847" calcext:value-type="float">
            <text:p>0.00615994663813847</text:p>
          </table:table-cell>
          <table:table-cell table:formula="of:=[.G258]*255" office:value-type="float" office:value="254.995161973925" calcext:value-type="float">
            <text:p>254.995161973925</text:p>
          </table:table-cell>
          <table:table-cell table:formula="of:=[.H258]*255" office:value-type="float" office:value="1.57078639272531" calcext:value-type="float">
            <text:p>1.57078639272531</text:p>
          </table:table-cell>
          <table:table-cell table:formula="of:=ROUND([.I258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8]+1" office:value-type="float" office:value="255" calcext:value-type="float">
            <text:p>255</text:p>
          </table:table-cell>
          <table:table-cell table:formula="of:=[.D259]/[.$C$3]*90" office:value-type="float" office:value="90" calcext:value-type="float">
            <text:p>90</text:p>
          </table:table-cell>
          <table:table-cell table:formula="of:=RADIANS([.E259])" office:value-type="float" office:value="1.5707963267949" calcext:value-type="float">
            <text:p>1.5707963267949</text:p>
          </table:table-cell>
          <table:table-cell table:formula="of:=SIN([.$F259])" office:value-type="float" office:value="1" calcext:value-type="float">
            <text:p>1</text:p>
          </table:table-cell>
          <table:table-cell table:formula="of:=COS([.$F259])" office:value-type="float" office:value="6.12323399573677E-017" calcext:value-type="float">
            <text:p>6.12323399573677E-17</text:p>
          </table:table-cell>
          <table:table-cell table:formula="of:=[.G259]*255" office:value-type="float" office:value="255" calcext:value-type="float">
            <text:p>255</text:p>
          </table:table-cell>
          <table:table-cell table:formula="of:=[.H259]*255" office:value-type="float" office:value="0.00000000000001561425" calcext:value-type="float">
            <text:p>1.56142466891288E-14</text:p>
          </table:table-cell>
          <table:table-cell table:formula="of:=ROUND([.I259];0)" office:value-type="float" office:value="255" calcext:value-type="float">
            <text:p>255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2" table:default-cell-style-name="Default"/>
        <table:table-column table:style-name="co2" table:number-columns-repeated="16" table:default-cell-style-name="ce1"/>
        <table:table-row table:style-name="ro1">
          <table:table-cell table:number-columns-repeated="7"/>
          <table:table-cell office:value-type="string" calcext:value-type="string">
            <text:p>Bit Length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ecimal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BITLSHIFT([.C4];[.H2])" office:value-type="float" office:value="256000" calcext:value-type="float">
            <text:p>256000</text:p>
          </table:table-cell>
          <table:table-cell table:formula="of:=DEC2HEX([.D4])" office:value-type="string" office:string-value="3E800" calcext:value-type="string">
            <text:p>3E800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0.638246216921715" calcext:value-type="float">
            <text:p>0.638246216921715</text:p>
          </table:table-cell>
          <table:table-cell table:formula="of:=2^[.H2]*[.C5]" office:value-type="float" office:value="163.391031531959" calcext:value-type="float">
            <text:p>163.391031531959</text:p>
          </table:table-cell>
          <table:table-cell table:formula="of:=DEC2HEX([.D5])" office:value-type="string" office:string-value="A3" calcext:value-type="string">
            <text:p>A3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4]*[.C5]" office:value-type="float" office:value="638.246216921715" calcext:value-type="float">
            <text:p>638.246216921715</text:p>
          </table:table-cell>
          <table:table-cell table:formula="of:=[.D4]*[.D5]" office:value-type="float" office:value="41828104.0721815" calcext:value-type="float">
            <text:p>41828104.0721815</text:p>
          </table:table-cell>
          <table:table-cell table:formula="of:=DEC2HEX([.D6])" office:value-type="string" office:string-value="27E3F08" calcext:value-type="string">
            <text:p>27E3F0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BITRSHIFT([.D6];[.H2]*2)" office:value-type="float" office:value="638" calcext:value-type="float">
            <text:p>638</text:p>
          </table:table-cell>
          <table:table-cell table:formula="of:=DEC2HEX([.D7])" office:value-type="string" office:string-value="27E" calcext:value-type="string">
            <text:p>27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formula="of:=[.M7]-1" office:value-type="float" office:value="14" calcext:value-type="float">
            <text:p>14</text:p>
          </table:table-cell>
          <table:table-cell table:formula="of:=[.N7]-1" office:value-type="float" office:value="13" calcext:value-type="float">
            <text:p>13</text:p>
          </table:table-cell>
          <table:table-cell table:formula="of:=[.O7]-1" office:value-type="float" office:value="12" calcext:value-type="float">
            <text:p>12</text:p>
          </table:table-cell>
          <table:table-cell table:formula="of:=[.P7]-1" office:value-type="float" office:value="11" calcext:value-type="float">
            <text:p>11</text:p>
          </table:table-cell>
          <table:table-cell table:formula="of:=[.Q7]-1" office:value-type="float" office:value="10" calcext:value-type="float">
            <text:p>10</text:p>
          </table:table-cell>
          <table:table-cell table:formula="of:=[.R7]-1" office:value-type="float" office:value="9" calcext:value-type="float">
            <text:p>9</text:p>
          </table:table-cell>
          <table:table-cell table:formula="of:=[.S7]-1" office:value-type="float" office:value="8" calcext:value-type="float">
            <text:p>8</text:p>
          </table:table-cell>
          <table:table-cell table:formula="of:=[.T7]-1" office:value-type="float" office:value="7" calcext:value-type="float">
            <text:p>7</text:p>
          </table:table-cell>
          <table:table-cell table:formula="of:=[.U7]-1" office:value-type="float" office:value="6" calcext:value-type="float">
            <text:p>6</text:p>
          </table:table-cell>
          <table:table-cell table:formula="of:=[.V7]-1" office:value-type="float" office:value="5" calcext:value-type="float">
            <text:p>5</text:p>
          </table:table-cell>
          <table:table-cell table:formula="of:=[.W7]-1" office:value-type="float" office:value="4" calcext:value-type="float">
            <text:p>4</text:p>
          </table:table-cell>
          <table:table-cell table:formula="of:=[.X7]-1" office:value-type="float" office:value="3" calcext:value-type="float">
            <text:p>3</text:p>
          </table:table-cell>
          <table:table-cell table:formula="of:=[.Y7]-1" office:value-type="float" office:value="2" calcext:value-type="float">
            <text:p>2</text:p>
          </table:table-cell>
          <table:table-cell table:formula="of:=[.Z7]-1" office:value-type="float" office:value="1" calcext:value-type="float">
            <text:p>1</text:p>
          </table:table-cell>
          <table:table-cell table:formula="of:=[.AA7]-1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/>
          <table:table-cell table:formula="of:=[.$K$8]" office:value-type="float" office:value="8" calcext:value-type="float">
            <text:p>8</text:p>
          </table:table-cell>
          <table:table-cell table:formula="of:=[.M8]-1" office:value-type="float" office:value="7" calcext:value-type="float">
            <text:p>7</text:p>
          </table:table-cell>
          <table:table-cell table:formula="of:=[.N8]-1" office:value-type="float" office:value="6" calcext:value-type="float">
            <text:p>6</text:p>
          </table:table-cell>
          <table:table-cell table:formula="of:=[.O8]-1" office:value-type="float" office:value="5" calcext:value-type="float">
            <text:p>5</text:p>
          </table:table-cell>
          <table:table-cell table:formula="of:=[.P8]-1" office:value-type="float" office:value="4" calcext:value-type="float">
            <text:p>4</text:p>
          </table:table-cell>
          <table:table-cell table:formula="of:=[.Q8]-1" office:value-type="float" office:value="3" calcext:value-type="float">
            <text:p>3</text:p>
          </table:table-cell>
          <table:table-cell table:formula="of:=[.R8]-1" office:value-type="float" office:value="2" calcext:value-type="float">
            <text:p>2</text:p>
          </table:table-cell>
          <table:table-cell table:formula="of:=[.S8]-1" office:value-type="float" office:value="1" calcext:value-type="float">
            <text:p>1</text:p>
          </table:table-cell>
          <table:table-cell table:formula="of:=[.T8]-1" office:value-type="float" office:value="0" calcext:value-type="float">
            <text:p>0</text:p>
          </table:table-cell>
          <table:table-cell table:formula="of:=[.U8]-1" office:value-type="float" office:value="-1" calcext:value-type="float">
            <text:p>-1</text:p>
          </table:table-cell>
          <table:table-cell table:formula="of:=[.V8]-1" office:value-type="float" office:value="-2" calcext:value-type="float">
            <text:p>-2</text:p>
          </table:table-cell>
          <table:table-cell table:formula="of:=[.W8]-1" office:value-type="float" office:value="-3" calcext:value-type="float">
            <text:p>-3</text:p>
          </table:table-cell>
          <table:table-cell table:formula="of:=[.X8]-1" office:value-type="float" office:value="-4" calcext:value-type="float">
            <text:p>-4</text:p>
          </table:table-cell>
          <table:table-cell table:formula="of:=[.Y8]-1" office:value-type="float" office:value="-5" calcext:value-type="float">
            <text:p>-5</text:p>
          </table:table-cell>
          <table:table-cell table:formula="of:=[.Z8]-1" office:value-type="float" office:value="-6" calcext:value-type="float">
            <text:p>-6</text:p>
          </table:table-cell>
          <table:table-cell table:formula="of:=[.AA8]-1" office:value-type="float" office:value="-7" calcext:value-type="float">
            <text:p>-7</text:p>
          </table:table-cell>
        </table:table-row>
        <table:table-row table:style-name="ro1">
          <table:table-cell table:number-columns-repeated="11"/>
          <table:table-cell table:formula="of:=SUM([.M9:.AB9])" office:value-type="float" office:value="1" calcext:value-type="float">
            <text:p>1</text:p>
          </table:table-cell>
          <table:table-cell table:formula="of:=2^[.M8]*[.M10]" office:value-type="float" office:value="0" calcext:value-type="float">
            <text:p>0</text:p>
          </table:table-cell>
          <table:table-cell table:formula="of:=2^[.N8]*[.N10]" office:value-type="float" office:value="0" calcext:value-type="float">
            <text:p>0</text:p>
          </table:table-cell>
          <table:table-cell table:formula="of:=2^[.O8]*[.O10]" office:value-type="float" office:value="0" calcext:value-type="float">
            <text:p>0</text:p>
          </table:table-cell>
          <table:table-cell table:formula="of:=2^[.P8]*[.P10]" office:value-type="float" office:value="0" calcext:value-type="float">
            <text:p>0</text:p>
          </table:table-cell>
          <table:table-cell table:formula="of:=2^[.Q8]*[.Q10]" office:value-type="float" office:value="0" calcext:value-type="float">
            <text:p>0</text:p>
          </table:table-cell>
          <table:table-cell table:formula="of:=2^[.R8]*[.R10]" office:value-type="float" office:value="0" calcext:value-type="float">
            <text:p>0</text:p>
          </table:table-cell>
          <table:table-cell table:formula="of:=2^[.S8]*[.S10]" office:value-type="float" office:value="0" calcext:value-type="float">
            <text:p>0</text:p>
          </table:table-cell>
          <table:table-cell table:formula="of:=2^[.T8]*[.T10]" office:value-type="float" office:value="0" calcext:value-type="float">
            <text:p>0</text:p>
          </table:table-cell>
          <table:table-cell table:formula="of:=2^[.U8]*[.U10]" office:value-type="float" office:value="1" calcext:value-type="float">
            <text:p>1</text:p>
          </table:table-cell>
          <table:table-cell table:formula="of:=2^[.V8]*[.V10]" office:value-type="float" office:value="0" calcext:value-type="float">
            <text:p>0</text:p>
          </table:table-cell>
          <table:table-cell table:formula="of:=2^[.W8]*[.W10]" office:value-type="float" office:value="0" calcext:value-type="float">
            <text:p>0</text:p>
          </table:table-cell>
          <table:table-cell table:formula="of:=2^[.X8]*[.X10]" office:value-type="float" office:value="0" calcext:value-type="float">
            <text:p>0</text:p>
          </table:table-cell>
          <table:table-cell table:formula="of:=2^[.Y8]*[.Y10]" office:value-type="float" office:value="0" calcext:value-type="float">
            <text:p>0</text:p>
          </table:table-cell>
          <table:table-cell table:formula="of:=2^[.Z8]*[.Z10]" office:value-type="float" office:value="0" calcext:value-type="float">
            <text:p>0</text:p>
          </table:table-cell>
          <table:table-cell table:formula="of:=2^[.AA8]*[.AA10]" office:value-type="float" office:value="0" calcext:value-type="float">
            <text:p>0</text:p>
          </table:table-cell>
          <table:table-cell table:formula="of:=2^[.AB8]*[.AB10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 table:number-rows-repeated="1048565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2:35:34.256185266</meta:creation-date>
    <dc:date>2023-08-11T12:02:54.572066462</dc:date>
    <meta:editing-duration>PT28M29S</meta:editing-duration>
    <meta:editing-cycles>6</meta:editing-cycles>
    <meta:generator>LibreOffice/7.3.7.2$Linux_X86_64 LibreOffice_project/30$Build-2</meta:generator>
    <meta:document-statistic meta:table-count="2" meta:cell-count="21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4.201cm" style:legend-expansion="high" chart:style-name="ch2"/>
        <chart:plot-area chart:style-name="ch3" table:cell-range-address="Sheet1.I5:Sheet1.I259" svg:x="0.32cm" svg:y="0.18cm" svg:width="12.64cm" svg:height="8.64cm">
          <chart:coordinate-region svg:x="1.127cm" svg:y="0.379cm" svg:width="11.833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5:Sheet1.I259" chart:class="chart:line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7078639272536">
                <text:p>1.57078639272536</text:p>
                <draw:g>
                  <svg:desc>Sheet1.I5:Sheet1.I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415131814858">
                <text:p>3.1415131814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1212076457813">
                <text:p>4.71212076457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825495448224">
                <text:p>6.2825495448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5273993182344">
                <text:p>7.85273993182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42263234423195">
                <text:p>9.42263234423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9921672120054">
                <text:p>10.9921672120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612849786683">
                <text:p>12.5612849786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299261035723">
                <text:p>14.1299261035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6980310641554">
                <text:p>15.6980310641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2655403582004">
                <text:p>17.2655403582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8323945060929">
                <text:p>18.8323945060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3985340530781">
                <text:p>20.3985340530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9638995715172">
                <text:p>21.9638995715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528431663142">
                <text:p>23.528431663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0920709613089">
                <text:p>25.09207096130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6547581332516">
                <text:p>26.65475813325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2164338823327">
                <text:p>28.2164338823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7770389502934">
                <text:p>29.7770389502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3365141195021">
                <text:p>31.3365141195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8948002152018">
                <text:p>32.8948002152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4518381077552">
                <text:p>34.45183810775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0075687148883">
                <text:p>36.0075687148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5619330039326">
                <text:p>37.5619330039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1148719940648">
                <text:p>39.11487199406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6663267585451">
                <text:p>40.6663267585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2162384269531">
                <text:p>42.21623842695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7645481874217">
                <text:p>43.7645481874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3111972888685">
                <text:p>45.31119728886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8561270432254">
                <text:p>46.8561270432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3992788276656">
                <text:p>48.3992788276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9405940868276">
                <text:p>49.9405940868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.4800143350376">
                <text:p>51.48001433503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0174811585286">
                <text:p>53.0174811585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.5529362176569">
                <text:p>54.5529362176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0863212491155">
                <text:p>56.0863212491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6175780681457">
                <text:p>57.61757806814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146648570744">
                <text:p>59.146648570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6734747358678">
                <text:p>60.6734747358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.1979986276362">
                <text:p>62.19799862763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7201623975289">
                <text:p>63.7201623975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.2399082865811">
                <text:p>65.23990828658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.7571786275753">
                <text:p>66.75717862757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2719158472293">
                <text:p>68.2719158472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7840624683811">
                <text:p>69.78406246838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2935611121697">
                <text:p>71.2935611121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8003545002122">
                <text:p>72.8003545002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.3043854567778">
                <text:p>74.30438545677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.8055969109567">
                <text:p>75.8055969109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.3039318988261">
                <text:p>77.3039318988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7993335656116">
                <text:p>78.7993335656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.2917451678445">
                <text:p>80.2917451678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.7811100755151">
                <text:p>81.7811100755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.2673717742212">
                <text:p>83.2673717742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.7504738673132">
                <text:p>84.7504738673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.2303600780334">
                <text:p>86.2303600780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.7069742516517">
                <text:p>87.7069742516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.1802603575966">
                <text:p>89.1802603575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.6501624915811">
                <text:p>90.6501624915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.116624877724">
                <text:p>92.116624877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5795918706664">
                <text:p>93.57959187066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.0390079576831">
                <text:p>95.0390079576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4948177607891">
                <text:p>96.4948177607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7.9469660388411">
                <text:p>97.9469660388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.3953976896332">
                <text:p>99.395397689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.840057751988">
                <text:p>100.840057751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.280891407843">
                <text:p>102.2808914078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.717843984329">
                <text:p>103.7178439843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.150860955845">
                <text:p>105.150860955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57988794613">
                <text:p>106.579887946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.004870730321">
                <text:p>108.004870730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9.425755237015">
                <text:p>109.425755237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.842487550321">
                <text:p>110.842487550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.255013911902">
                <text:p>112.2550139119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.663280723017">
                <text:p>113.663280723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.067234546557">
                <text:p>115.067234546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.466822109069">
                <text:p>116.4668221090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.86199030278">
                <text:p>117.861990302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.25268618761">
                <text:p>119.252686187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0.638856993183">
                <text:p>120.638856993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2.020450120828">
                <text:p>122.0204501208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397413145577">
                <text:p>123.3974131455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4.769693818151">
                <text:p>124.7696938181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.137240066944">
                <text:p>126.1372400669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.857921906982">
                <text:p>128.8579219069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0.210954261131">
                <text:p>130.2109542611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.559045721227">
                <text:p>131.559045721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.902145133529">
                <text:p>132.902145133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.240201533726">
                <text:p>134.2402015337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.573164148861">
                <text:p>135.5731641488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.900982399266">
                <text:p>136.9009823992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.223605900475">
                <text:p>138.2236059004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.540984465138">
                <text:p>139.540984465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.853068104929">
                <text:p>140.8530681049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.159807032436">
                <text:p>142.159807032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3.461151663055">
                <text:p>143.461151663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4.757052616871">
                <text:p>144.757052616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6.047460720529">
                <text:p>146.047460720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.332327009104">
                <text:p>147.332327009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8.611602727956">
                <text:p>148.6116027279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.885239334581">
                <text:p>149.8852393345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1.153188500452">
                <text:p>151.1531885004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2.415402112854">
                <text:p>152.4154021128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3.67183227671">
                <text:p>153.671832276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.922431316398">
                <text:p>154.9224313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6.167151777559">
                <text:p>156.1671517775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7.405946428897">
                <text:p>157.4059464288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8.638768263976">
                <text:p>158.6387682639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9.865570502997">
                <text:p>159.8655705029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1.086306594579">
                <text:p>161.0863065945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2.300930217521">
                <text:p>162.3009302175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3.509395282562">
                <text:p>163.5093952825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4.711655934131">
                <text:p>164.711655934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5.907666552082">
                <text:p>165.9076665520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.097381753431">
                <text:p>167.0973817534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.280756394074">
                <text:p>168.2807563940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9.457745570504">
                <text:p>169.457745570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.628304621509">
                <text:p>170.628304621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1.792389129872">
                <text:p>171.7923891298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2.949954924055">
                <text:p>172.9499549240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4.100958079872">
                <text:p>174.1009580798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5.245354922162">
                <text:p>175.2453549221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6.383102026439">
                <text:p>176.383102026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7.514156220546">
                <text:p>177.5141562205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8.638474586289">
                <text:p>178.6384745862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9.756014461068">
                <text:p>179.7560144610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0.866733439493">
                <text:p>180.8667334394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1.970589374997">
                <text:p>181.9705893749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3.067540381433">
                <text:p>183.0675403814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4.157544834662">
                <text:p>184.1575448346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5.240561374137">
                <text:p>185.2405613741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6.316548904467">
                <text:p>186.3165489044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7.385466596979">
                <text:p>187.3854665969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8.447273891268">
                <text:p>188.4472738912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.501930496736">
                <text:p>189.5019304967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0.549396394117">
                <text:p>190.549396394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1.589631837003">
                <text:p>191.5896318370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2.622597353343">
                <text:p>192.6225973533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3.64825374695">
                <text:p>193.648253746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4.666562098981">
                <text:p>194.6665620989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.677483769418">
                <text:p>195.6774837694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6.680980398531">
                <text:p>196.6809803985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7.677013908338">
                <text:p>197.6770139083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8.665546504046">
                <text:p>198.6655465040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9.646540675486">
                <text:p>199.646540675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.619959198538">
                <text:p>200.6199591985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1.585765136542">
                <text:p>201.5857651365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2.543921841698">
                <text:p>202.5439218416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.494392956461">
                <text:p>203.4943929564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4.437142414917">
                <text:p>204.4371424149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5.372134444152">
                <text:p>205.3721344441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6.299333565612">
                <text:p>206.2993335656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7.218704596444">
                <text:p>207.2187045964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8.130212650836">
                <text:p>208.130212650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9.033823141341">
                <text:p>209.0338231413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9.929501780185">
                <text:p>209.9295017801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0.81721458057">
                <text:p>210.817214580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1.696927857965">
                <text:p>211.6969278579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2.568608231385">
                <text:p>212.5686082313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3.432222624654">
                <text:p>213.4322226246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4.287738267663">
                <text:p>214.2877382676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5.13512269761">
                <text:p>215.13512269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5.974343760239">
                <text:p>215.9743437602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6.805369611052">
                <text:p>216.8053696110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7.628168716521">
                <text:p>217.6281687165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8.442709855285">
                <text:p>218.4427098552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9.248962119335">
                <text:p>219.2489621193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0.046894915184">
                <text:p>220.0468949151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0.836477965032">
                <text:p>220.8364779650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1.61768130791">
                <text:p>221.617681307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2.390475300821">
                <text:p>222.3904753008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3.154830619863">
                <text:p>223.1548306198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3.910718261343">
                <text:p>223.9107182613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4.658109542875">
                <text:p>224.658109542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5.396976104471">
                <text:p>225.3969761044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6.127289909616">
                <text:p>226.127289909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6.849023246331">
                <text:p>226.8490232463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7.562148728227">
                <text:p>227.5621487282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8.266639295541">
                <text:p>228.2666392955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8.962468216166">
                <text:p>228.9624682161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9.649609086663">
                <text:p>229.6496090866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0.328035833263">
                <text:p>230.3280358332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0.997722712859">
                <text:p>230.9977227128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1.658644313979">
                <text:p>231.658644313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2.310775557752">
                <text:p>232.3107755577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2.954091698863">
                <text:p>232.9540916988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3.588568326485">
                <text:p>233.5885683264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4.21418136521">
                <text:p>234.214181365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4.830907075963">
                <text:p>234.830907075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5.4387220569">
                <text:p>235.43872205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6.037603244297">
                <text:p>236.0376032442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6.627527913426">
                <text:p>236.6275279134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7.208473679419">
                <text:p>237.2084736794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7.780418498111">
                <text:p>237.7804184981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8.343340666883">
                <text:p>238.3433406668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8.897218825484">
                <text:p>238.8972188254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9.442031956839">
                <text:p>239.4420319568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9.97775938785">
                <text:p>239.977759387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0.504380790176">
                <text:p>240.504380790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1.021876181009">
                <text:p>241.0218761810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1.53022592383">
                <text:p>241.530225923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2.029410729155">
                <text:p>242.0294107291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2.519411655264">
                <text:p>242.5194116552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3.000210108925">
                <text:p>243.0002101089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3.471787846094">
                <text:p>243.4717878460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3.934126972612">
                <text:p>243.9341269726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4.387209944881">
                <text:p>244.3872099448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4.83101957053">
                <text:p>244.831019570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5.265539009069">
                <text:p>245.2655390090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5.690751772526">
                <text:p>245.6907517725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6.106641726074">
                <text:p>246.1066417260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6.513193088643">
                <text:p>246.5131930886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6.910390433519">
                <text:p>246.9103904335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7.298218688927">
                <text:p>247.2982186889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7.676663138609">
                <text:p>247.6766631386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8.045709422374">
                <text:p>248.0457094223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8.40534353665">
                <text:p>248.40534353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8.755551835011">
                <text:p>248.755551835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.096321028698">
                <text:p>249.0963210286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9.42763818712">
                <text:p>249.427638187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9.749490738348">
                <text:p>249.7494907383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0.061866469589">
                <text:p>250.0618664695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0.364753527652">
                <text:p>250.3647535276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0.658140419395">
                <text:p>250.658140419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0.942016012164">
                <text:p>250.9420160121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1.216369534214">
                <text:p>251.2163695342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1.481190575118">
                <text:p>251.4811905751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1.73646908616">
                <text:p>251.736469086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1.982195380721">
                <text:p>251.9821953807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2.218360134642">
                <text:p>252.2183601346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2.44495438658">
                <text:p>252.444954386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2.661969538348">
                <text:p>252.6619695383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2.869397355239">
                <text:p>252.8693973552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3.067229966344">
                <text:p>253.0672299663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3.255459864842">
                <text:p>253.2554598648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3.434079908295">
                <text:p>253.4340799082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3.60308331891">
                <text:p>253.603083318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3.762463683801">
                <text:p>253.7624636838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3.912214955234">
                <text:p>253.9122149552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4.052331450849">
                <text:p>254.0523314508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4.182807853886">
                <text:p>254.1828078538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4.303639213376">
                <text:p>254.3036392133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4.414820944338">
                <text:p>254.4148209443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4.516348827946">
                <text:p>254.5163488279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4.608219011696">
                <text:p>254.6082190116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4.690428009544">
                <text:p>254.6904280095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4.762972702046">
                <text:p>254.7629727020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4.825850336471">
                <text:p>254.8258503364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4.879058526908">
                <text:p>254.8790585269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4.922595254357">
                <text:p>254.9225952543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.956458866803">
                <text:p>254.9564588668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.980648079282">
                <text:p>254.980648079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.995161973925">
                <text:p>254.9951619739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K5:Sheet1.K259" svg:x="0.32cm" svg:y="0.18cm" svg:width="12.508cm" svg:height="8.64cm">
          <chart:coordinate-region svg:x="1.127cm" svg:y="0.379cm" svg:width="11.701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5:Sheet1.K259" chart:class="chart:line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5:Sheet1.K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